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1in" fo:margin-right="0in" fo:text-indent="0in" style:auto-text-indent="false"/>
    </style:style>
    <style:style style:name="P195" style:family="paragraph" style:parent-style-name="Standard">
      <style:text-properties style:font-name="Times New Roman" fo:font-size="12pt" style:font-size-asian="12pt" style:font-size-complex="12pt"/>
    </style:style>
    <style:style style:name="P19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7" style:family="paragraph" style:parent-style-name="Standard">
      <style:text-properties style:font-name="Times New Roman" fo:font-size="12pt" fo:font-weight="normal" style:font-size-asian="12pt" style:font-size-complex="12pt"/>
    </style:style>
    <style:style style:name="P198" style:family="paragraph" style:parent-style-name="Standard">
      <style:text-properties style:font-name="Times New Roman" style:language-asian="zh" style:country-asian="CN" style:font-name-complex="Times New Roman"/>
    </style:style>
    <style:style style:name="P199" style:family="paragraph" style:parent-style-name="Standard">
      <style:text-properties style:font-name="Times New Roman" fo:font-weight="normal" style:font-weight-asian="bold" style:font-weight-complex="bold"/>
    </style:style>
    <style:style style:name="P200"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1" style:family="paragraph" style:parent-style-name="Standard">
      <style:text-properties style:font-name="Times New Roman" style:font-name-complex="Times New Roman"/>
    </style:style>
    <style:style style:name="P202" style:family="paragraph" style:parent-style-name="Standard">
      <style:text-properties style:font-name="Times New Roman" fo:font-style="normal" style:font-style-asian="italic" style:font-name-complex="Times New Roman" style:font-style-complex="italic"/>
    </style:style>
    <style:style style:name="P203" style:family="paragraph" style:parent-style-name="Standard">
      <style:text-properties fo:color="#000000"/>
    </style:style>
    <style:style style:name="P204" style:family="paragraph" style:parent-style-name="Standard">
      <style:text-properties fo:color="#000000" style:font-name="Times New Roman" fo:font-size="12pt" style:font-name-asian="Helv1" style:font-size-asian="12pt" style:font-name-complex="Helv1" style:font-size-complex="12pt"/>
    </style:style>
    <style:style style:name="P205"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Standard">
      <style:text-properties fo:color="#000000" style:font-name="Times New Roman" fo:font-size="12pt" fo:font-weight="normal" style:font-name-asian="Helv1" style:font-size-asian="12pt" style:font-name-complex="Helv1" style:font-size-complex="12pt"/>
    </style:style>
    <style:style style:name="P207" style:family="paragraph" style:parent-style-name="Standard">
      <style:text-properties fo:color="#000000" fo:font-weight="bold" style:font-weight-asian="bold" style:font-weight-complex="bold"/>
    </style:style>
    <style:style style:name="P208" style:family="paragraph" style:parent-style-name="Standard">
      <style:text-properties fo:color="#000000" style:font-name="Helv" fo:font-size="10pt" style:font-size-asian="10pt" style:font-name-complex="Helv" style:font-size-complex="10pt"/>
    </style:style>
    <style:style style:name="P209" style:family="paragraph" style:parent-style-name="Standard">
      <style:text-properties fo:color="#000000" fo:font-size="12pt" style:font-size-asian="12pt" style:language-asian="zh" style:country-asian="CN" style:font-size-complex="12pt"/>
    </style:style>
    <style:style style:name="P210"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1" style:family="paragraph" style:parent-style-name="Standard">
      <style:text-properties fo:color="#000000" style:font-name="Helv1" fo:font-size="10pt" style:font-name-asian="Helv1" style:font-size-asian="10pt" style:font-name-complex="Helv1" style:font-size-complex="10pt"/>
    </style:style>
    <style:style style:name="P212" style:family="paragraph" style:parent-style-name="Standard">
      <style:text-properties fo:color="#000000" style:font-name="Helv1" fo:font-size="10pt" fo:font-weight="bold" style:font-name-asian="Helv1" style:font-size-asian="10pt" style:font-name-complex="Helv1" style:font-size-complex="10pt"/>
    </style:style>
    <style:style style:name="P213" style:family="paragraph" style:parent-style-name="Standard">
      <style:text-properties fo:color="#000000" style:font-name="Helv1" fo:font-size="10pt" fo:font-weight="normal" style:font-name-asian="Helv1" style:font-size-asian="10pt" style:font-name-complex="Helv1" style:font-size-complex="10pt"/>
    </style:style>
    <style:style style:name="P214" style:family="paragraph" style:parent-style-name="Standard">
      <style:text-properties style:font-weight-complex="bold"/>
    </style:style>
    <style:style style:name="P215" style:family="paragraph" style:parent-style-name="Standard">
      <style:paragraph-properties style:text-autospace="none"/>
    </style:style>
    <style:style style:name="P216" style:family="paragraph" style:parent-style-name="Standard">
      <style:text-properties fo:font-weight="bold"/>
    </style:style>
    <style:style style:name="P217" style:family="paragraph" style:parent-style-name="Standard">
      <style:text-properties fo:font-weight="bold" style:font-weight-asian="bold" style:font-weight-complex="bold"/>
    </style:style>
    <style:style style:name="P218" style:family="paragraph" style:parent-style-name="Standard">
      <style:text-properties fo:font-weight="bold" style:language-asian="zh" style:country-asian="CN" style:font-weight-asian="bold" style:font-weight-complex="bold"/>
    </style:style>
    <style:style style:name="P219" style:family="paragraph" style:parent-style-name="Standard">
      <style:text-properties fo:font-size="12pt" style:font-size-asian="12pt" style:font-size-complex="12pt"/>
    </style:style>
    <style:style style:name="P22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2" style:family="paragraph" style:parent-style-name="Standard">
      <style:text-properties fo:font-style="italic" fo:font-weight="bold" style:font-weight-asian="normal" style:font-weight-complex="normal"/>
    </style:style>
    <style:style style:name="P223" style:family="paragraph" style:parent-style-name="Standard">
      <style:text-properties fo:font-style="italic" fo:font-weight="normal" style:font-style-asian="italic" style:font-weight-asian="normal" style:font-style-complex="italic" style:font-weight-complex="normal"/>
    </style:style>
    <style:style style:name="P224" style:family="paragraph" style:parent-style-name="Standard">
      <style:text-properties style:language-asian="zh" style:country-asian="CN"/>
    </style:style>
    <style:style style:name="P225" style:family="paragraph" style:parent-style-name="Standard">
      <style:text-properties style:font-name="Arial" fo:font-size="14pt" style:font-size-asian="14pt" style:font-size-complex="14pt"/>
    </style:style>
    <style:style style:name="P2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7" style:family="paragraph" style:parent-style-name="Standard">
      <style:text-properties fo:font-weight="normal" style:font-weight-asian="normal" style:font-weight-complex="normal"/>
    </style:style>
    <style:style style:name="P228" style:family="paragraph" style:parent-style-name="Standard">
      <style:text-properties style:text-line-through-style="none" style:font-name="Times New Roman" fo:font-style="italic" style:font-style-asian="italic" style:font-name-complex="Times New Roman" style:font-style-complex="italic"/>
    </style:style>
    <style:style style:name="P22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0"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2" style:family="paragraph" style:parent-style-name="Standard">
      <style:text-properties fo:font-size="14pt" style:font-size-asian="14pt" style:font-size-complex="14pt"/>
    </style:style>
    <style:style style:name="P233"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4" style:family="paragraph" style:parent-style-name="Standard">
      <style:text-properties style:font-name="Cambria" fo:font-size="12pt" style:font-name-asian="Cambria" style:font-size-asian="12pt" style:font-name-complex="Cambria" style:font-size-complex="12pt"/>
    </style:style>
    <style:style style:name="P235"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36" style:family="paragraph" style:parent-style-name="Standard">
      <style:text-properties style:font-name="Helv1" fo:font-size="10pt" style:font-size-asian="10pt" style:language-asian="zh" style:country-asian="CN" style:font-size-complex="10pt"/>
    </style:style>
    <style:style style:name="P237"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8"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9" style:family="paragraph" style:parent-style-name="Standard">
      <style:paragraph-properties fo:margin-left="0.25in" fo:margin-right="0in" fo:margin-top="0in" fo:margin-bottom="0in" fo:line-height="100%" fo:text-indent="0in" style:auto-text-indent="false" style:text-autospace="none" style:writing-mode="lr-tb"/>
    </style:style>
    <style:style style:name="P240"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1" style:family="paragraph" style:parent-style-name="List_20_Number">
      <style:paragraph-properties fo:margin-left="0.25in" fo:margin-right="0in" fo:text-indent="0in" style:auto-text-indent="false"/>
      <style:text-properties style:font-name="Tms Rmn"/>
    </style:style>
    <style:style style:name="P242" style:family="paragraph" style:parent-style-name="Text_20_body">
      <style:paragraph-properties fo:margin-left="0.25in" fo:margin-right="0in" fo:text-indent="0in" style:auto-text-indent="false"/>
    </style:style>
    <style:style style:name="P243" style:family="paragraph" style:parent-style-name="Heading_20_3">
      <style:text-properties style:font-name="Times New Roman" fo:font-size="12pt" style:font-size-asian="12pt" style:font-size-complex="12pt"/>
    </style:style>
    <style:style style:name="P244" style:family="paragraph" style:parent-style-name="Heading_20_3">
      <style:text-properties fo:font-size="12pt" style:font-size-asian="12pt" style:font-size-complex="12pt"/>
    </style:style>
    <style:style style:name="P245" style:family="paragraph" style:parent-style-name="Heading_20_3">
      <style:text-properties fo:font-size="10pt" style:font-size-asian="10pt" style:font-size-complex="10pt"/>
    </style:style>
    <style:style style:name="P246" style:family="paragraph" style:parent-style-name="Heading_20_3">
      <style:text-properties style:font-name="Tms Rmn"/>
    </style:style>
    <style:style style:name="P247" style:family="paragraph" style:parent-style-name="Heading_20_3">
      <style:text-properties style:font-name="Tms Rmn" fo:font-style="normal" style:font-style-asian="normal" style:font-style-complex="normal"/>
    </style:style>
    <style:style style:name="P248" style:family="paragraph" style:parent-style-name="Heading_20_3">
      <style:text-properties style:font-name="Arial"/>
    </style:style>
    <style:style style:name="P24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50" style:family="paragraph" style:parent-style-name="Heading_20_3">
      <style:text-properties style:font-name="Arial" fo:font-size="13pt" style:font-size-asian="13pt" style:font-size-complex="13pt"/>
    </style:style>
    <style:style style:name="P251" style:family="paragraph" style:parent-style-name="Heading_20_3">
      <style:text-properties fo:color="#000000" style:font-name="Helv1" fo:font-size="10pt" style:font-name-asian="Helv1" style:font-size-asian="10pt" style:font-name-complex="Helv1" style:font-size-complex="10pt"/>
    </style:style>
    <style:style style:name="P252" style:family="paragraph" style:parent-style-name="Heading_20_3">
      <style:text-properties fo:color="#000000" style:language-asian="zh" style:country-asian="CN"/>
    </style:style>
    <style:style style:name="P25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4" style:family="paragraph" style:parent-style-name="List_20_Number_20_2">
      <style:text-properties fo:font-size="12pt" style:font-size-asian="12pt" style:font-size-complex="12pt"/>
    </style:style>
    <style:style style:name="P255" style:family="paragraph" style:parent-style-name="Standard">
      <style:paragraph-properties fo:margin-left="0.5in" fo:margin-right="0in" fo:text-indent="0in" style:auto-text-indent="false"/>
    </style:style>
    <style:style style:name="P25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8"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9"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0" style:family="paragraph" style:parent-style-name="List_20_Number_20_2">
      <style:paragraph-properties fo:margin-left="0.5in" fo:margin-right="0in" fo:text-indent="0in" style:auto-text-indent="false"/>
      <style:text-properties fo:font-size="12pt" style:font-size-asian="12pt" style:font-size-complex="12pt"/>
    </style:style>
    <style:style style:name="P26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4" style:family="paragraph" style:parent-style-name="Heading_20_1">
      <style:text-properties style:font-name="Times New Roman" fo:font-size="16pt" style:font-size-asian="16pt" style:font-size-complex="16pt"/>
    </style:style>
    <style:style style:name="P265" style:family="paragraph" style:parent-style-name="Heading_20_1">
      <style:text-properties style:font-name="Times New Roman" fo:font-size="14pt" style:font-size-asian="14pt" style:font-size-complex="14pt"/>
    </style:style>
    <style:style style:name="P266" style:family="paragraph" style:parent-style-name="Heading_20_1">
      <style:text-properties style:font-name="Arial" fo:font-size="14pt" style:font-size-asian="14pt" style:font-size-complex="14pt"/>
    </style:style>
    <style:style style:name="P267" style:family="paragraph" style:parent-style-name="Heading_20_1">
      <style:text-properties style:font-name="Times-Roman" fo:font-size="14pt" style:font-name-asian="Times-Roman" style:font-size-asian="14pt" style:font-name-complex="Times-Roman" style:font-size-complex="14pt"/>
    </style:style>
    <style:style style:name="P268" style:family="paragraph" style:parent-style-name="Heading_20_1">
      <style:text-properties fo:font-size="14pt" style:font-size-asian="14pt"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2" style:family="paragraph" style:parent-style-name="Heading_20_2">
      <style:text-properties fo:font-size="14pt" style:font-size-asian="14pt" style:font-size-complex="14pt"/>
    </style:style>
    <style:style style:name="P273" style:family="paragraph" style:parent-style-name="Heading_20_2">
      <style:text-properties style:font-name="Arial" fo:font-size="14pt" style:font-size-asian="14pt" style:font-size-complex="14pt"/>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4" style:family="paragraph" style:parent-style-name="Body_20_Text_20_First_20_Indent">
      <style:paragraph-properties fo:margin-top="0in" fo:margin-bottom="0.0835in" fo:orphans="2" fo:widows="2" style:writing-mode="lr-tb"/>
    </style:style>
    <style:style style:name="P32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8"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9" style:family="paragraph" style:parent-style-name="Default_20_Text">
      <style:text-properties fo:color="#000000" style:font-name="Times New Roman" fo:font-size="12pt" style:font-name-asian="Helv1" style:font-size-asian="12pt" style:font-name-complex="Helv1" style:font-size-complex="12pt"/>
    </style:style>
    <style:style style:name="P330" style:family="paragraph" style:parent-style-name="Heading_20_4">
      <style:text-properties style:font-name="Times New Roman" fo:font-size="12pt" fo:font-weight="bold" style:font-size-asian="12pt" style:font-size-complex="12pt"/>
    </style:style>
    <style:style style:name="P331"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3"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4"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35"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36"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8"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2" style:family="paragraph" style:parent-style-name="Contents_20_1">
      <style:paragraph-properties>
        <style:tab-stops>
          <style:tab-stop style:position="6.9in" style:type="right" style:leader-style="dotted" style:leader-text="."/>
        </style:tab-stops>
      </style:paragraph-properties>
    </style:style>
    <style:style style:name="P34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44" style:family="paragraph" style:parent-style-name="Body_20_Text_20_First_20_Indent" style:list-style-name="L24"/>
    <style:style style:name="P345"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46" style:family="paragraph" style:parent-style-name="Body_20_Text_20_First_20_Indent" style:list-style-name="L24"/>
    <style:style style:name="P3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9"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0"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5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6" style:family="paragraph" style:parent-style-name="Body_20_Text_20_First_20_Indent" style:list-style-name="L24">
      <style:paragraph-properties fo:margin-left="0.5in" fo:margin-right="0in" fo:text-indent="0.1457in" style:auto-text-indent="false"/>
    </style:style>
    <style:style style:name="P357" style:family="paragraph" style:parent-style-name="Standard" style:list-style-name="WW8Num17"/>
    <style:style style:name="P358" style:family="paragraph" style:parent-style-name="Standard" style:list-style-name="WW8Num17"/>
    <style:style style:name="P359" style:family="paragraph" style:parent-style-name="Standard" style:list-style-name="WW8Num17"/>
    <style:style style:name="P360" style:family="paragraph" style:parent-style-name="Standard" style:list-style-name="WW8Num17"/>
    <style:style style:name="P361" style:family="paragraph" style:parent-style-name="Standard" style:list-style-name="WW8Num17">
      <style:paragraph-properties style:text-autospace="none"/>
    </style:style>
    <style:style style:name="P362" style:family="paragraph" style:parent-style-name="Standard" style:list-style-name="WW8Num17"/>
    <style:style style:name="P363" style:family="paragraph" style:parent-style-name="Standard" style:list-style-name="WW8Num17">
      <style:text-properties fo:color="#000000"/>
    </style:style>
    <style:style style:name="P364" style:family="paragraph" style:parent-style-name="Standard" style:list-style-name="WW8Num17">
      <style:text-properties fo:color="#000000"/>
    </style:style>
    <style:style style:name="P365" style:family="paragraph" style:parent-style-name="Standard" style:list-style-name="WW8Num17">
      <style:text-properties fo:color="#000000" fo:font-weight="bold" style:font-weight-asian="bold" style:font-weight-complex="bold"/>
    </style:style>
    <style:style style:name="P366" style:family="paragraph" style:parent-style-name="Standard" style:list-style-name="WW8Num17">
      <style:text-properties fo:color="#000000" fo:font-weight="bold" style:font-weight-asian="bold" style:font-weight-complex="bold"/>
    </style:style>
    <style:style style:name="P367" style:family="paragraph" style:parent-style-name="Standard" style:list-style-name="WW8Num17">
      <style:text-properties fo:color="#000000" fo:font-weight="bold" style:font-weight-asian="bold" style:font-weight-complex="bold"/>
    </style:style>
    <style:style style:name="P368" style:family="paragraph" style:parent-style-name="Standard" style:list-style-name="WW8Num17">
      <style:text-properties fo:color="#000000" fo:font-weight="bold" style:font-weight-asian="bold" style:font-weight-complex="bold"/>
    </style:style>
    <style:style style:name="P369" style:family="paragraph" style:parent-style-name="Standard" style:list-style-name="WW8Num17">
      <style:text-properties fo:color="#000000"/>
    </style:style>
    <style:style style:name="P370" style:family="paragraph" style:parent-style-name="Standard" style:list-style-name="WW8Num17">
      <style:text-properties fo:color="#000000"/>
    </style:style>
    <style:style style:name="P371" style:family="paragraph" style:parent-style-name="Standard" style:list-style-name="L8"/>
    <style:style style:name="P372" style:family="paragraph" style:parent-style-name="Standard" style:list-style-name="L8"/>
    <style:style style:name="P373" style:family="paragraph" style:parent-style-name="Standard" style:list-style-name="L8"/>
    <style:style style:name="P374" style:family="paragraph" style:parent-style-name="Standard" style:list-style-name="L8"/>
    <style:style style:name="P375" style:family="paragraph" style:parent-style-name="Standard" style:list-style-name="L8"/>
    <style:style style:name="P376" style:family="paragraph" style:parent-style-name="Standard" style:list-style-name="L8"/>
    <style:style style:name="P377" style:family="paragraph" style:parent-style-name="Standard" style:list-style-name="L8"/>
    <style:style style:name="P378" style:family="paragraph" style:parent-style-name="Standard" style:list-style-name="L8"/>
    <style:style style:name="P379" style:family="paragraph" style:parent-style-name="Standard" style:list-style-name="L8"/>
    <style:style style:name="P380" style:family="paragraph" style:parent-style-name="Standard" style:list-style-name="L8"/>
    <style:style style:name="P381" style:family="paragraph" style:parent-style-name="Standard" style:list-style-name="L8"/>
    <style:style style:name="P382" style:family="paragraph" style:parent-style-name="Standard" style:list-style-name="L8"/>
    <style:style style:name="P383" style:family="paragraph" style:parent-style-name="Standard" style:list-style-name="L8"/>
    <style:style style:name="P384" style:family="paragraph" style:parent-style-name="Standard" style:list-style-name="L8"/>
    <style:style style:name="P385" style:family="paragraph" style:parent-style-name="Standard" style:list-style-name="L8"/>
    <style:style style:name="P386" style:family="paragraph" style:parent-style-name="Standard" style:list-style-name="L8"/>
    <style:style style:name="P387" style:family="paragraph" style:parent-style-name="Standard" style:list-style-name="L8"/>
    <style:style style:name="P388" style:family="paragraph" style:parent-style-name="Standard" style:list-style-name="L13"/>
    <style:style style:name="P389" style:family="paragraph" style:parent-style-name="Standard" style:list-style-name="L13"/>
    <style:style style:name="P390" style:family="paragraph" style:parent-style-name="Standard" style:list-style-name="L16"/>
    <style:style style:name="P391" style:family="paragraph" style:parent-style-name="Standard" style:list-style-name="L13"/>
    <style:style style:name="P392" style:family="paragraph" style:parent-style-name="Standard" style:list-style-name="L16"/>
    <style:style style:name="P393" style:family="paragraph" style:parent-style-name="Standard" style:list-style-name="L13"/>
    <style:style style:name="P394" style:family="paragraph" style:parent-style-name="Standard" style:list-style-name="L14"/>
    <style:style style:name="P395" style:family="paragraph" style:parent-style-name="Standard" style:list-style-name="L15"/>
    <style:style style:name="P396" style:family="paragraph" style:parent-style-name="Standard" style:list-style-name="L15"/>
    <style:style style:name="P397" style:family="paragraph" style:parent-style-name="Standard" style:list-style-name="L15"/>
    <style:style style:name="P398" style:family="paragraph" style:parent-style-name="Standard" style:list-style-name="L15"/>
    <style:style style:name="P399" style:family="paragraph" style:parent-style-name="Standard" style:list-style-name="L15"/>
    <style:style style:name="P400" style:family="paragraph" style:parent-style-name="Standard" style:list-style-name="L15"/>
    <style:style style:name="P401" style:family="paragraph" style:parent-style-name="Standard" style:list-style-name="L15"/>
    <style:style style:name="P402" style:family="paragraph" style:parent-style-name="Standard" style:list-style-name="L12"/>
    <style:style style:name="P403" style:family="paragraph" style:parent-style-name="Standard" style:list-style-name="L12"/>
    <style:style style:name="P404" style:family="paragraph" style:parent-style-name="Standard" style:list-style-name="L12"/>
    <style:style style:name="P405" style:family="paragraph" style:parent-style-name="Standard" style:list-style-name="L12"/>
    <style:style style:name="P406" style:family="paragraph" style:parent-style-name="Standard" style:list-style-name="L12"/>
    <style:style style:name="P407" style:family="paragraph" style:parent-style-name="Standard" style:list-style-name="L12"/>
    <style:style style:name="P408" style:family="paragraph" style:parent-style-name="Standard" style:list-style-name="L12"/>
    <style:style style:name="P409" style:family="paragraph" style:parent-style-name="Standard" style:list-style-name="L7"/>
    <style:style style:name="P410" style:family="paragraph" style:parent-style-name="Standard" style:list-style-name="L7"/>
    <style:style style:name="P411" style:family="paragraph" style:parent-style-name="Standard" style:list-style-name="L7"/>
    <style:style style:name="P412" style:family="paragraph" style:parent-style-name="Standard" style:list-style-name="L8"/>
    <style:style style:name="P413" style:family="paragraph" style:parent-style-name="Standard" style:list-style-name="L9"/>
    <style:style style:name="P414" style:family="paragraph" style:parent-style-name="Standard" style:list-style-name="L9"/>
    <style:style style:name="P415" style:family="paragraph" style:parent-style-name="Standard" style:list-style-name="L9"/>
    <style:style style:name="P416" style:family="paragraph" style:parent-style-name="Standard" style:list-style-name="L9"/>
    <style:style style:name="P417" style:family="paragraph" style:parent-style-name="Standard" style:list-style-name="L9"/>
    <style:style style:name="P418" style:family="paragraph" style:parent-style-name="Standard" style:list-style-name="L9"/>
    <style:style style:name="P419" style:family="paragraph" style:parent-style-name="Standard" style:list-style-name="L9"/>
    <style:style style:name="P420" style:family="paragraph" style:parent-style-name="Standard" style:list-style-name="L9"/>
    <style:style style:name="P421" style:family="paragraph" style:parent-style-name="Standard" style:list-style-name="L5"/>
    <style:style style:name="P422" style:family="paragraph" style:parent-style-name="Standard" style:list-style-name="L10"/>
    <style:style style:name="P423" style:family="paragraph" style:parent-style-name="Standard" style:list-style-name="L8"/>
    <style:style style:name="P424" style:family="paragraph" style:parent-style-name="Standard" style:list-style-name="L11"/>
    <style:style style:name="P425" style:family="paragraph" style:parent-style-name="Standard" style:list-style-name="L11"/>
    <style:style style:name="P426" style:family="paragraph" style:parent-style-name="Standard" style:list-style-name="L11"/>
    <style:style style:name="P427" style:family="paragraph" style:parent-style-name="Standard" style:list-style-name="L11"/>
    <style:style style:name="P428" style:family="paragraph" style:parent-style-name="Standard" style:list-style-name="L11"/>
    <style:style style:name="P429" style:family="paragraph" style:parent-style-name="Standard" style:list-style-name="L11"/>
    <style:style style:name="P430" style:family="paragraph" style:parent-style-name="Standard" style:list-style-name="L11"/>
    <style:style style:name="P431" style:family="paragraph" style:parent-style-name="Standard" style:list-style-name="L11"/>
    <style:style style:name="P432" style:family="paragraph" style:parent-style-name="Standard" style:list-style-name="L1"/>
    <style:style style:name="P433" style:family="paragraph" style:parent-style-name="Standard" style:list-style-name="L1"/>
    <style:style style:name="P434" style:family="paragraph" style:parent-style-name="Standard" style:list-style-name="L1"/>
    <style:style style:name="P435" style:family="paragraph" style:parent-style-name="Standard" style:list-style-name="L1"/>
    <style:style style:name="P436" style:family="paragraph" style:parent-style-name="Standard" style:list-style-name="L1"/>
    <style:style style:name="P437" style:family="paragraph" style:parent-style-name="Standard" style:list-style-name="L1"/>
    <style:style style:name="P438" style:family="paragraph" style:parent-style-name="Standard" style:list-style-name="L1"/>
    <style:style style:name="P439" style:family="paragraph" style:parent-style-name="Standard" style:list-style-name="L1"/>
    <style:style style:name="P440" style:family="paragraph" style:parent-style-name="Standard" style:list-style-name="L1"/>
    <style:style style:name="P441" style:family="paragraph" style:parent-style-name="Standard" style:list-style-name="L2"/>
    <style:style style:name="P442" style:family="paragraph" style:parent-style-name="Standard" style:list-style-name="L1"/>
    <style:style style:name="P443" style:family="paragraph" style:parent-style-name="Standard" style:list-style-name="L2"/>
    <style:style style:name="P444" style:family="paragraph" style:parent-style-name="Standard" style:list-style-name="L2"/>
    <style:style style:name="P445" style:family="paragraph" style:parent-style-name="Standard" style:list-style-name="L2"/>
    <style:style style:name="P446" style:family="paragraph" style:parent-style-name="Standard" style:list-style-name="L2"/>
    <style:style style:name="P447" style:family="paragraph" style:parent-style-name="Standard" style:list-style-name="L3"/>
    <style:style style:name="P448" style:family="paragraph" style:parent-style-name="Standard" style:list-style-name="L3"/>
    <style:style style:name="P449" style:family="paragraph" style:parent-style-name="Standard" style:list-style-name="L3"/>
    <style:style style:name="P450" style:family="paragraph" style:parent-style-name="Standard" style:list-style-name="L2"/>
    <style:style style:name="P451" style:family="paragraph" style:parent-style-name="Standard" style:list-style-name="L2"/>
    <style:style style:name="P452" style:family="paragraph" style:parent-style-name="Standard" style:list-style-name="L4"/>
    <style:style style:name="P453" style:family="paragraph" style:parent-style-name="Standard" style:list-style-name="L5"/>
    <style:style style:name="P454" style:family="paragraph" style:parent-style-name="Standard" style:list-style-name="L17"/>
    <style:style style:name="P455" style:family="paragraph" style:parent-style-name="Standard" style:list-style-name="L17"/>
    <style:style style:name="P456" style:family="paragraph" style:parent-style-name="Standard" style:list-style-name="L17"/>
    <style:style style:name="P457" style:family="paragraph" style:parent-style-name="Standard" style:list-style-name="L17"/>
    <style:style style:name="P458" style:family="paragraph" style:parent-style-name="Standard" style:list-style-name="L17"/>
    <style:style style:name="P459" style:family="paragraph" style:parent-style-name="Standard" style:list-style-name="L17"/>
    <style:style style:name="P460" style:family="paragraph" style:parent-style-name="Standard" style:list-style-name="WW8Num28"/>
    <style:style style:name="P461" style:family="paragraph" style:parent-style-name="Standard" style:list-style-name="WW8Num28"/>
    <style:style style:name="P462" style:family="paragraph" style:parent-style-name="Standard" style:list-style-name="WW8Num28"/>
    <style:style style:name="P463" style:family="paragraph" style:parent-style-name="Standard" style:list-style-name="WW8Num28"/>
    <style:style style:name="P464" style:family="paragraph" style:parent-style-name="Standard" style:list-style-name="WW8Num28"/>
    <style:style style:name="P465" style:family="paragraph" style:parent-style-name="Standard" style:list-style-name="WW8Num28"/>
    <style:style style:name="P466" style:family="paragraph" style:parent-style-name="Standard" style:list-style-name="L22"/>
    <style:style style:name="P467" style:family="paragraph" style:parent-style-name="Standard" style:list-style-name="L22"/>
    <style:style style:name="P468" style:family="paragraph" style:parent-style-name="Standard" style:list-style-name="L22"/>
    <style:style style:name="P469" style:family="paragraph" style:parent-style-name="Standard" style:list-style-name="L23">
      <style:text-properties fo:font-weight="bold" style:font-weight-asian="bold" style:font-weight-complex="bold"/>
    </style:style>
    <style:style style:name="P470" style:family="paragraph" style:parent-style-name="Standard" style:list-style-name="L23">
      <style:text-properties fo:font-weight="bold" style:font-weight-asian="bold" style:font-weight-complex="bold"/>
    </style:style>
    <style:style style:name="P471" style:family="paragraph" style:parent-style-name="Standard" style:list-style-name="L23">
      <style:text-properties fo:font-weight="bold" style:font-weight-asian="bold" style:font-weight-complex="bold"/>
    </style:style>
    <style:style style:name="P472" style:family="paragraph" style:parent-style-name="Standard" style:list-style-name="L23">
      <style:text-properties fo:font-weight="normal" style:font-weight-asian="normal" style:font-weight-complex="normal"/>
    </style:style>
    <style:style style:name="P473" style:family="paragraph" style:parent-style-name="Standard" style:list-style-name="L17"/>
    <style:style style:name="P474" style:family="paragraph" style:parent-style-name="Standard" style:list-style-name="L17"/>
    <style:style style:name="P475" style:family="paragraph" style:parent-style-name="Standard" style:list-style-name="L17"/>
    <style:style style:name="P476" style:family="paragraph" style:parent-style-name="Standard" style:list-style-name="L17"/>
    <style:style style:name="P477" style:family="paragraph" style:parent-style-name="Standard" style:list-style-name="L17"/>
    <style:style style:name="P478" style:family="paragraph" style:parent-style-name="Standard" style:list-style-name="L17"/>
    <style:style style:name="P479" style:family="paragraph" style:parent-style-name="Standard" style:list-style-name="L17"/>
    <style:style style:name="P480" style:family="paragraph" style:parent-style-name="Standard" style:list-style-name="L25"/>
    <style:style style:name="P481" style:family="paragraph" style:parent-style-name="Standard" style:list-style-name="L25">
      <style:text-properties style:language-asian="zh" style:country-asian="CN"/>
    </style:style>
    <style:style style:name="P482" style:family="paragraph" style:parent-style-name="Standard" style:list-style-name="L28"/>
    <style:style style:name="P483" style:family="paragraph" style:parent-style-name="Standard" style:list-style-name="L28"/>
    <style:style style:name="P484" style:family="paragraph" style:parent-style-name="Standard" style:list-style-name="L8"/>
    <style:style style:name="P485" style:family="paragraph" style:parent-style-name="Standard" style:list-style-name="L8"/>
    <style:style style:name="P486" style:family="paragraph" style:parent-style-name="Standard" style:list-style-name="L8"/>
    <style:style style:name="P487" style:family="paragraph" style:parent-style-name="Standard" style:list-style-name="L8"/>
    <style:style style:name="P488" style:family="paragraph" style:parent-style-name="Standard" style:list-style-name="L8"/>
    <style:style style:name="P489" style:family="paragraph" style:parent-style-name="Standard" style:list-style-name="L8"/>
    <style:style style:name="P490" style:family="paragraph" style:parent-style-name="Standard" style:list-style-name="L8"/>
    <style:style style:name="P491" style:family="paragraph" style:parent-style-name="Standard" style:list-style-name="L8"/>
    <style:style style:name="P492" style:family="paragraph" style:parent-style-name="Standard" style:list-style-name="L8"/>
    <style:style style:name="P493" style:family="paragraph" style:parent-style-name="Standard" style:list-style-name="L8"/>
    <style:style style:name="P494" style:family="paragraph" style:parent-style-name="Standard" style:list-style-name="L8"/>
    <style:style style:name="P495" style:family="paragraph" style:parent-style-name="Standard" style:list-style-name="L8"/>
    <style:style style:name="P496" style:family="paragraph" style:parent-style-name="Standard" style:list-style-name="L8"/>
    <style:style style:name="P497" style:family="paragraph" style:parent-style-name="Standard" style:list-style-name="L8"/>
    <style:style style:name="P498" style:family="paragraph" style:parent-style-name="Standard" style:list-style-name="L8"/>
    <style:style style:name="P499" style:family="paragraph" style:parent-style-name="Standard" style:list-style-name="L8"/>
    <style:style style:name="P500" style:family="paragraph" style:parent-style-name="Standard" style:list-style-name="L8"/>
    <style:style style:name="P501" style:family="paragraph" style:parent-style-name="Standard" style:list-style-name="L8"/>
    <style:style style:name="P502" style:family="paragraph" style:parent-style-name="Standard" style:list-style-name="L8"/>
    <style:style style:name="P503" style:family="paragraph" style:parent-style-name="Standard" style:list-style-name="L8"/>
    <style:style style:name="P504" style:family="paragraph" style:parent-style-name="Standard" style:list-style-name="L8"/>
    <style:style style:name="P505" style:family="paragraph" style:parent-style-name="Standard" style:list-style-name="L29"/>
    <style:style style:name="P506" style:family="paragraph" style:parent-style-name="Standard" style:list-style-name="L29"/>
    <style:style style:name="P507" style:family="paragraph" style:parent-style-name="Standard" style:list-style-name="L29"/>
    <style:style style:name="P508" style:family="paragraph" style:parent-style-name="Standard" style:list-style-name="L29"/>
    <style:style style:name="P509" style:family="paragraph" style:parent-style-name="Standard" style:list-style-name="L29"/>
    <style:style style:name="P510" style:family="paragraph" style:parent-style-name="Standard" style:list-style-name="L29"/>
    <style:style style:name="P511" style:family="paragraph" style:parent-style-name="Standard" style:list-style-name="L30"/>
    <style:style style:name="P512" style:family="paragraph" style:parent-style-name="Standard" style:list-style-name="L30"/>
    <style:style style:name="P513" style:family="paragraph" style:parent-style-name="Standard" style:list-style-name="L30"/>
    <style:style style:name="P514" style:family="paragraph" style:parent-style-name="Standard" style:list-style-name="L30"/>
    <style:style style:name="P515" style:family="paragraph" style:parent-style-name="Standard" style:list-style-name="L30"/>
    <style:style style:name="P516" style:family="paragraph" style:parent-style-name="Standard" style:list-style-name="L30"/>
    <style:style style:name="P517" style:family="paragraph" style:parent-style-name="Standard" style:list-style-name="L30"/>
    <style:style style:name="P518" style:family="paragraph" style:parent-style-name="Standard" style:list-style-name="L30"/>
    <style:style style:name="P519" style:family="paragraph" style:parent-style-name="Standard" style:list-style-name="L30"/>
    <style:style style:name="P520" style:family="paragraph" style:parent-style-name="Standard" style:list-style-name="L31"/>
    <style:style style:name="P521" style:family="paragraph" style:parent-style-name="Standard" style:list-style-name="L32"/>
    <style:style style:name="P522" style:family="paragraph" style:parent-style-name="Standard" style:list-style-name="L32"/>
    <style:style style:name="P523" style:family="paragraph" style:parent-style-name="Standard" style:list-style-name="L32"/>
    <style:style style:name="P524" style:family="paragraph" style:parent-style-name="Standard" style:list-style-name="L32"/>
    <style:style style:name="P525" style:family="paragraph" style:parent-style-name="Standard" style:list-style-name="L32"/>
    <style:style style:name="P526" style:family="paragraph" style:parent-style-name="Standard" style:list-style-name="L32"/>
    <style:style style:name="P527" style:family="paragraph" style:parent-style-name="Standard" style:list-style-name="L32"/>
    <style:style style:name="P528" style:family="paragraph" style:parent-style-name="Standard" style:list-style-name="L32"/>
    <style:style style:name="P529" style:family="paragraph" style:parent-style-name="Standard" style:list-style-name="L33"/>
    <style:style style:name="P530" style:family="paragraph" style:parent-style-name="Standard" style:list-style-name="L33"/>
    <style:style style:name="P531" style:family="paragraph" style:parent-style-name="Standard" style:list-style-name="L33"/>
    <style:style style:name="P532" style:family="paragraph" style:parent-style-name="Standard" style:list-style-name="L33"/>
    <style:style style:name="P533" style:family="paragraph" style:parent-style-name="Standard" style:list-style-name="L33"/>
    <style:style style:name="P534" style:family="paragraph" style:parent-style-name="Standard" style:list-style-name="L33"/>
    <style:style style:name="P535" style:family="paragraph" style:parent-style-name="Standard" style:list-style-name="L33"/>
    <style:style style:name="P536" style:family="paragraph" style:parent-style-name="Standard" style:list-style-name="L34"/>
    <style:style style:name="P537" style:family="paragraph" style:parent-style-name="Standard" style:list-style-name="L34"/>
    <style:style style:name="P538" style:family="paragraph" style:parent-style-name="Standard" style:list-style-name="L35"/>
    <style:style style:name="P539" style:family="paragraph" style:parent-style-name="Standard" style:list-style-name="L35"/>
    <style:style style:name="P540" style:family="paragraph" style:parent-style-name="Standard" style:list-style-name="L35"/>
    <style:style style:name="P541" style:family="paragraph" style:parent-style-name="Standard" style:list-style-name="L36"/>
    <style:style style:name="P542" style:family="paragraph" style:parent-style-name="Standard" style:list-style-name="L36"/>
    <style:style style:name="P543" style:family="paragraph" style:parent-style-name="Standard" style:list-style-name="L36"/>
    <style:style style:name="P544" style:family="paragraph" style:parent-style-name="Standard" style:list-style-name="L36"/>
    <style:style style:name="P545" style:family="paragraph" style:parent-style-name="Standard" style:list-style-name="L36"/>
    <style:style style:name="P546" style:family="paragraph" style:parent-style-name="Standard" style:list-style-name="L36"/>
    <style:style style:name="P547" style:family="paragraph" style:parent-style-name="Standard" style:list-style-name="L36"/>
    <style:style style:name="P548" style:family="paragraph" style:parent-style-name="Standard" style:list-style-name="L36"/>
    <style:style style:name="P549" style:family="paragraph" style:parent-style-name="Standard" style:list-style-name="L36"/>
    <style:style style:name="P550" style:family="paragraph" style:parent-style-name="Standard" style:list-style-name="L37"/>
    <style:style style:name="P551" style:family="paragraph" style:parent-style-name="Standard" style:list-style-name="L38"/>
    <style:style style:name="P552" style:family="paragraph" style:parent-style-name="Standard" style:list-style-name="L38"/>
    <style:style style:name="P553" style:family="paragraph" style:parent-style-name="Standard" style:list-style-name="L39"/>
    <style:style style:name="P554" style:family="paragraph" style:parent-style-name="Standard" style:list-style-name="L39"/>
    <style:style style:name="P555" style:family="paragraph" style:parent-style-name="Standard" style:list-style-name="L39"/>
    <style:style style:name="P556" style:family="paragraph" style:parent-style-name="Standard" style:list-style-name="L39"/>
    <style:style style:name="P557" style:family="paragraph" style:parent-style-name="Standard" style:list-style-name="L39"/>
    <style:style style:name="P558" style:family="paragraph" style:parent-style-name="Standard" style:list-style-name="L39"/>
    <style:style style:name="P559" style:family="paragraph" style:parent-style-name="Standard" style:list-style-name="L39"/>
    <style:style style:name="P560" style:family="paragraph" style:parent-style-name="Standard" style:list-style-name="L39"/>
    <style:style style:name="P561" style:family="paragraph" style:parent-style-name="Standard" style:list-style-name="L39"/>
    <style:style style:name="P562" style:family="paragraph" style:parent-style-name="Standard" style:list-style-name="L40"/>
    <style:style style:name="P563" style:family="paragraph" style:parent-style-name="Standard" style:list-style-name="L40"/>
    <style:style style:name="P564" style:family="paragraph" style:parent-style-name="Standard" style:list-style-name="L40"/>
    <style:style style:name="P565" style:family="paragraph" style:parent-style-name="Standard" style:list-style-name="L40"/>
    <style:style style:name="P566" style:family="paragraph" style:parent-style-name="Standard" style:list-style-name="L40"/>
    <style:style style:name="P567" style:family="paragraph" style:parent-style-name="Standard" style:list-style-name="L40"/>
    <style:style style:name="P568" style:family="paragraph" style:parent-style-name="Standard" style:list-style-name="L40"/>
    <style:style style:name="P569" style:family="paragraph" style:parent-style-name="Standard" style:list-style-name="L40"/>
    <style:style style:name="P570" style:family="paragraph" style:parent-style-name="Standard" style:list-style-name="L40"/>
    <style:style style:name="P571" style:family="paragraph" style:parent-style-name="Standard" style:list-style-name="L40"/>
    <style:style style:name="P572" style:family="paragraph" style:parent-style-name="Standard" style:list-style-name="L41">
      <style:text-properties fo:font-size="12pt" style:font-size-asian="12pt" style:font-size-complex="12pt"/>
    </style:style>
    <style:style style:name="P573" style:family="paragraph" style:parent-style-name="Standard" style:list-style-name="L41">
      <style:text-properties fo:font-size="12pt" style:font-size-asian="12pt" style:font-size-complex="12pt"/>
    </style:style>
    <style:style style:name="P574" style:family="paragraph" style:parent-style-name="Standard" style:list-style-name="L41">
      <style:text-properties fo:font-size="12pt" style:font-size-asian="12pt" style:font-size-complex="12pt"/>
    </style:style>
    <style:style style:name="P575" style:family="paragraph" style:parent-style-name="Standard" style:list-style-name="L42"/>
    <style:style style:name="P576" style:family="paragraph" style:parent-style-name="Standard" style:list-style-name="L42"/>
    <style:style style:name="P577" style:family="paragraph" style:parent-style-name="Standard" style:list-style-name="L42"/>
    <style:style style:name="P578" style:family="paragraph" style:parent-style-name="Standard" style:list-style-name="L42"/>
    <style:style style:name="P579" style:family="paragraph" style:parent-style-name="Standard" style:list-style-name="L42"/>
    <style:style style:name="P580" style:family="paragraph" style:parent-style-name="Standard" style:list-style-name="L42"/>
    <style:style style:name="P581" style:family="paragraph" style:parent-style-name="Standard" style:list-style-name="L42"/>
    <style:style style:name="P582" style:family="paragraph" style:parent-style-name="Standard" style:list-style-name="L43"/>
    <style:style style:name="P583" style:family="paragraph" style:parent-style-name="Standard" style:list-style-name="L43"/>
    <style:style style:name="P584" style:family="paragraph" style:parent-style-name="Standard" style:list-style-name="L43"/>
    <style:style style:name="P585" style:family="paragraph" style:parent-style-name="Standard" style:list-style-name="L44"/>
    <style:style style:name="P586" style:family="paragraph" style:parent-style-name="Standard" style:list-style-name="L44"/>
    <style:style style:name="P587" style:family="paragraph" style:parent-style-name="Standard" style:list-style-name="L42"/>
    <style:style style:name="P588" style:family="paragraph" style:parent-style-name="Standard" style:list-style-name="L42"/>
    <style:style style:name="P589" style:family="paragraph" style:parent-style-name="Standard" style:list-style-name="L45"/>
    <style:style style:name="P590" style:family="paragraph" style:parent-style-name="Standard" style:list-style-name="L37"/>
    <style:style style:name="P591" style:family="paragraph" style:parent-style-name="Standard" style:list-style-name="L46"/>
    <style:style style:name="P592" style:family="paragraph" style:parent-style-name="Standard" style:list-style-name="WW8Num17"/>
    <style:style style:name="P593" style:family="paragraph" style:parent-style-name="Standard" style:list-style-name="WW8Num17"/>
    <style:style style:name="P594" style:family="paragraph" style:parent-style-name="Standard" style:list-style-name="WW8Num17"/>
    <style:style style:name="P595" style:family="paragraph" style:parent-style-name="Standard" style:list-style-name="WW8Num17"/>
    <style:style style:name="P596" style:family="paragraph" style:parent-style-name="Standard" style:list-style-name="WW8Num17">
      <style:paragraph-properties style:text-autospace="none"/>
    </style:style>
    <style:style style:name="P597" style:family="paragraph" style:parent-style-name="Standard" style:list-style-name="WW8Num17"/>
    <style:style style:name="P598" style:family="paragraph" style:parent-style-name="Standard" style:list-style-name="WW8Num15">
      <style:paragraph-properties fo:margin-top="0.1945in" fo:margin-bottom="0in"/>
    </style:style>
    <style:style style:name="P599" style:family="paragraph" style:parent-style-name="Standard" style:list-style-name="WW8Num15">
      <style:paragraph-properties fo:margin-top="0.1945in" fo:margin-bottom="0in"/>
    </style:style>
    <style:style style:name="P600" style:family="paragraph" style:parent-style-name="Standard" style:list-style-name="WW8Num15">
      <style:paragraph-properties fo:margin-top="0in" fo:margin-bottom="0in"/>
    </style:style>
    <style:style style:name="P601" style:family="paragraph" style:parent-style-name="Standard" style:list-style-name="WW8Num15">
      <style:paragraph-properties fo:margin-top="0in" fo:margin-bottom="0in"/>
    </style:style>
    <style:style style:name="P602" style:family="paragraph" style:parent-style-name="Standard" style:list-style-name="WW8Num10">
      <style:paragraph-properties fo:margin-top="0in" fo:margin-bottom="0in"/>
      <style:text-properties fo:color="#000000"/>
    </style:style>
    <style:style style:name="P603" style:family="paragraph" style:parent-style-name="Standard" style:list-style-name="WW8Num10">
      <style:paragraph-properties fo:margin-top="0in" fo:margin-bottom="0in"/>
      <style:text-properties fo:color="#000000"/>
    </style:style>
    <style:style style:name="P604" style:family="paragraph" style:parent-style-name="Standard" style:list-style-name="WW8Num15">
      <style:paragraph-properties fo:margin-top="0in" fo:margin-bottom="0in"/>
    </style:style>
    <style:style style:name="P605" style:family="paragraph" style:parent-style-name="Standard" style:list-style-name="WW8Num15">
      <style:paragraph-properties fo:margin-top="0in" fo:margin-bottom="0in"/>
    </style:style>
    <style:style style:name="P606"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0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6"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8"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9" style:family="paragraph" style:parent-style-name="Standard" style:list-style-name="L18">
      <style:paragraph-properties fo:margin-left="1in" fo:margin-right="0in" fo:text-indent="-0.25in" style:auto-text-indent="false"/>
      <style:text-properties style:language-asian="zh" style:country-asian="CN"/>
    </style:style>
    <style:style style:name="P640" style:family="paragraph" style:parent-style-name="Standard" style:list-style-name="L18">
      <style:paragraph-properties fo:margin-left="1in" fo:margin-right="0in" fo:text-indent="-0.25in" style:auto-text-indent="false"/>
      <style:text-properties style:language-asian="zh" style:country-asian="CN"/>
    </style:style>
    <style:style style:name="P641" style:family="paragraph" style:parent-style-name="Standard" style:list-style-name="L19">
      <style:paragraph-properties fo:margin-left="1in" fo:margin-right="0in" fo:text-indent="-0.25in" style:auto-text-indent="false"/>
      <style:text-properties style:language-asian="zh" style:country-asian="CN"/>
    </style:style>
    <style:style style:name="P642" style:family="paragraph" style:parent-style-name="Standard" style:list-style-name="L19">
      <style:paragraph-properties fo:margin-left="1in" fo:margin-right="0in" fo:text-indent="-0.25in" style:auto-text-indent="false"/>
      <style:text-properties style:language-asian="zh" style:country-asian="CN"/>
    </style:style>
    <style:style style:name="P643" style:family="paragraph" style:parent-style-name="Standard" style:list-style-name="L19">
      <style:paragraph-properties fo:margin-left="1in" fo:margin-right="0in" fo:text-indent="-0.25in" style:auto-text-indent="false"/>
      <style:text-properties style:language-asian="zh" style:country-asian="CN"/>
    </style:style>
    <style:style style:name="P644" style:family="paragraph" style:parent-style-name="Standard" style:list-style-name="L19">
      <style:paragraph-properties fo:margin-left="1in" fo:margin-right="0in" fo:text-indent="-0.25in" style:auto-text-indent="false"/>
      <style:text-properties style:language-asian="zh" style:country-asian="CN"/>
    </style:style>
    <style:style style:name="P645" style:family="paragraph" style:parent-style-name="Standard" style:list-style-name="L19">
      <style:paragraph-properties fo:margin-left="1in" fo:margin-right="0in" fo:text-indent="-0.25in" style:auto-text-indent="false"/>
      <style:text-properties style:language-asian="zh" style:country-asian="CN"/>
    </style:style>
    <style:style style:name="P646" style:family="paragraph" style:parent-style-name="Standard" style:list-style-name="L19">
      <style:paragraph-properties fo:margin-left="1in" fo:margin-right="0in" fo:text-indent="-0.25in" style:auto-text-indent="false"/>
      <style:text-properties style:language-asian="zh" style:country-asian="CN"/>
    </style:style>
    <style:style style:name="P647" style:family="paragraph" style:parent-style-name="Standard" style:list-style-name="L18">
      <style:paragraph-properties fo:margin-left="1in" fo:margin-right="0in" fo:text-indent="-0.25in" style:auto-text-indent="false"/>
      <style:text-properties style:language-asian="zh" style:country-asian="CN"/>
    </style:style>
    <style:style style:name="P648" style:family="paragraph" style:parent-style-name="Standard" style:list-style-name="L19">
      <style:paragraph-properties fo:margin-left="1in" fo:margin-right="0in" fo:text-indent="-0.25in" style:auto-text-indent="false"/>
      <style:text-properties style:language-asian="zh" style:country-asian="CN"/>
    </style:style>
    <style:style style:name="P649" style:family="paragraph" style:parent-style-name="Standard" style:list-style-name="L19">
      <style:paragraph-properties fo:margin-left="1in" fo:margin-right="0in" fo:text-indent="-0.25in" style:auto-text-indent="false"/>
      <style:text-properties style:language-asian="zh" style:country-asian="CN"/>
    </style:style>
    <style:style style:name="P650" style:family="paragraph" style:parent-style-name="Standard" style:list-style-name="L18">
      <style:paragraph-properties fo:margin-left="1in" fo:margin-right="0in" fo:text-indent="-0.25in" style:auto-text-indent="false"/>
    </style:style>
    <style:style style:name="P651"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52"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53"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54" style:family="paragraph" style:parent-style-name="Standard" style:list-style-name="L19">
      <style:paragraph-properties fo:margin-left="1in" fo:margin-right="0in" fo:text-indent="-0.25in" style:auto-text-indent="false"/>
    </style:style>
    <style:style style:name="P655" style:family="paragraph" style:parent-style-name="Standard" style:list-style-name="L19">
      <style:paragraph-properties fo:margin-left="1in" fo:margin-right="0in" fo:text-indent="-0.25in" style:auto-text-indent="false"/>
    </style:style>
    <style:style style:name="P65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61" style:family="paragraph" style:parent-style-name="Standard" style:list-style-name="WW8Num15">
      <style:paragraph-properties fo:margin-top="0in" fo:margin-bottom="0.1945in"/>
    </style:style>
    <style:style style:name="P662" style:family="paragraph" style:parent-style-name="Text_20_body" style:list-style-name="L21"/>
    <style:style style:name="P663" style:family="paragraph" style:parent-style-name="Text_20_body" style:list-style-name="L21"/>
    <style:style style:name="P664" style:family="paragraph" style:parent-style-name="Text_20_body" style:list-style-name="L21"/>
    <style:style style:name="P665" style:family="paragraph" style:parent-style-name="Text_20_body" style:list-style-name="L21"/>
    <style:style style:name="P666" style:family="paragraph" style:parent-style-name="Text_20_body" style:list-style-name="L21"/>
    <style:style style:name="P667" style:family="paragraph" style:parent-style-name="Text_20_body" style:list-style-name="L21"/>
    <style:style style:name="P668" style:family="paragraph" style:parent-style-name="Text_20_body" style:list-style-name="L47"/>
    <style:style style:name="P669" style:family="paragraph" style:parent-style-name="Text_20_body" style:list-style-name="L47"/>
    <style:style style:name="P670" style:family="paragraph" style:parent-style-name="Text_20_body" style:list-style-name="L47"/>
    <style:style style:name="P671" style:family="paragraph" style:parent-style-name="Text_20_body" style:list-style-name="L47"/>
    <style:style style:name="P672" style:family="paragraph" style:parent-style-name="Text_20_body" style:list-style-name="L47"/>
    <style:style style:name="P673" style:family="paragraph" style:parent-style-name="Text_20_body" style:list-style-name="L47"/>
    <style:style style:name="P674"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7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76"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77" style:family="paragraph" style:parent-style-name="Contents_20_2">
      <style:paragraph-properties>
        <style:tab-stops>
          <style:tab-stop style:position="6.7335in" style:type="right" style:leader-style="dotted" style:leader-text="."/>
        </style:tab-stops>
      </style:paragraph-properties>
    </style:style>
    <style:style style:name="P678" style:family="paragraph" style:parent-style-name="Code" style:list-style-name="L18">
      <style:paragraph-properties fo:margin-left="1in" fo:margin-right="0in" fo:text-indent="-0.25in" style:auto-text-indent="false"/>
      <style:text-properties style:language-asian="zh" style:country-asian="CN"/>
    </style:style>
    <style:style style:name="P679" style:family="paragraph" style:parent-style-name="Code" style:list-style-name="L19">
      <style:paragraph-properties fo:margin-left="1in" fo:margin-right="0in" fo:text-indent="-0.25in" style:auto-text-indent="false"/>
      <style:text-properties style:language-asian="zh" style:country-asian="CN"/>
    </style:style>
    <style:style style:name="P680" style:family="paragraph" style:parent-style-name="Code" style:list-style-name="L19">
      <style:paragraph-properties fo:margin-left="1in" fo:margin-right="0in" fo:text-indent="-0.25in" style:auto-text-indent="false"/>
      <style:text-properties style:language-asian="zh" style:country-asian="CN"/>
    </style:style>
    <style:style style:name="P681" style:family="paragraph" style:parent-style-name="Code" style:list-style-name="L18">
      <style:paragraph-properties fo:margin-left="1.5in" fo:margin-right="0in" fo:text-indent="0in" style:auto-text-indent="false"/>
      <style:text-properties style:language-asian="zh" style:country-asian="CN"/>
    </style:style>
    <style:style style:name="P682" style:family="paragraph" style:parent-style-name="Code" style:list-style-name="L18">
      <style:paragraph-properties fo:margin-left="1.5in" fo:margin-right="0in" fo:text-indent="0in" style:auto-text-indent="false"/>
      <style:text-properties style:language-asian="zh" style:country-asian="CN"/>
    </style:style>
    <style:style style:name="P683" style:family="paragraph" style:parent-style-name="Code" style:list-style-name="L18">
      <style:paragraph-properties fo:margin-left="1.5in" fo:margin-right="0in" fo:text-indent="0in" style:auto-text-indent="false"/>
      <style:text-properties style:language-asian="zh" style:country-asian="CN"/>
    </style:style>
    <style:style style:name="P684" style:family="paragraph" style:parent-style-name="Code" style:list-style-name="L24">
      <style:paragraph-properties fo:margin-left="1in" fo:margin-right="0in" fo:text-indent="0in" style:auto-text-indent="false"/>
    </style:style>
    <style:style style:name="P685" style:family="paragraph" style:parent-style-name="Code" style:list-style-name="L24">
      <style:paragraph-properties fo:margin-left="1in" fo:margin-right="0in" fo:text-indent="0in" style:auto-text-indent="false"/>
    </style:style>
    <style:style style:name="P686" style:family="paragraph" style:parent-style-name="Code" style:list-style-name="L24">
      <style:paragraph-properties fo:margin-left="1in" fo:margin-right="0in" fo:text-indent="0in" style:auto-text-indent="false"/>
    </style:style>
    <style:style style:name="P687" style:family="paragraph" style:parent-style-name="Code" style:list-style-name="L27">
      <style:paragraph-properties fo:margin-left="1in" fo:margin-right="0in" fo:text-indent="0in" style:auto-text-indent="false"/>
      <style:text-properties style:language-asian="zh" style:country-asian="CN"/>
    </style:style>
    <style:style style:name="P688" style:family="paragraph" style:parent-style-name="Code" style:list-style-name="L26">
      <style:paragraph-properties fo:margin-left="0in" fo:margin-right="0in" fo:text-indent="0in" style:auto-text-indent="false"/>
    </style:style>
    <style:style style:name="P689" style:family="paragraph" style:parent-style-name="Code" style:list-style-name="L26">
      <style:paragraph-properties fo:margin-left="0in" fo:margin-right="0in" fo:text-indent="0in" style:auto-text-indent="false"/>
    </style:style>
    <style:style style:name="P69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9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9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9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99" style:family="paragraph" style:parent-style-name="List_20_Number">
      <style:paragraph-properties fo:margin-left="1in" fo:margin-right="0in" fo:text-indent="0in" style:auto-text-indent="false"/>
      <style:text-properties fo:color="#000000" fo:font-style="italic" style:font-style-asian="italic"/>
    </style:style>
    <style:style style:name="P700" style:family="paragraph" style:parent-style-name="List_20_Number">
      <style:paragraph-properties fo:margin-left="1in" fo:margin-right="0in" fo:text-indent="0in" style:auto-text-indent="false">
        <style:tab-stops>
          <style:tab-stop style:position="1.15in"/>
        </style:tab-stops>
      </style:paragraph-properties>
    </style:style>
    <style:style style:name="P701" style:family="paragraph" style:parent-style-name="List_20_Number">
      <style:paragraph-properties fo:margin-left="1in" fo:margin-right="0in" fo:text-indent="0in" style:auto-text-indent="false">
        <style:tab-stops>
          <style:tab-stop style:position="1.15in"/>
        </style:tab-stops>
      </style:paragraph-properties>
    </style:style>
    <style:style style:name="P70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70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704" style:family="paragraph" style:parent-style-name="List_20_Number" style:list-style-name="WW8Num14">
      <style:paragraph-properties fo:margin-left="0in" fo:margin-right="0in" fo:text-indent="0in" style:auto-text-indent="false"/>
    </style:style>
    <style:style style:name="P705" style:family="paragraph" style:parent-style-name="List_20_Number" style:list-style-name="WW8Num14">
      <style:paragraph-properties fo:margin-left="0in" fo:margin-right="0in" fo:text-indent="0in" style:auto-text-indent="false"/>
    </style:style>
    <style:style style:name="P706" style:family="paragraph" style:parent-style-name="List_20_Number" style:list-style-name="WW8Num14">
      <style:paragraph-properties fo:margin-left="0in" fo:margin-right="0in" fo:text-indent="0in" style:auto-text-indent="false"/>
    </style:style>
    <style:style style:name="P707" style:family="paragraph" style:parent-style-name="List_20_Number" style:list-style-name="WW8Num14">
      <style:paragraph-properties fo:margin-left="0in" fo:margin-right="0in" fo:text-indent="0in" style:auto-text-indent="false"/>
    </style:style>
    <style:style style:name="P708" style:family="paragraph" style:parent-style-name="List_20_Number" style:list-style-name="WW8Num14">
      <style:paragraph-properties fo:margin-left="0in" fo:margin-right="0in" fo:text-indent="0in" style:auto-text-indent="false"/>
      <style:text-properties fo:color="#000000"/>
    </style:style>
    <style:style style:name="P709" style:family="paragraph" style:parent-style-name="List_20_Number" style:list-style-name="WW8Num29">
      <style:paragraph-properties fo:margin-left="0in" fo:margin-right="0in" fo:text-indent="0in" style:auto-text-indent="false"/>
    </style:style>
    <style:style style:name="P710" style:family="paragraph" style:parent-style-name="List_20_Number" style:list-style-name="WW8Num29">
      <style:paragraph-properties fo:margin-left="0in" fo:margin-right="0in" fo:text-indent="0in" style:auto-text-indent="false"/>
    </style:style>
    <style:style style:name="P711" style:family="paragraph" style:parent-style-name="List_20_Number">
      <style:paragraph-properties fo:margin-left="0in" fo:margin-right="0in" fo:text-indent="0in" style:auto-text-indent="false"/>
    </style:style>
    <style:style style:name="P712" style:family="paragraph" style:parent-style-name="List_20_Number">
      <style:paragraph-properties fo:margin-left="0in" fo:margin-right="0in" fo:text-indent="0in" style:auto-text-indent="false"/>
      <style:text-properties style:font-name="Tms Rmn"/>
    </style:style>
    <style:style style:name="P713" style:family="paragraph" style:parent-style-name="List_20_Number" style:list-style-name="WW8Num29">
      <style:paragraph-properties fo:margin-left="0.5in" fo:margin-right="0in" fo:text-indent="0in" style:auto-text-indent="false"/>
    </style:style>
    <style:style style:name="P7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71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72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72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722" style:family="paragraph" style:parent-style-name="List_20_Number_20_4">
      <style:paragraph-properties fo:margin-left="0in" fo:margin-right="0in" fo:text-indent="0in" style:auto-text-indent="false"/>
    </style:style>
    <style:style style:name="P723" style:family="paragraph" style:parent-style-name="Text_20_body_20_indent" style:list-style-name="WW8Num27"/>
    <style:style style:name="P724" style:family="paragraph" style:parent-style-name="Text_20_body_20_indent" style:list-style-name="WW8Num27"/>
    <style:style style:name="P725" style:family="paragraph" style:parent-style-name="Text_20_body_20_indent" style:list-style-name="WW8Num27"/>
    <style:style style:name="P726" style:family="paragraph" style:parent-style-name="Text_20_body_20_indent" style:list-style-name="WW8Num28">
      <style:text-properties style:font-name="Tms Rmn" fo:font-weight="bold"/>
    </style:style>
    <style:style style:name="P727" style:family="paragraph" style:parent-style-name="Text_20_body_20_indent" style:list-style-name="WW8Num28">
      <style:text-properties style:font-name="Tms Rmn" fo:font-weight="bold"/>
    </style:style>
    <style:style style:name="P728" style:family="paragraph" style:parent-style-name="Text_20_body_20_indent" style:list-style-name="WW8Num28">
      <style:text-properties style:font-name="Tms Rmn" fo:font-weight="bold"/>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fo:font-size="12pt" style:font-size-asian="14pt" style:font-size-complex="14pt"/>
    </style:style>
    <style:style style:name="T89" style:family="text">
      <style:text-properties style:font-weight-complex="bold"/>
    </style:style>
    <style:style style:name="T90" style:family="text">
      <style:text-properties fo:font-weight="normal"/>
    </style:style>
    <style:style style:name="T91" style:family="text">
      <style:text-properties fo:font-weight="normal" style:font-weight-asian="normal" style:font-weight-complex="normal"/>
    </style:style>
    <style:style style:name="T92" style:family="text">
      <style:text-properties fo:font-weight="normal" style:language-asian="zh" style:country-asian="CN" style:font-weight-asian="normal" style:font-weight-complex="normal"/>
    </style:style>
    <style:style style:name="T93" style:family="text">
      <style:text-properties style:font-name="Times New Roman"/>
    </style:style>
    <style:style style:name="T94" style:family="text">
      <style:text-properties style:font-name="Times New Roman" fo:font-size="12pt" style:font-size-asian="12pt" style:font-size-complex="12pt"/>
    </style:style>
    <style:style style:name="T95" style:family="text">
      <style:text-properties style:font-name="Times New Roman" fo:font-size="12pt" fo:font-weight="bold" style:font-size-asian="12pt" style:font-size-complex="12pt"/>
    </style:style>
    <style:style style:name="T96" style:family="text">
      <style:text-properties style:font-name="Times New Roman" fo:font-size="12pt" fo:font-weight="normal" style:font-size-asian="12pt" style:font-size-complex="12pt"/>
    </style:style>
    <style:style style:name="T97" style:family="text">
      <style:text-properties style:font-name="Times New Roman" fo:font-size="12pt" fo:font-weight="normal" style:font-size-asian="12pt" style:language-asian="zh" style:country-asian="CN" style:font-size-complex="12pt"/>
    </style:style>
    <style:style style:name="T98" style:family="text">
      <style:text-properties style:font-name="Times New Roman" fo:font-size="12pt" fo:font-weight="normal" style:font-name-complex="Times New Roman"/>
    </style:style>
    <style:style style:name="T99" style:family="text">
      <style:text-properties style:font-name="Times New Roman" fo:font-weight="normal"/>
    </style:style>
    <style:style style:name="T100" style:family="text">
      <style:text-properties style:font-name="Times New Roman" fo:font-weight="normal" style:font-name-asian="TimesNewRomanPSMT" style:font-weight-asian="bold" style:font-name-complex="TimesNewRomanPSMT" style:font-weight-complex="bold"/>
    </style:style>
    <style:style style:name="T101" style:family="text">
      <style:text-properties style:font-name="Times New Roman" fo:font-weight="normal" style:font-weight-asian="bold" style:font-weight-complex="bold"/>
    </style:style>
    <style:style style:name="T102" style:family="text">
      <style:text-properties style:font-name="Times New Roman" fo:font-style="normal" fo:font-weight="normal"/>
    </style:style>
    <style:style style:name="T103" style:family="text">
      <style:text-properties style:font-name="Helv1" fo:font-size="10pt" style:text-underline-style="none" style:font-size-asian="10pt" style:font-size-complex="10pt"/>
    </style:style>
    <style:style style:name="T104" style:family="text">
      <style:text-properties style:language-asian="zh" style:country-asian="CN"/>
    </style:style>
    <style:style style:name="T105" style:family="text">
      <style:text-properties fo:font-style="normal"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style>
    <style:style style:name="T108" style:family="text">
      <style:text-properties style:font-name="Courier New"/>
    </style:style>
    <style:style style:name="T109" style:family="text">
      <style:text-properties style:font-name="Courier New" fo:font-size="10pt" fo:font-weight="normal" style:font-size-asian="10pt" style:language-asian="zh" style:country-asian="CN" style:font-name-complex="Times New Roman" style:font-size-complex="10pt"/>
    </style:style>
    <style:style style:name="T110" style:family="text">
      <style:text-properties style:font-name="Courier New" fo:font-size="10pt" style:font-size-asian="10pt" style:font-size-complex="10pt"/>
    </style:style>
    <style:style style:name="T111" style:family="text">
      <style:text-properties style:font-name="Courier New" fo:font-size="10pt" style:font-size-asian="10pt" style:language-asian="zh" style:country-asian="CN" style:font-size-complex="10pt"/>
    </style:style>
    <style:style style:name="T112" style:family="text">
      <style:text-properties style:font-name="Courier New" fo:font-size="10pt" fo:font-weight="bold" style:font-size-asian="10pt" style:language-asian="zh" style:country-asian="CN" style:font-weight-asian="bold" style:font-size-complex="10pt" style:font-weight-complex="bold"/>
    </style:style>
    <style:style style:name="T113" style:family="text">
      <style:text-properties style:font-name="Courier New" style:language-asian="zh" style:country-asian="CN" style:font-name-complex="Times New Roman"/>
    </style:style>
    <style:style style:name="T114" style:family="text">
      <style:text-properties fo:font-size="10pt" style:font-size-asian="10pt" style:font-size-complex="10pt"/>
    </style:style>
    <style:style style:name="T115" style:family="text">
      <style:text-properties fo:font-size="10pt" fo:font-style="normal" fo:font-weight="normal" style:font-size-asian="10pt" style:font-size-complex="10pt"/>
    </style:style>
    <style:style style:name="T11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1" style:family="text">
      <style:text-properties style:font-name="Tms Rmn"/>
    </style:style>
    <style:style style:name="T122" style:family="text">
      <style:text-properties style:font-name="Tms Rmn" fo:font-weight="bold" style:font-weight-asian="bold" style:font-weight-complex="bold"/>
    </style:style>
    <style:style style:name="T123" style:family="text">
      <style:text-properties fo:color="#ff0000"/>
    </style:style>
    <style:style style:name="T124" style:family="text">
      <style:text-properties fo:color="#ff0000" style:font-name="Times New Roman"/>
    </style:style>
    <style:style style:name="T125" style:family="text">
      <style:text-properties style:font-name="TimesNewRomanPSMT" fo:font-size="12pt" style:font-name-asian="TimesNewRomanPSMT" style:font-size-asian="12pt" style:font-name-complex="TimesNewRomanPSMT" style:font-size-complex="12pt"/>
    </style:style>
    <style:style style:name="T126" style:family="text">
      <style:text-properties style:font-name="Arial" fo:font-weight="normal" style:font-name-asian="TimesNewRomanPSMT" style:font-weight-asian="bold" style:font-name-complex="TimesNewRomanPSMT" style:font-weight-complex="bold"/>
    </style:style>
    <style:style style:name="T127" style:family="text">
      <style:text-properties fo:font-size="14pt" style:font-size-asian="14pt" style:font-size-complex="14pt"/>
    </style:style>
    <style:style style:name="T128"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9" style:family="text">
      <style:text-properties fo:color="#0000ff" style:text-underline-style="solid" style:text-underline-width="auto" style:text-underline-color="font-color"/>
    </style:style>
    <style:style style:name="T130" style:family="text">
      <style:text-properties fo:color="#333333"/>
    </style:style>
    <style:style style:name="T13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2" style:family="text">
      <style:text-properties style:font-name="Times-Roman" fo:font-size="12pt" style:font-name-asian="Times-Roman" style:font-size-asian="12pt" style:font-name-complex="Times-Roman" style:font-size-complex="12pt"/>
    </style:style>
    <style:style style:name="T133" style:family="text">
      <style:text-properties style:font-name="Times-Roman" style:font-name-asian="Times-Roman" style:font-name-complex="Times-Roman"/>
    </style:style>
    <style:style style:name="T134" style:family="text">
      <style:text-properties fo:font-size="16pt" style:font-size-asian="16pt" style:font-size-complex="16pt"/>
    </style:style>
    <style:style style:name="T135" style:family="text">
      <style:text-properties style:text-underline-style="solid" style:text-underline-width="auto" style:text-underline-color="font-color"/>
    </style:style>
    <style:style style:name="T136" style:family="text">
      <style:text-properties style:font-name-asian="Times New Roman" style:language-asian="zh" style:country-asian="CN"/>
    </style:style>
    <style:style style:name="T137" style:family="text">
      <style:text-properties style:text-position="super 58%"/>
    </style:style>
    <style:style style:name="T138" style:family="text">
      <style:text-properties style:font-name="Cambria" fo:font-size="12pt" style:font-name-asian="Cambria" style:font-size-asian="12pt" style:font-name-complex="Cambria" style:font-size-complex="12pt"/>
    </style:style>
    <style:style style:name="T139"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48319184">
          <text:deletion>
            <office:change-info>
              <dc:creator>unknown</dc:creator>
              <dc:date>2009-05-07T13:49:00</dc:date>
            </office:change-info>
            <text:p text:style-name="P1">CATX</text:p>
          </text:deletion>
        </text:changed-region>
        <text:changed-region text:id="ct134983120">
          <text:insertion>
            <office:change-info>
              <dc:creator>unknown</dc:creator>
              <dc:date>2009-05-07T13:49:00</dc:date>
            </office:change-info>
          </text:insertion>
        </text:changed-region>
        <text:changed-region text:id="ct148903088">
          <text:deletion>
            <office:change-info>
              <dc:creator>unknown</dc:creator>
              <dc:date>2009-10-06T12:00:00</dc:date>
            </office:change-info>
            <text:p text:style-name="P2">0</text:p>
          </text:deletion>
        </text:changed-region>
        <text:changed-region text:id="ct132075232">
          <text:deletion>
            <office:change-info>
              <dc:creator>unknown</dc:creator>
              <dc:date>2009-07-09T08:40:00</dc:date>
            </office:change-info>
            <text:p text:style-name="P2">6</text:p>
          </text:deletion>
        </text:changed-region>
        <text:changed-region text:id="ct145689920">
          <text:deletion>
            <office:change-info>
              <dc:creator>Lissa Valletta</dc:creator>
              <dc:date>2009-06-22T07:58:00</dc:date>
            </office:change-info>
            <text:p text:style-name="P2">5/0</text:p>
          </text:deletion>
        </text:changed-region>
        <text:changed-region text:id="ct132130312">
          <text:deletion>
            <office:change-info>
              <dc:creator>Guangcheng Li</dc:creator>
              <dc:date>2009-05-08T15:26:00</dc:date>
            </office:change-info>
            <text:p text:style-name="P2">7</text:p>
          </text:deletion>
        </text:changed-region>
        <text:changed-region text:id="ct132551776">
          <text:deletion>
            <office:change-info>
              <dc:creator>Lissa Valletta</dc:creator>
              <dc:date>2009-06-22T07:58:00</dc:date>
            </office:change-info>
            <text:p text:style-name="P2">8</text:p>
          </text:deletion>
        </text:changed-region>
        <text:changed-region text:id="ct150433512">
          <text:insertion>
            <office:change-info>
              <dc:creator>unknown</dc:creator>
              <dc:date>2009-05-18T09:45:00</dc:date>
            </office:change-info>
          </text:insertion>
        </text:changed-region>
        <text:changed-region text:id="ct149346320">
          <text:insertion>
            <office:change-info>
              <dc:creator>unknown</dc:creator>
              <dc:date>2009-05-18T09:46:00</dc:date>
            </office:change-info>
          </text:insertion>
        </text:changed-region>
        <text:changed-region text:id="ct131742448">
          <text:insertion>
            <office:change-info>
              <dc:creator>unknown</dc:creator>
              <dc:date>2009-07-09T08:43:00</dc:date>
            </office:change-info>
          </text:insertion>
        </text:changed-region>
        <text:changed-region text:id="ct145301432">
          <text:insertion>
            <office:change-info>
              <dc:creator>unknown</dc:creator>
              <dc:date>2009-07-09T08:44:00</dc:date>
            </office:change-info>
          </text:insertion>
        </text:changed-region>
        <text:changed-region text:id="ct132662192">
          <text:insertion>
            <office:change-info>
              <dc:creator>unknown</dc:creator>
              <dc:date>2009-05-18T10:27:00</dc:date>
            </office:change-info>
          </text:insertion>
        </text:changed-region>
        <text:changed-region text:id="ct146884808">
          <text:insertion>
            <office:change-info>
              <dc:creator>unknown</dc:creator>
              <dc:date>2009-05-18T10:25:00</dc:date>
            </office:change-info>
          </text:insertion>
        </text:changed-region>
        <text:changed-region text:id="ct131680032">
          <text:deletion>
            <office:change-info>
              <dc:creator>Lissa Valletta</dc:creator>
              <dc:date>2009-11-06T09:20:00</dc:date>
            </office:change-info>
            <text:p text:style-name="P3">omman</text:p>
          </text:deletion>
        </text:changed-region>
        <text:changed-region text:id="ct145242984">
          <text:deletion>
            <office:change-info>
              <dc:creator>Lissa Valletta</dc:creator>
              <dc:date>2009-11-06T09:19:00</dc:date>
            </office:change-info>
            <text:p text:style-name="P3">ds. </text:p>
          </text:deletion>
        </text:changed-region>
        <text:changed-region text:id="ct148217968">
          <text:insertion>
            <office:change-info>
              <dc:creator>Lissa Valletta</dc:creator>
              <dc:date>2009-11-06T09:20:00</dc:date>
            </office:change-info>
          </text:insertion>
        </text:changed-region>
        <text:changed-region text:id="ct148217832">
          <text:insertion>
            <office:change-info>
              <dc:creator>未知作者</dc:creator>
              <dc:date>2009-10-19T13:56:00</dc:date>
            </office:change-info>
          </text:insertion>
        </text:changed-region>
        <text:changed-region text:id="ct88333264">
          <text:format-change>
            <office:change-info>
              <dc:creator>Guangcheng Li</dc:creator>
              <dc:date>2009-05-08T09:47:00</dc:date>
            </office:change-info>
          </text:format-change>
        </text:changed-region>
        <text:changed-region text:id="ct88139456">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88139312">
          <text:deletion>
            <office:change-info>
              <dc:creator>unknown</dc:creator>
              <dc:date>2009-08-25T10:07:00</dc:date>
            </office:change-info>
            <text:p text:style-name="P13"><text:a xlink:type="simple" xlink:href="http://xcat.sourceforge.net/man1/csm2xcat.1.html">csm2xcat</text:a></text:p>
          </text:deletion>
        </text:changed-region>
        <text:changed-region text:id="ct88139168">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p text:style-name="P14">Inventory</text:p>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p text:style-name="P14">Parallel Commands</text:p>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p text:style-name="P14">Deployment</text:p>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p text:style-name="P14">Others</text:p>
            <text:list text:style-name="L1">
              <text:list-item text:start-value="1">
                <text:p text:style-name="P12"><text:a xlink:type="simple" xlink:href="http://xcat.sourceforge.net/man1/unregnotif.1.html"/></text:p>
              </text:list-item>
            </text:list>
          </text:deletion>
        </text:changed-region>
        <text:changed-region text:id="ct145316888">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4531674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p text:style-name="P20"/>
                      </text:list-item>
                    </text:list>
                  </text:list-item>
                </text:list>
              </text:list-item>
            </text:list>
          </text:deletion>
        </text:changed-region>
        <text:changed-region text:id="ct145316600">
          <text:deletion>
            <office:change-info>
              <dc:creator>Lissa Valletta</dc:creator>
              <dc:date>2009-11-06T08:46:00</dc:date>
            </office:change-info>
            <text:list text:style-name="L8">
              <text:list-item text:start-value="1">
                <text:list>
                  <text:list-item text:start-value="1">
                    <text:list>
                      <text:list-item text:start-value="1">
                        <text:p text:style-name="P20">Monitoring </text:p>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4531645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45316352">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4821295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48212808">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4821266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48212520">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5218654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52186400">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88336048">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48700192">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deletion>
        </text:changed-region>
        <text:changed-region text:id="ct131481648">
          <text:deletion>
            <office:change-info>
              <dc:creator>Lissa Valletta</dc:creator>
              <dc:date>2009-11-06T09:18:00</dc:date>
            </office:change-info>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32357832">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52">SQLite</text:p>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52">PostgreSQL</text:p>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p text:style-name="P52">MySQL</text:p>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p text:style-name="P54">DB2 (</text:p>
                      </text:list-item>
                    </text:list>
                  </text:list-item>
                </text:list>
              </text:list-item>
            </text:list>
          </text:deletion>
        </text:changed-region>
        <text:changed-region text:id="ct131175848">
          <text:deletion>
            <office:change-info>
              <dc:creator>Lissa Valletta</dc:creator>
              <dc:date>2009-11-06T08:57:00</dc:date>
            </office:change-info>
            <text:p text:style-name="P55">TBD)</text:p>
          </text:deletion>
        </text:changed-region>
        <text:changed-region text:id="ct131175952">
          <text:deletion>
            <office:change-info>
              <dc:creator>Lissa Valletta</dc:creator>
              <dc:date>2009-11-06T09:13:00</dc:date>
            </office:change-info>
            <text:p text:style-name="Heading_20_3"><text:a xlink:type="simple" xlink:href="http://xcat.sourceforge.net/man1/unregnotif.1.html"><text:span text:style-name="T19"/></text:a></text:p>
            <text:p text:style-name="P56"><text:a xlink:type="simple" xlink:href="http://xcat.sourceforge.net/man1/unregnotif.1.html"><text:span text:style-name="T1"/></text:a></text:p>
          </text:deletion>
        </text:changed-region>
        <text:changed-region text:id="ct131176056">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31309048">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31309152">
          <text:deletion>
            <office:change-info>
              <dc:creator>Guangcheng Li</dc:creator>
              <dc:date>2009-07-15T14:36:00</dc:date>
            </office:change-info>
            <text:p text:style-name="P65"><text:s/></text:p>
          </text:deletion>
        </text:changed-region>
        <text:changed-region text:id="ct131309256">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88277216">
          <text:insertion>
            <office:change-info>
              <dc:creator>unknown</dc:creator>
              <dc:date>2009-07-09T08:42:00</dc:date>
            </office:change-info>
          </text:insertion>
        </text:changed-region>
        <text:changed-region text:id="ct88223712">
          <text:insertion>
            <office:change-info>
              <dc:creator>unknown</dc:creator>
              <dc:date>2009-05-18T09:49:00</dc:date>
            </office:change-info>
          </text:insertion>
        </text:changed-region>
        <text:changed-region text:id="ct88224128">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88224024">
          <text:deletion>
            <office:change-info>
              <dc:creator>Guangcheng Li</dc:creator>
              <dc:date>2009-05-08T09:51:00</dc:date>
            </office:change-info>
            <text:p text:style-name="P74">ethernet</text:p>
          </text:deletion>
        </text:changed-region>
        <text:changed-region text:id="ct88223920">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88223816">
          <text:deletion>
            <office:change-info>
              <dc:creator>unknown</dc:creator>
              <dc:date>2009-07-09T08:43:00</dc:date>
            </office:change-info>
            <text:p text:style-name="P74"/>
            <text:p text:style-name="P74"/>
          </text:deletion>
        </text:changed-region>
        <text:changed-region text:id="ct150820656">
          <text:insertion>
            <office:change-info>
              <dc:creator>unknown</dc:creator>
              <dc:date>2009-05-18T09:49:00</dc:date>
            </office:change-info>
          </text:insertion>
        </text:changed-region>
        <text:changed-region text:id="ct150820552">
          <text:deletion>
            <office:change-info>
              <dc:creator>Lissa Valletta</dc:creator>
              <dc:date>2009-11-06T09:21:00</dc:date>
            </office:change-info>
            <text:h text:style-name="P76" text:outline-level="2">de with xCAT </text:h>
          </text:deletion>
        </text:changed-region>
        <text:changed-region text:id="ct150820448">
          <text:insertion>
            <office:change-info>
              <dc:creator>Lissa Valletta</dc:creator>
              <dc:date>2009-11-06T09:21:00</dc:date>
            </office:change-info>
          </text:insertion>
        </text:changed-region>
        <text:changed-region text:id="ct131316528">
          <text:insertion>
            <office:change-info>
              <dc:creator>Lissa Valletta</dc:creator>
              <dc:date>2009-11-06T08:56:00</dc:date>
            </office:change-info>
          </text:insertion>
        </text:changed-region>
        <text:changed-region text:id="ct131316392">
          <text:insertion>
            <office:change-info>
              <dc:creator>unknown</dc:creator>
              <dc:date>2009-05-18T09:49:00</dc:date>
            </office:change-info>
          </text:insertion>
        </text:changed-region>
        <text:changed-region text:id="ct131316288">
          <text:insertion>
            <office:change-info>
              <dc:creator>unknown</dc:creator>
              <dc:date>2009-05-18T09:49:00</dc:date>
            </office:change-info>
          </text:insertion>
        </text:changed-region>
        <text:changed-region text:id="ct88224232">
          <text:deletion>
            <office:change-info>
              <dc:creator>Lissa Valletta</dc:creator>
              <dc:date>2009-11-06T09:21:00</dc:date>
            </office:change-info>
            <text:h text:style-name="P77" text:outline-level="2">with xCAT </text:h>
          </text:deletion>
        </text:changed-region>
        <text:changed-region text:id="ct148945200">
          <text:insertion>
            <office:change-info>
              <dc:creator>unknown</dc:creator>
              <dc:date>2009-05-18T09:47:00</dc:date>
            </office:change-info>
          </text:insertion>
        </text:changed-region>
        <text:changed-region text:id="ct14894506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48944928">
          <text:insertion>
            <office:change-info>
              <dc:creator>Guangcheng Li</dc:creator>
              <dc:date>2009-05-08T09:55:00</dc:date>
            </office:change-info>
          </text:insertion>
        </text:changed-region>
        <text:changed-region text:id="ct148944824">
          <text:insertion>
            <office:change-info>
              <dc:creator>Guangcheng Li</dc:creator>
              <dc:date>2009-05-08T09:58:00</dc:date>
            </office:change-info>
          </text:insertion>
        </text:changed-region>
        <text:changed-region text:id="ct134138808">
          <text:insertion>
            <office:change-info>
              <dc:creator>Guangcheng Li</dc:creator>
              <dc:date>2009-05-08T09:57:00</dc:date>
            </office:change-info>
          </text:insertion>
        </text:changed-region>
        <text:changed-region text:id="ct151156016">
          <text:insertion>
            <office:change-info>
              <dc:creator>Guangcheng Li</dc:creator>
              <dc:date>2009-05-08T10:04:00</dc:date>
            </office:change-info>
          </text:insertion>
        </text:changed-region>
        <text:changed-region text:id="ct151156120">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48817992">
          <text:insertion>
            <office:change-info>
              <dc:creator>Guangcheng Li</dc:creator>
              <dc:date>2009-05-08T10:15:00</dc:date>
            </office:change-info>
          </text:insertion>
        </text:changed-region>
        <text:changed-region text:id="ct148818096">
          <text:deletion>
            <office:change-info>
              <dc:creator>Guangcheng Li</dc:creator>
              <dc:date>2009-05-08T10:15:00</dc:date>
            </office:change-info>
            <text:p text:style-name="P78">Configure the cluster-facing NICs through the ifcfg-* file</text:p>
          </text:deletion>
        </text:changed-region>
        <text:changed-region text:id="ct148818200">
          <text:insertion>
            <office:change-info>
              <dc:creator>Guangcheng Li</dc:creator>
              <dc:date>2009-05-08T10:15:00</dc:date>
            </office:change-info>
          </text:insertion>
        </text:changed-region>
        <text:changed-region text:id="ct148818448">
          <text:deletion>
            <office:change-info>
              <dc:creator>Guangcheng Li</dc:creator>
              <dc:date>2009-05-08T10:16:00</dc:date>
            </office:change-info>
            <text:p text:style-name="P78"><text:s/></text:p>
          </text:deletion>
        </text:changed-region>
        <text:changed-region text:id="ct148818304">
          <text:deletion>
            <office:change-info>
              <dc:creator>Guangcheng Li</dc:creator>
              <dc:date>2009-05-08T10:15:00</dc:date>
            </office:change-info>
            <text:p text:style-name="P78"><text:s/></text:p>
          </text:deletion>
        </text:changed-region>
        <text:changed-region text:id="ct151157536">
          <text:insertion>
            <office:change-info>
              <dc:creator>Guangcheng Li</dc:creator>
              <dc:date>2009-05-08T10:15:00</dc:date>
            </office:change-info>
          </text:insertion>
        </text:changed-region>
        <text:changed-region text:id="ct151157792">
          <text:insertion>
            <office:change-info>
              <dc:creator>Guangcheng Li</dc:creator>
              <dc:date>2009-05-08T10:16:00</dc:date>
            </office:change-info>
          </text:insertion>
        </text:changed-region>
        <text:changed-region text:id="ct151158048">
          <text:insertion>
            <office:change-info>
              <dc:creator>Guangcheng Li</dc:creator>
              <dc:date>2009-05-08T10:17:00</dc:date>
            </office:change-info>
          </text:insertion>
        </text:changed-region>
        <text:changed-region text:id="ct131510440">
          <text:insertion>
            <office:change-info>
              <dc:creator>Guangcheng Li</dc:creator>
              <dc:date>2009-05-08T10:18:00</dc:date>
            </office:change-info>
          </text:insertion>
        </text:changed-region>
        <text:changed-region text:id="ct131510832">
          <text:insertion>
            <office:change-info>
              <dc:creator>Guangcheng Li</dc:creator>
              <dc:date>2009-05-08T10:21:00</dc:date>
            </office:change-info>
          </text:insertion>
        </text:changed-region>
        <text:changed-region text:id="ct88171104">
          <text:insertion>
            <office:change-info>
              <dc:creator>Guangcheng Li</dc:creator>
              <dc:date>2009-05-08T10:20:00</dc:date>
            </office:change-info>
          </text:insertion>
        </text:changed-region>
        <text:changed-region text:id="ct88171336">
          <text:insertion>
            <office:change-info>
              <dc:creator>Guangcheng Li</dc:creator>
              <dc:date>2009-05-08T10:21:00</dc:date>
            </office:change-info>
          </text:insertion>
        </text:changed-region>
        <text:changed-region text:id="ct88171440">
          <text:insertion>
            <office:change-info>
              <dc:creator>Guangcheng Li</dc:creator>
              <dc:date>2009-05-08T10:09:00</dc:date>
            </office:change-info>
          </text:insertion>
        </text:changed-region>
        <text:changed-region text:id="ct149169952">
          <text:insertion>
            <office:change-info>
              <dc:creator>Guangcheng Li</dc:creator>
              <dc:date>2009-05-08T10:27:00</dc:date>
            </office:change-info>
          </text:insertion>
        </text:changed-region>
        <text:changed-region text:id="ct149170280">
          <text:deletion>
            <office:change-info>
              <dc:creator>Guangcheng Li</dc:creator>
              <dc:date>2009-05-08T10:20:00</dc:date>
            </office:change-info>
            <text:p text:style-name="Standard"/>
            <text:p text:style-name="Standard"/>
          </text:deletion>
        </text:changed-region>
        <text:changed-region text:id="ct148749888">
          <text:insertion>
            <office:change-info>
              <dc:creator>Guangcheng Li</dc:creator>
              <dc:date>2009-05-08T10:25:00</dc:date>
            </office:change-info>
          </text:insertion>
        </text:changed-region>
        <text:changed-region text:id="ct148749992">
          <text:insertion>
            <office:change-info>
              <dc:creator>Guangcheng Li</dc:creator>
              <dc:date>2009-05-08T10:27:00</dc:date>
            </office:change-info>
          </text:insertion>
        </text:changed-region>
        <text:changed-region text:id="ct148750096">
          <text:insertion>
            <office:change-info>
              <dc:creator>Guangcheng Li</dc:creator>
              <dc:date>2009-05-08T13:50:00</dc:date>
            </office:change-info>
          </text:insertion>
        </text:changed-region>
        <text:changed-region text:id="ct148750200">
          <text:insertion>
            <office:change-info>
              <dc:creator>Guangcheng Li</dc:creator>
              <dc:date>2009-05-08T13:51:00</dc:date>
            </office:change-info>
          </text:insertion>
        </text:changed-region>
        <text:changed-region text:id="ct148750304">
          <text:insertion>
            <office:change-info>
              <dc:creator>Guangcheng Li</dc:creator>
              <dc:date>2009-05-08T13:52:00</dc:date>
            </office:change-info>
          </text:insertion>
        </text:changed-region>
        <text:changed-region text:id="ct148966016">
          <text:insertion>
            <office:change-info>
              <dc:creator>Guangcheng Li</dc:creator>
              <dc:date>2009-05-08T13:53:00</dc:date>
            </office:change-info>
          </text:insertion>
        </text:changed-region>
        <text:changed-region text:id="ct148966120">
          <text:insertion>
            <office:change-info>
              <dc:creator>Guangcheng Li</dc:creator>
              <dc:date>2009-05-08T13:55:00</dc:date>
            </office:change-info>
          </text:insertion>
        </text:changed-region>
        <text:changed-region text:id="ct148966224">
          <text:insertion>
            <office:change-info>
              <dc:creator>Guangcheng Li</dc:creator>
              <dc:date>2009-05-08T13:56:00</dc:date>
            </office:change-info>
          </text:insertion>
        </text:changed-region>
        <text:changed-region text:id="ct148966328">
          <text:insertion>
            <office:change-info>
              <dc:creator>Guangcheng Li</dc:creator>
              <dc:date>2009-05-08T14:02:00</dc:date>
            </office:change-info>
          </text:insertion>
        </text:changed-region>
        <text:changed-region text:id="ct145716048">
          <text:deletion>
            <office:change-info>
              <dc:creator>Guangcheng Li</dc:creator>
              <dc:date>2009-05-08T14:03:00</dc:date>
            </office:change-info>
            <text:p text:style-name="P79">S</text:p>
          </text:deletion>
        </text:changed-region>
        <text:changed-region text:id="ct145716152">
          <text:insertion>
            <office:change-info>
              <dc:creator>Guangcheng Li</dc:creator>
              <dc:date>2009-05-08T14:03:00</dc:date>
            </office:change-info>
          </text:insertion>
        </text:changed-region>
        <text:changed-region text:id="ct145716256">
          <text:insertion>
            <office:change-info>
              <dc:creator>Guangcheng Li</dc:creator>
              <dc:date>2009-05-08T11:02:00</dc:date>
            </office:change-info>
          </text:insertion>
        </text:changed-region>
        <text:changed-region text:id="ct145716432">
          <text:insertion>
            <office:change-info>
              <dc:creator>Guangcheng Li</dc:creator>
              <dc:date>2009-05-08T14:04:00</dc:date>
            </office:change-info>
          </text:insertion>
        </text:changed-region>
        <text:changed-region text:id="ct88708544">
          <text:format-change>
            <office:change-info>
              <dc:creator>unknown</dc:creator>
              <dc:date>2009-05-07T13:48:00</dc:date>
            </office:change-info>
          </text:format-change>
        </text:changed-region>
        <text:changed-region text:id="ct149141088">
          <text:insertion>
            <office:change-info>
              <dc:creator>unknown</dc:creator>
              <dc:date>2009-05-07T13:36:00</dc:date>
            </office:change-info>
          </text:insertion>
        </text:changed-region>
        <text:changed-region text:id="ct149598424">
          <text:insertion>
            <office:change-info>
              <dc:creator>unknown</dc:creator>
              <dc:date>2009-05-07T13:36:00</dc:date>
            </office:change-info>
          </text:insertion>
        </text:changed-region>
        <text:changed-region text:id="ct149598600">
          <text:insertion>
            <office:change-info>
              <dc:creator>Guangcheng Li</dc:creator>
              <dc:date>2009-05-08T14:04:00</dc:date>
            </office:change-info>
          </text:insertion>
        </text:changed-region>
        <text:changed-region text:id="ct152395248">
          <text:insertion>
            <office:change-info>
              <dc:creator>Guangcheng Li</dc:creator>
              <dc:date>2009-05-08T11:10:00</dc:date>
            </office:change-info>
          </text:insertion>
        </text:changed-region>
        <text:changed-region text:id="ct135194224">
          <text:deletion>
            <office:change-info>
              <dc:creator>Guangcheng Li</dc:creator>
              <dc:date>2009-05-08T14:05:00</dc:date>
            </office:change-info>
            <text:p text:style-name="P78">LES</text:p>
          </text:deletion>
        </text:changed-region>
        <text:changed-region text:id="ct135194120">
          <text:insertion>
            <office:change-info>
              <dc:creator>Guangcheng Li</dc:creator>
              <dc:date>2009-05-08T14:05:00</dc:date>
            </office:change-info>
          </text:insertion>
        </text:changed-region>
        <text:changed-region text:id="ct148321208">
          <text:insertion>
            <office:change-info>
              <dc:creator>Lissa Valletta</dc:creator>
              <dc:date>2009-10-08T11:53:00</dc:date>
            </office:change-info>
          </text:insertion>
        </text:changed-region>
        <text:changed-region text:id="ct149597592">
          <text:insertion>
            <office:change-info>
              <dc:creator>Lissa Valletta</dc:creator>
              <dc:date>2009-10-08T11:54:00</dc:date>
            </office:change-info>
          </text:insertion>
        </text:changed-region>
        <text:changed-region text:id="ct149597696">
          <text:insertion>
            <office:change-info>
              <dc:creator>Lissa Valletta</dc:creator>
              <dc:date>2009-10-08T12:36:00</dc:date>
            </office:change-info>
          </text:insertion>
        </text:changed-region>
        <text:changed-region text:id="ct145850064">
          <text:insertion>
            <office:change-info>
              <dc:creator>Lissa Valletta</dc:creator>
              <dc:date>2009-10-08T12:37:00</dc:date>
            </office:change-info>
          </text:insertion>
        </text:changed-region>
        <text:changed-region text:id="ct145850168">
          <text:deletion>
            <office:change-info>
              <dc:creator>Lissa Valletta</dc:creator>
              <dc:date>2009-10-08T11:48:00</dc:date>
            </office:change-info>
            <text:p text:style-name="Code">core-snap</text:p>
          </text:deletion>
        </text:changed-region>
        <text:changed-region text:id="ct145850272">
          <text:insertion>
            <office:change-info>
              <dc:creator>Lissa Valletta</dc:creator>
              <dc:date>2009-10-08T11:48:00</dc:date>
            </office:change-info>
          </text:insertion>
        </text:changed-region>
        <text:changed-region text:id="ct145850408">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5850544">
          <text:insertion>
            <office:change-info>
              <dc:creator>Lissa Valletta</dc:creator>
              <dc:date>2009-10-08T11:49:00</dc:date>
            </office:change-info>
          </text:insertion>
        </text:changed-region>
        <text:changed-region text:id="ct135194016">
          <text:deletion>
            <office:change-info>
              <dc:creator>Lissa Valletta</dc:creator>
              <dc:date>2009-10-08T11:49:00</dc:date>
            </office:change-info>
            <text:p text:style-name="P81">core-snap</text:p>
          </text:deletion>
        </text:changed-region>
        <text:changed-region text:id="ct152074536">
          <text:insertion>
            <office:change-info>
              <dc:creator>Lissa Valletta</dc:creator>
              <dc:date>2009-10-08T11:49:00</dc:date>
            </office:change-info>
          </text:insertion>
        </text:changed-region>
        <text:changed-region text:id="ct152076976">
          <text:format-change>
            <office:change-info>
              <dc:creator>Lissa Valletta</dc:creator>
              <dc:date>2009-10-08T11:50:00</dc:date>
            </office:change-info>
          </text:format-change>
        </text:changed-region>
        <text:changed-region text:id="ct15207708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52077184">
          <text:insertion>
            <office:change-info>
              <dc:creator>Lissa Valletta</dc:creator>
              <dc:date>2009-10-08T11:50:00</dc:date>
            </office:change-info>
          </text:insertion>
        </text:changed-region>
        <text:changed-region text:id="ct15207728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52077472">
          <text:insertion>
            <office:change-info>
              <dc:creator>Lissa Valletta</dc:creator>
              <dc:date>2009-10-08T11:50:00</dc:date>
            </office:change-info>
          </text:insertion>
        </text:changed-region>
        <text:changed-region text:id="ct152080816">
          <text:insertion>
            <office:change-info>
              <dc:creator>unknown</dc:creator>
              <dc:date>2009-09-29T09:41:00</dc:date>
            </office:change-info>
          </text:insertion>
        </text:changed-region>
        <text:changed-region text:id="ct152080920">
          <text:insertion>
            <office:change-info>
              <dc:creator>unknown</dc:creator>
              <dc:date>2009-09-29T09:41:00</dc:date>
            </office:change-info>
          </text:insertion>
        </text:changed-region>
        <text:changed-region text:id="ct152081024">
          <text:insertion>
            <office:change-info>
              <dc:creator>unknown</dc:creator>
              <dc:date>2009-09-29T09:41:00</dc:date>
            </office:change-info>
          </text:insertion>
        </text:changed-region>
        <text:changed-region text:id="ct15208145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51998168">
          <text:insertion>
            <office:change-info>
              <dc:creator>Guangcheng Li</dc:creator>
              <dc:date>2009-05-08T14:46:00</dc:date>
            </office:change-info>
          </text:insertion>
        </text:changed-region>
        <text:changed-region text:id="ct151997896">
          <text:deletion>
            <office:change-info>
              <dc:creator>Guangcheng Li</dc:creator>
              <dc:date>2009-05-08T14:20:00</dc:date>
            </office:change-info>
            <text:p text:style-name="P83"><text:s/></text:p>
          </text:deletion>
        </text:changed-region>
        <text:changed-region text:id="ct151998032">
          <text:deletion>
            <office:change-info>
              <dc:creator>Guangcheng Li</dc:creator>
              <dc:date>2009-05-08T14:10:00</dc:date>
            </office:change-info>
            <text:p text:style-name="P83">CD</text:p>
          </text:deletion>
        </text:changed-region>
        <text:changed-region text:id="ct151997760">
          <text:deletion>
            <office:change-info>
              <dc:creator>Guangcheng Li</dc:creator>
              <dc:date>2009-05-08T14:42:00</dc:date>
            </office:change-info>
            <text:p text:style-name="P83">of </text:p>
          </text:deletion>
        </text:changed-region>
        <text:changed-region text:id="ct151997656">
          <text:insertion>
            <office:change-info>
              <dc:creator>Guangcheng Li</dc:creator>
              <dc:date>2009-05-08T14:42:00</dc:date>
            </office:change-info>
          </text:insertion>
        </text:changed-region>
        <text:changed-region text:id="ct151997552">
          <text:insertion>
            <office:change-info>
              <dc:creator>Guangcheng Li</dc:creator>
              <dc:date>2009-05-08T14:45:00</dc:date>
            </office:change-info>
          </text:insertion>
        </text:changed-region>
        <text:changed-region text:id="ct152081872">
          <text:insertion>
            <office:change-info>
              <dc:creator>Guangcheng Li</dc:creator>
              <dc:date>2009-05-08T14:43:00</dc:date>
            </office:change-info>
          </text:insertion>
        </text:changed-region>
        <text:changed-region text:id="ct152081768">
          <text:insertion>
            <office:change-info>
              <dc:creator>Guangcheng Li</dc:creator>
              <dc:date>2009-05-08T14:45:00</dc:date>
            </office:change-info>
          </text:insertion>
        </text:changed-region>
        <text:changed-region text:id="ct152081664">
          <text:insertion>
            <office:change-info>
              <dc:creator>Guangcheng Li</dc:creator>
              <dc:date>2009-05-08T14:55:00</dc:date>
            </office:change-info>
          </text:insertion>
        </text:changed-region>
        <text:changed-region text:id="ct152081560">
          <text:insertion>
            <office:change-info>
              <dc:creator>Guangcheng Li</dc:creator>
              <dc:date>2009-05-08T15:06:00</dc:date>
            </office:change-info>
          </text:insertion>
        </text:changed-region>
        <text:changed-region text:id="ct148946272">
          <text:insertion>
            <office:change-info>
              <dc:creator>Guangcheng Li</dc:creator>
              <dc:date>2009-05-08T14:11:00</dc:date>
            </office:change-info>
          </text:insertion>
        </text:changed-region>
        <text:changed-region text:id="ct148946376">
          <text:insertion>
            <office:change-info>
              <dc:creator>Guangcheng Li</dc:creator>
              <dc:date>2009-05-08T14:10:00</dc:date>
            </office:change-info>
          </text:insertion>
        </text:changed-region>
        <text:changed-region text:id="ct131141896">
          <text:insertion>
            <office:change-info>
              <dc:creator>Guangcheng Li</dc:creator>
              <dc:date>2009-05-08T14:12:00</dc:date>
            </office:change-info>
          </text:insertion>
        </text:changed-region>
        <text:changed-region text:id="ct88523912">
          <text:deletion>
            <office:change-info>
              <dc:creator>Guangcheng Li</dc:creator>
              <dc:date>2009-05-08T14:46:00</dc:date>
            </office:change-info>
            <text:p text:style-name="P84">C</text:p>
          </text:deletion>
        </text:changed-region>
        <text:changed-region text:id="ct88524016">
          <text:insertion>
            <office:change-info>
              <dc:creator>Guangcheng Li</dc:creator>
              <dc:date>2009-05-08T14:59:00</dc:date>
            </office:change-info>
          </text:insertion>
        </text:changed-region>
        <text:changed-region text:id="ct148201704">
          <text:deletion>
            <office:change-info>
              <dc:creator>Guangcheng Li</dc:creator>
              <dc:date>2009-05-08T14:16:00</dc:date>
            </office:change-info>
            <text:p text:style-name="P85">file </text:p>
          </text:deletion>
        </text:changed-region>
        <text:changed-region text:id="ct148201888">
          <text:insertion>
            <office:change-info>
              <dc:creator>Guangcheng Li</dc:creator>
              <dc:date>2009-05-08T14:13:00</dc:date>
            </office:change-info>
          </text:insertion>
        </text:changed-region>
        <text:changed-region text:id="ct148202032">
          <text:deletion>
            <office:change-info>
              <dc:creator>Guangcheng Li</dc:creator>
              <dc:date>2009-05-08T14:16:00</dc:date>
            </office:change-info>
            <text:p text:style-name="P84">called rhel-dvd.repo </text:p>
          </text:deletion>
        </text:changed-region>
        <text:changed-region text:id="ct148202256">
          <text:insertion>
            <office:change-info>
              <dc:creator>Guangcheng Li</dc:creator>
              <dc:date>2009-05-08T14:47:00</dc:date>
            </office:change-info>
          </text:insertion>
        </text:changed-region>
        <text:changed-region text:id="ct131396992">
          <text:insertion>
            <office:change-info>
              <dc:creator>Guangcheng Li</dc:creator>
              <dc:date>2009-05-08T14:12:00</dc:date>
            </office:change-info>
          </text:insertion>
        </text:changed-region>
        <text:changed-region text:id="ct131397216">
          <text:insertion>
            <office:change-info>
              <dc:creator>Guangcheng Li</dc:creator>
              <dc:date>2009-05-08T14:16:00</dc:date>
            </office:change-info>
          </text:insertion>
        </text:changed-region>
        <text:changed-region text:id="ct131397440">
          <text:insertion>
            <office:change-info>
              <dc:creator>Guangcheng Li</dc:creator>
              <dc:date>2009-05-08T14:17:00</dc:date>
            </office:change-info>
          </text:insertion>
        </text:changed-region>
        <text:changed-region text:id="ct145757552">
          <text:deletion>
            <office:change-info>
              <dc:creator>Guangcheng Li</dc:creator>
              <dc:date>2009-05-08T14:18:00</dc:date>
            </office:change-info>
            <text:p text:style-name="P84">with the following</text:p>
          </text:deletion>
        </text:changed-region>
        <text:changed-region text:id="ct145757656">
          <text:deletion>
            <office:change-info>
              <dc:creator>Guangcheng Li</dc:creator>
              <dc:date>2009-05-08T14:18:00</dc:date>
            </office:change-info>
            <text:p text:style-name="P85">contents</text:p>
          </text:deletion>
        </text:changed-region>
        <text:changed-region text:id="ct145757880">
          <text:insertion>
            <office:change-info>
              <dc:creator>Guangcheng Li</dc:creator>
              <dc:date>2009-05-08T14:18:00</dc:date>
            </office:change-info>
          </text:insertion>
        </text:changed-region>
        <text:changed-region text:id="ct151580360">
          <text:insertion>
            <office:change-info>
              <dc:creator>Guangcheng Li</dc:creator>
              <dc:date>2009-07-28T11:24:00</dc:date>
            </office:change-info>
          </text:insertion>
        </text:changed-region>
        <text:changed-region text:id="ct151580576">
          <text:insertion>
            <office:change-info>
              <dc:creator>Guangcheng Li</dc:creator>
              <dc:date>2009-05-08T14:49:00</dc:date>
            </office:change-info>
          </text:insertion>
        </text:changed-region>
        <text:changed-region text:id="ct150108760">
          <text:insertion>
            <office:change-info>
              <dc:creator>Guangcheng Li</dc:creator>
              <dc:date>2009-05-08T14:48:00</dc:date>
            </office:change-info>
          </text:insertion>
        </text:changed-region>
        <text:changed-region text:id="ct150109216">
          <text:insertion>
            <office:change-info>
              <dc:creator>unknown</dc:creator>
              <dc:date>2009-11-19T08:28:00</dc:date>
            </office:change-info>
          </text:insertion>
        </text:changed-region>
        <text:changed-region text:id="ct151327496">
          <text:insertion>
            <office:change-info>
              <dc:creator>unknown</dc:creator>
              <dc:date>2009-11-19T08:28:00</dc:date>
            </office:change-info>
          </text:insertion>
        </text:changed-region>
        <text:changed-region text:id="ct151327632">
          <text:insertion>
            <office:change-info>
              <dc:creator>Guangcheng Li</dc:creator>
              <dc:date>2009-05-08T14:48:00</dc:date>
            </office:change-info>
          </text:insertion>
        </text:changed-region>
        <text:changed-region text:id="ct15132773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48261656">
          <text:insertion>
            <office:change-info>
              <dc:creator>unknown</dc:creator>
              <dc:date>2009-11-19T08:27:00</dc:date>
            </office:change-info>
          </text:insertion>
        </text:changed-region>
        <text:changed-region text:id="ct14826176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48735000">
          <text:insertion>
            <office:change-info>
              <dc:creator>Guangcheng Li</dc:creator>
              <dc:date>2009-05-08T14:19:00</dc:date>
            </office:change-info>
          </text:insertion>
        </text:changed-region>
        <text:changed-region text:id="ct131139112">
          <text:insertion>
            <office:change-info>
              <dc:creator>Guangcheng Li</dc:creator>
              <dc:date>2009-05-08T15:04:00</dc:date>
            </office:change-info>
          </text:insertion>
        </text:changed-region>
        <text:changed-region text:id="ct131139256">
          <text:insertion>
            <office:change-info>
              <dc:creator>Guangcheng Li</dc:creator>
              <dc:date>2009-05-08T15:04:00</dc:date>
            </office:change-info>
          </text:insertion>
        </text:changed-region>
        <text:changed-region text:id="ct150628016">
          <text:deletion>
            <office:change-info>
              <dc:creator>Guangcheng Li</dc:creator>
              <dc:date>2009-05-08T15:05:00</dc:date>
            </office:change-info>
            <text:p text:style-name="P83">of RHEL</text:p>
          </text:deletion>
        </text:changed-region>
        <text:changed-region text:id="ct150628160">
          <text:insertion>
            <office:change-info>
              <dc:creator>Guangcheng Li</dc:creator>
              <dc:date>2009-05-08T15:05:00</dc:date>
            </office:change-info>
          </text:insertion>
        </text:changed-region>
        <text:changed-region text:id="ct148971304">
          <text:insertion>
            <office:change-info>
              <dc:creator>Guangcheng Li</dc:creator>
              <dc:date>2009-05-08T15:06:00</dc:date>
            </office:change-info>
          </text:insertion>
        </text:changed-region>
        <text:changed-region text:id="ct151336160">
          <text:insertion>
            <office:change-info>
              <dc:creator>Guangcheng Li</dc:creator>
              <dc:date>2009-05-08T15:07:00</dc:date>
            </office:change-info>
          </text:insertion>
        </text:changed-region>
        <text:changed-region text:id="ct150520432">
          <text:deletion>
            <office:change-info>
              <dc:creator>Guangcheng Li</dc:creator>
              <dc:date>2009-05-08T15:07:00</dc:date>
            </office:change-info>
            <text:p text:style-name="P92"/>
            <text:p text:style-name="P92"/>
          </text:deletion>
        </text:changed-region>
        <text:changed-region text:id="ct149203944">
          <text:deletion>
            <office:change-info>
              <dc:creator>Guangcheng Li</dc:creator>
              <dc:date>2009-05-08T15:05:00</dc:date>
            </office:change-info>
            <text:p text:style-name="P92">mkdir /iso</text:p>
            <text:p text:style-name="P92">c</text:p>
          </text:deletion>
        </text:changed-region>
        <text:changed-region text:id="ct150520536">
          <text:insertion>
            <office:change-info>
              <dc:creator>Guangcheng Li</dc:creator>
              <dc:date>2009-05-08T15:05:00</dc:date>
            </office:change-info>
          </text:insertion>
        </text:changed-region>
        <text:changed-region text:id="ct150520640">
          <text:deletion>
            <office:change-info>
              <dc:creator>Guangcheng Li</dc:creator>
              <dc:date>2009-05-08T15:05:00</dc:date>
            </office:change-info>
            <text:p text:style-name="P93">o</text:p>
          </text:deletion>
        </text:changed-region>
        <text:changed-region text:id="ct150520800">
          <text:insertion>
            <office:change-info>
              <dc:creator>Guangcheng Li</dc:creator>
              <dc:date>2009-05-08T15:05:00</dc:date>
            </office:change-info>
          </text:insertion>
        </text:changed-region>
        <text:changed-region text:id="ct150520904">
          <text:deletion>
            <office:change-info>
              <dc:creator>Guangcheng Li</dc:creator>
              <dc:date>2009-05-08T15:05:00</dc:date>
            </office:change-info>
            <text:p text:style-name="P93">y</text:p>
          </text:deletion>
        </text:changed-region>
        <text:changed-region text:id="ct150518752">
          <text:deletion>
            <office:change-info>
              <dc:creator>Guangcheng Li</dc:creator>
              <dc:date>2009-05-08T15:05:00</dc:date>
            </office:change-info>
            <text:p text:style-name="P93"><text:s/>to </text:p>
          </text:deletion>
        </text:changed-region>
        <text:changed-region text:id="ct150518856">
          <text:insertion>
            <office:change-info>
              <dc:creator>Guangcheng Li</dc:creator>
              <dc:date>2009-05-08T15:05:00</dc:date>
            </office:change-info>
          </text:insertion>
        </text:changed-region>
        <text:changed-region text:id="ct150518960">
          <text:insertion>
            <office:change-info>
              <dc:creator>Guangcheng Li</dc:creator>
              <dc:date>2009-05-08T14:55:00</dc:date>
            </office:change-info>
          </text:insertion>
        </text:changed-region>
        <text:changed-region text:id="ct151833568">
          <text:insertion>
            <office:change-info>
              <dc:creator>Guangcheng Li</dc:creator>
              <dc:date>2009-05-08T15:08:00</dc:date>
            </office:change-info>
          </text:insertion>
        </text:changed-region>
        <text:changed-region text:id="ct151833672">
          <text:deletion>
            <office:change-info>
              <dc:creator>Guangcheng Li</dc:creator>
              <dc:date>2009-05-08T15:08:00</dc:date>
            </office:change-info>
            <text:p text:style-name="P93">mkdir /iso/1</text:p>
            <text:p text:style-name="P93"/>
          </text:deletion>
        </text:changed-region>
        <text:changed-region text:id="ct151833776">
          <text:deletion>
            <office:change-info>
              <dc:creator>Guangcheng Li</dc:creator>
              <dc:date>2009-05-08T15:09:00</dc:date>
            </office:change-info>
            <text:p text:style-name="P93">1</text:p>
          </text:deletion>
        </text:changed-region>
        <text:changed-region text:id="ct150519264">
          <text:insertion>
            <office:change-info>
              <dc:creator>Guangcheng Li</dc:creator>
              <dc:date>2009-05-08T15:09:00</dc:date>
            </office:change-info>
          </text:insertion>
        </text:changed-region>
        <text:changed-region text:id="ct151831608">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50950984">
          <text:deletion>
            <office:change-info>
              <dc:creator>Guangcheng Li</dc:creator>
              <dc:date>2009-05-08T15:10:00</dc:date>
            </office:change-info>
            <text:p text:style-name="P93">1</text:p>
          </text:deletion>
        </text:changed-region>
        <text:changed-region text:id="ct145713024">
          <text:insertion>
            <office:change-info>
              <dc:creator>Guangcheng Li</dc:creator>
              <dc:date>2009-05-08T15:10:00</dc:date>
            </office:change-info>
          </text:insertion>
        </text:changed-region>
        <text:changed-region text:id="ct145713424">
          <text:insertion>
            <office:change-info>
              <dc:creator>Guangcheng Li</dc:creator>
              <dc:date>2009-05-08T15:10:00</dc:date>
            </office:change-info>
          </text:insertion>
        </text:changed-region>
        <text:changed-region text:id="ct145726912">
          <text:insertion>
            <office:change-info>
              <dc:creator>Guangcheng Li</dc:creator>
              <dc:date>2009-05-08T15:11:00</dc:date>
            </office:change-info>
          </text:insertion>
        </text:changed-region>
        <text:changed-region text:id="ct145727016">
          <text:insertion>
            <office:change-info>
              <dc:creator>unknown</dc:creator>
              <dc:date>2009-11-19T08:30:00</dc:date>
            </office:change-info>
          </text:insertion>
        </text:changed-region>
        <text:changed-region text:id="ct145727408">
          <text:insertion>
            <office:change-info>
              <dc:creator>unknown</dc:creator>
              <dc:date>2009-11-19T08:31:00</dc:date>
            </office:change-info>
          </text:insertion>
        </text:changed-region>
        <text:changed-region text:id="ct145727544">
          <text:insertion>
            <office:change-info>
              <dc:creator>Guangcheng Li</dc:creator>
              <dc:date>2009-05-08T15:11:00</dc:date>
            </office:change-info>
          </text:insertion>
        </text:changed-region>
        <text:changed-region text:id="ct148227896">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32741664">
          <text:insertion>
            <office:change-info>
              <dc:creator>Guangcheng Li</dc:creator>
              <dc:date>2009-05-08T15:19:00</dc:date>
            </office:change-info>
          </text:insertion>
        </text:changed-region>
        <text:changed-region text:id="ct151044656">
          <text:deletion>
            <office:change-info>
              <dc:creator>Guangcheng Li</dc:creator>
              <dc:date>2009-05-08T15:19:00</dc:date>
            </office:change-info>
            <text:p text:style-name="P96">cd</text:p>
          </text:deletion>
        </text:changed-region>
        <text:changed-region text:id="ct134090648">
          <text:insertion>
            <office:change-info>
              <dc:creator>Guangcheng Li</dc:creator>
              <dc:date>2009-05-08T15:19:00</dc:date>
            </office:change-info>
          </text:insertion>
        </text:changed-region>
        <text:changed-region text:id="ct145852400">
          <text:insertion>
            <office:change-info>
              <dc:creator>Guangcheng Li</dc:creator>
              <dc:date>2009-05-08T15:20:00</dc:date>
            </office:change-info>
          </text:insertion>
        </text:changed-region>
        <text:changed-region text:id="ct145852544">
          <text:deletion>
            <office:change-info>
              <dc:creator>Guangcheng Li</dc:creator>
              <dc:date>2009-05-08T15:20:00</dc:date>
            </office:change-info>
            <text:p text:style-name="Code"><text:s/></text:p>
          </text:deletion>
        </text:changed-region>
        <text:changed-region text:id="ct151364776">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p text:style-name="Heading_20_3">Setup xCAT Management Node </text:p>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p text:style-name="P107">Download and install the prerequisite Open Source Software (OSS)</text:p>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p text:style-name="P109">Verify that the following basic AIX services needed</text:p>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1364672">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51364528">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1364384">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51364280">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p text:style-name="Heading_20_3"><text:span text:style-name="T34">Download and Install the xCAT software</text:span><text:span text:style-name="T38"> </text:span></text:p>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p text:style-name="P123">Verify the xCAT install </text:p>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51364176">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131">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131">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131">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132">DB2 (TBD)</text:p>
                      </text:list-item>
                    </text:list>
                  </text:list-item>
                </text:list>
              </text:list-item>
            </text:list>
          </text:deletion>
        </text:changed-region>
        <text:changed-region text:id="ct149027968">
          <text:insertion>
            <office:change-info>
              <dc:creator>Guangcheng Li</dc:creator>
              <dc:date>2009-08-18T15:09:00</dc:date>
            </office:change-info>
          </text:insertion>
        </text:changed-region>
        <text:changed-region text:id="ct149028072">
          <text:insertion>
            <office:change-info>
              <dc:creator>Guangcheng Li</dc:creator>
              <dc:date>2009-08-18T15:13:00</dc:date>
            </office:change-info>
          </text:insertion>
        </text:changed-region>
        <text:changed-region text:id="ct149028176">
          <text:insertion>
            <office:change-info>
              <dc:creator>Guangcheng Li</dc:creator>
              <dc:date>2009-08-18T15:11:00</dc:date>
            </office:change-info>
          </text:insertion>
        </text:changed-region>
        <text:changed-region text:id="ct149028280">
          <text:insertion>
            <office:change-info>
              <dc:creator>Guangcheng Li</dc:creator>
              <dc:date>2009-08-18T15:12:00</dc:date>
            </office:change-info>
          </text:insertion>
        </text:changed-region>
        <text:changed-region text:id="ct149028384">
          <text:insertion>
            <office:change-info>
              <dc:creator>unknown</dc:creator>
              <dc:date>2009-05-18T10:04:00</dc:date>
            </office:change-info>
          </text:insertion>
        </text:changed-region>
        <text:changed-region text:id="ct149028520">
          <text:insertion>
            <office:change-info>
              <dc:creator>unknown</dc:creator>
              <dc:date>2009-05-18T10:08:00</dc:date>
            </office:change-info>
          </text:insertion>
        </text:changed-region>
        <text:changed-region text:id="ct132574440">
          <text:insertion>
            <office:change-info>
              <dc:creator>unknown</dc:creator>
              <dc:date>2009-05-18T10:05:00</dc:date>
            </office:change-info>
          </text:insertion>
        </text:changed-region>
        <text:changed-region text:id="ct132574648">
          <text:deletion>
            <office:change-info>
              <dc:creator>unknown</dc:creator>
              <dc:date>2009-05-18T10:13:00</dc:date>
            </office:change-info>
            <text:p text:style-name="Standard"/>
            <text:p text:style-name="P133"/>
          </text:deletion>
        </text:changed-region>
        <text:changed-region text:id="ct132574544">
          <text:deletion>
            <office:change-info>
              <dc:creator>unknown</dc:creator>
              <dc:date>2009-05-18T10:11:00</dc:date>
            </office:change-info>
            <text:p text:style-name="P133">xCAT supports deployment of diskfull and diskless <text:s/>AIX nodes <text:s/>and mksysb installs in the cluster. <text:s/></text:p>
            <text:p text:style-name="P14">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48718520">
          <text:insertion>
            <office:change-info>
              <dc:creator>unknown</dc:creator>
              <dc:date>2009-05-18T10:12:00</dc:date>
            </office:change-info>
          </text:insertion>
        </text:changed-region>
        <text:changed-region text:id="ct148830624">
          <text:insertion>
            <office:change-info>
              <dc:creator>unknown</dc:creator>
              <dc:date>2009-05-18T10:12:00</dc:date>
            </office:change-info>
          </text:insertion>
        </text:changed-region>
        <text:changed-region text:id="ct149435056">
          <text:insertion>
            <office:change-info>
              <dc:creator>unknown</dc:creator>
              <dc:date>2009-05-18T10:12:00</dc:date>
            </office:change-info>
          </text:insertion>
        </text:changed-region>
        <text:changed-region text:id="ct148718416">
          <text:insertion>
            <office:change-info>
              <dc:creator>unknown</dc:creator>
              <dc:date>2009-05-18T10:11:00</dc:date>
            </office:change-info>
          </text:insertion>
        </text:changed-region>
        <text:changed-region text:id="ct149435376">
          <text:insertion>
            <office:change-info>
              <dc:creator>unknown</dc:creator>
              <dc:date>2009-05-18T10:15:00</dc:date>
            </office:change-info>
          </text:insertion>
        </text:changed-region>
        <text:changed-region text:id="ct148582984">
          <text:insertion>
            <office:change-info>
              <dc:creator>unknown</dc:creator>
              <dc:date>2009-05-18T10:15:00</dc:date>
            </office:change-info>
          </text:insertion>
        </text:changed-region>
        <text:changed-region text:id="ct148583296">
          <text:insertion>
            <office:change-info>
              <dc:creator>Lissa Valletta</dc:creator>
              <dc:date>2009-11-06T08:50:00</dc:date>
            </office:change-info>
          </text:insertion>
        </text:changed-region>
        <text:changed-region text:id="ct149435272">
          <text:deletion>
            <office:change-info>
              <dc:creator>Lissa Valletta</dc:creator>
              <dc:date>2009-11-06T08:54:00</dc:date>
            </office:change-info>
            <text:h text:style-name="P135" text:outline-level="1" text:is-list-header="true"/>
            <text:p text:style-name="P136"/>
          </text:deletion>
        </text:changed-region>
        <text:changed-region text:id="ct132574784">
          <text:deletion>
            <office:change-info>
              <dc:creator>unknown</dc:creator>
              <dc:date>2009-09-08T13:02:00</dc:date>
            </office:change-info>
            <text:h text:style-name="Heading_20_2" text:outline-level="2">Linux</text:h>
          </text:deletion>
        </text:changed-region>
        <text:changed-region text:id="ct148438856">
          <text:insertion>
            <office:change-info>
              <dc:creator>unknown</dc:creator>
              <dc:date>2009-09-08T13:02:00</dc:date>
            </office:change-info>
          </text:insertion>
        </text:changed-region>
        <text:changed-region text:id="ct15053892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5053903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5053920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50539304">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48718312">
          <text:insertion>
            <office:change-info>
              <dc:creator>unknown</dc:creator>
              <dc:date>2009-09-08T13:04:00</dc:date>
            </office:change-info>
          </text:insertion>
        </text:changed-region>
        <text:changed-region text:id="ct148718208">
          <text:insertion>
            <office:change-info>
              <dc:creator>unknown</dc:creator>
              <dc:date>2009-09-08T13:04:00</dc:date>
            </office:change-info>
          </text:insertion>
        </text:changed-region>
        <text:changed-region text:id="ct151206024">
          <text:insertion>
            <office:change-info>
              <dc:creator>Lissa Valletta</dc:creator>
              <dc:date>2009-11-06T09:11:00</dc:date>
            </office:change-info>
          </text:insertion>
        </text:changed-region>
        <text:changed-region text:id="ct151995616">
          <text:insertion>
            <office:change-info>
              <dc:creator>unknown</dc:creator>
              <dc:date>2009-05-18T10:13:00</dc:date>
            </office:change-info>
          </text:insertion>
        </text:changed-region>
        <text:changed-region text:id="ct148705776">
          <text:insertion>
            <office:change-info>
              <dc:creator>Lissa Valletta</dc:creator>
              <dc:date>2009-11-06T09:12:00</dc:date>
            </office:change-info>
          </text:insertion>
        </text:changed-region>
        <text:changed-region text:id="ct132571680">
          <text:insertion>
            <office:change-info>
              <dc:creator>Lissa Valletta</dc:creator>
              <dc:date>2009-11-06T09:12:00</dc:date>
            </office:change-info>
          </text:insertion>
        </text:changed-region>
        <text:changed-region text:id="ct151995512">
          <text:insertion>
            <office:change-info>
              <dc:creator>Lissa Valletta</dc:creator>
              <dc:date>2009-11-06T09:12:00</dc:date>
            </office:change-info>
          </text:insertion>
        </text:changed-region>
        <text:changed-region text:id="ct132329336">
          <text:insertion>
            <office:change-info>
              <dc:creator>unknown</dc:creator>
              <dc:date>2009-07-21T12:46:00</dc:date>
            </office:change-info>
          </text:insertion>
        </text:changed-region>
        <text:changed-region text:id="ct132329232">
          <text:insertion>
            <office:change-info>
              <dc:creator>unknown</dc:creator>
              <dc:date>2009-07-21T12:47:00</dc:date>
            </office:change-info>
          </text:insertion>
        </text:changed-region>
        <text:changed-region text:id="ct148439168">
          <text:insertion>
            <office:change-info>
              <dc:creator>unknown</dc:creator>
              <dc:date>2009-07-21T12:47:00</dc:date>
            </office:change-info>
          </text:insertion>
        </text:changed-region>
        <text:changed-region text:id="ct148389280">
          <text:insertion>
            <office:change-info>
              <dc:creator>unknown</dc:creator>
              <dc:date>2009-07-21T12:48:00</dc:date>
            </office:change-info>
          </text:insertion>
        </text:changed-region>
        <text:changed-region text:id="ct148389144">
          <text:insertion>
            <office:change-info>
              <dc:creator>unknown</dc:creator>
              <dc:date>2009-07-21T12:49:00</dc:date>
            </office:change-info>
          </text:insertion>
        </text:changed-region>
        <text:changed-region text:id="ct148389008">
          <text:insertion>
            <office:change-info>
              <dc:creator>Lissa Valletta</dc:creator>
              <dc:date>2009-07-22T11:05:00</dc:date>
            </office:change-info>
          </text:insertion>
        </text:changed-region>
        <text:changed-region text:id="ct151995408">
          <text:insertion>
            <office:change-info>
              <dc:creator>unknown</dc:creator>
              <dc:date>2009-07-21T12:49:00</dc:date>
            </office:change-info>
          </text:insertion>
        </text:changed-region>
        <text:changed-region text:id="ct15199530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51995200">
          <text:insertion>
            <office:change-info>
              <dc:creator>Lissa Valletta</dc:creator>
              <dc:date>2009-07-22T11:05:00</dc:date>
            </office:change-info>
          </text:insertion>
        </text:changed-region>
        <text:changed-region text:id="ct151995096">
          <text:insertion>
            <office:change-info>
              <dc:creator>unknown</dc:creator>
              <dc:date>2009-07-21T12:50:00</dc:date>
            </office:change-info>
          </text:insertion>
        </text:changed-region>
        <text:changed-region text:id="ct150545936">
          <text:insertion>
            <office:change-info>
              <dc:creator>unknown</dc:creator>
              <dc:date>2009-09-29T09:49:00</dc:date>
            </office:change-info>
          </text:insertion>
        </text:changed-region>
        <text:changed-region text:id="ct148411224">
          <text:insertion>
            <office:change-info>
              <dc:creator>未知作者</dc:creator>
              <dc:date>2009-10-28T00:49:00</dc:date>
            </office:change-info>
          </text:insertion>
        </text:changed-region>
        <text:changed-region text:id="ct148411120">
          <text:insertion>
            <office:change-info>
              <dc:creator>未知作者</dc:creator>
              <dc:date>2009-10-28T00:48:00</dc:date>
            </office:change-info>
          </text:insertion>
        </text:changed-region>
        <text:changed-region text:id="ct150564024">
          <text:insertion>
            <office:change-info>
              <dc:creator>未知作者</dc:creator>
              <dc:date>2009-10-28T00:49:00</dc:date>
            </office:change-info>
          </text:insertion>
        </text:changed-region>
        <text:changed-region text:id="ct131714144">
          <text:insertion>
            <office:change-info>
              <dc:creator>未知作者</dc:creator>
              <dc:date>2009-10-28T00:49:00</dc:date>
            </office:change-info>
          </text:insertion>
        </text:changed-region>
        <text:changed-region text:id="ct150546184">
          <text:format-change>
            <office:change-info>
              <dc:creator>Lissa Valletta</dc:creator>
              <dc:date>2009-11-06T09:09:00</dc:date>
            </office:change-info>
          </text:format-change>
        </text:changed-region>
        <text:changed-region text:id="ct149889296">
          <text:insertion>
            <office:change-info>
              <dc:creator>Lissa Valletta</dc:creator>
              <dc:date>2009-11-06T09:08:00</dc:date>
            </office:change-info>
          </text:insertion>
        </text:changed-region>
        <text:changed-region text:id="ct135006024">
          <text:insertion>
            <office:change-info>
              <dc:creator>Lissa Valletta</dc:creator>
              <dc:date>2009-11-06T09:08:00</dc:date>
            </office:change-info>
          </text:insertion>
        </text:changed-region>
        <text:changed-region text:id="ct148410912">
          <text:deletion>
            <office:change-info>
              <dc:creator>Lissa Valletta</dc:creator>
              <dc:date>2009-11-06T09:06:00</dc:date>
            </office:change-info>
            <text:p text:style-name="P138"/>
            <text:h text:style-name="P139" text:outline-level="1"/>
          </text:deletion>
        </text:changed-region>
        <text:changed-region text:id="ct148411016">
          <text:deletion>
            <office:change-info>
              <dc:creator>Lissa Valletta</dc:creator>
              <dc:date>2009-11-06T09:04:00</dc:date>
            </office:change-info>
            <text:h text:style-name="P139" text:outline-level="1"><text:s/>References</text:h>
          </text:deletion>
        </text:changed-region>
        <text:changed-region text:id="ct135034184">
          <text:deletion>
            <office:change-info>
              <dc:creator>Lissa Valletta</dc:creator>
              <dc:date>2009-11-06T09:09:00</dc:date>
            </office:change-info>
            <text:h text:style-name="P139" text:outline-level="1"/>
            <text:h text:style-name="P140" text:outline-level="2"/>
          </text:deletion>
        </text:changed-region>
        <text:changed-region text:id="ct150564344">
          <text:deletion>
            <office:change-info>
              <dc:creator>Lissa Valletta</dc:creator>
              <dc:date>2009-11-06T09:01:00</dc:date>
            </office:change-info>
            <text:h text:style-name="P140" text:outline-level="2">xCAT </text:h>
          </text:deletion>
        </text:changed-region>
        <text:changed-region text:id="ct135006272">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48410808">
          <text:deletion>
            <office:change-info>
              <dc:creator>Lissa Valletta</dc:creator>
              <dc:date>2009-11-06T09:08:00</dc:date>
            </office:change-info>
            <text:h text:style-name="Heading_20_2" text:outline-level="2">Stateless GPFS</text:h>
          </text:deletion>
        </text:changed-region>
        <text:changed-region text:id="ct148410704">
          <text:insertion>
            <office:change-info>
              <dc:creator>Lissa Valletta</dc:creator>
              <dc:date>2009-11-06T09:08:00</dc:date>
            </office:change-info>
          </text:insertion>
        </text:changed-region>
        <text:changed-region text:id="ct88294888">
          <text:insertion>
            <office:change-info>
              <dc:creator>Lissa Valletta</dc:creator>
              <dc:date>2009-11-06T09:08:00</dc:date>
            </office:change-info>
          </text:insertion>
        </text:changed-region>
        <text:changed-region text:id="ct88294784">
          <text:insertion>
            <office:change-info>
              <dc:creator>Lissa Valletta</dc:creator>
              <dc:date>2009-06-22T08:02:00</dc:date>
            </office:change-info>
          </text:insertion>
        </text:changed-region>
        <text:changed-region text:id="ct88294680">
          <text:insertion>
            <office:change-info>
              <dc:creator>Lissa Valletta</dc:creator>
              <dc:date>2009-06-22T08:03:00</dc:date>
            </office:change-info>
          </text:insertion>
        </text:changed-region>
        <text:changed-region text:id="ct88294576">
          <text:insertion>
            <office:change-info>
              <dc:creator>Lissa Valletta</dc:creator>
              <dc:date>2009-11-06T09:03:00</dc:date>
            </office:change-info>
          </text:insertion>
        </text:changed-region>
        <text:changed-region text:id="ct88294472">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35006440">
          <text:insertion>
            <office:change-info>
              <dc:creator>Guangcheng Li</dc:creator>
              <dc:date>2009-05-08T15:24:00</dc:date>
            </office:change-info>
          </text:insertion>
        </text:changed-region>
        <text:changed-region text:id="ct148857184">
          <text:insertion>
            <office:change-info>
              <dc:creator>Guangcheng Li</dc:creator>
              <dc:date>2009-05-08T15:24:00</dc:date>
            </office:change-info>
          </text:insertion>
        </text:changed-region>
        <text:changed-region text:id="ct149202552">
          <text:insertion>
            <office:change-info>
              <dc:creator>Lissa Valletta</dc:creator>
              <dc:date>2009-11-06T08:36:00</dc:date>
            </office:change-info>
          </text:insertion>
        </text:changed-region>
        <text:changed-region text:id="ct149202448">
          <text:insertion>
            <office:change-info>
              <dc:creator>Lissa Valletta</dc:creator>
              <dc:date>2009-11-06T08:37:00</dc:date>
            </office:change-info>
          </text:insertion>
        </text:changed-region>
        <text:changed-region text:id="ct145272344">
          <text:insertion>
            <office:change-info>
              <dc:creator>Lissa Valletta</dc:creator>
              <dc:date>2009-11-06T09:05:00</dc:date>
            </office:change-info>
          </text:insertion>
        </text:changed-region>
        <text:changed-region text:id="ct14559834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45598240">
          <text:insertion>
            <office:change-info>
              <dc:creator>Lissa Valletta</dc:creator>
              <dc:date>2009-11-06T08:38:00</dc:date>
            </office:change-info>
          </text:insertion>
        </text:changed-region>
        <text:changed-region text:id="ct145598136">
          <text:insertion>
            <office:change-info>
              <dc:creator>Lissa Valletta</dc:creator>
              <dc:date>2009-11-06T08:38:00</dc:date>
            </office:change-info>
          </text:insertion>
        </text:changed-region>
        <text:changed-region text:id="ct151994992">
          <text:insertion>
            <office:change-info>
              <dc:creator>Lissa Valletta</dc:creator>
              <dc:date>2009-11-06T08:38:00</dc:date>
            </office:change-info>
          </text:insertion>
        </text:changed-region>
        <text:changed-region text:id="ct148685800">
          <text:insertion>
            <office:change-info>
              <dc:creator>Lissa Valletta</dc:creator>
              <dc:date>2009-11-06T08:38:00</dc:date>
            </office:change-info>
          </text:insertion>
        </text:changed-region>
        <text:changed-region text:id="ct131162360">
          <text:insertion>
            <office:change-info>
              <dc:creator>Lissa Valletta</dc:creator>
              <dc:date>2009-11-06T08:38:00</dc:date>
            </office:change-info>
          </text:insertion>
        </text:changed-region>
        <text:changed-region text:id="ct151123288">
          <text:insertion>
            <office:change-info>
              <dc:creator>Lissa Valletta</dc:creator>
              <dc:date>2009-11-06T08:38:00</dc:date>
            </office:change-info>
          </text:insertion>
        </text:changed-region>
        <text:changed-region text:id="ct151385432">
          <text:insertion>
            <office:change-info>
              <dc:creator>Lissa Valletta</dc:creator>
              <dc:date>2009-11-06T08:38:00</dc:date>
            </office:change-info>
          </text:insertion>
        </text:changed-region>
        <text:changed-region text:id="ct151385536">
          <text:insertion>
            <office:change-info>
              <dc:creator>Lissa Valletta</dc:creator>
              <dc:date>2009-11-06T08:41:00</dc:date>
            </office:change-info>
          </text:insertion>
        </text:changed-region>
        <text:changed-region text:id="ct88180160">
          <text:insertion>
            <office:change-info>
              <dc:creator>Lissa Valletta</dc:creator>
              <dc:date>2009-11-06T08:38:00</dc:date>
            </office:change-info>
          </text:insertion>
        </text:changed-region>
        <text:changed-region text:id="ct149260800">
          <text:insertion>
            <office:change-info>
              <dc:creator>Lissa Valletta</dc:creator>
              <dc:date>2009-11-06T08:38:00</dc:date>
            </office:change-info>
          </text:insertion>
        </text:changed-region>
        <text:changed-region text:id="ct149260904">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49261296">
          <text:insertion>
            <office:change-info>
              <dc:creator>Lissa Valletta</dc:creator>
              <dc:date>2009-11-06T08:38:00</dc:date>
            </office:change-info>
          </text:insertion>
        </text:changed-region>
        <text:changed-region text:id="ct148374488">
          <text:insertion>
            <office:change-info>
              <dc:creator>Lissa Valletta</dc:creator>
              <dc:date>2009-11-06T08:38:00</dc:date>
            </office:change-info>
          </text:insertion>
        </text:changed-region>
        <text:changed-region text:id="ct148279352">
          <text:insertion>
            <office:change-info>
              <dc:creator>Lissa Valletta</dc:creator>
              <dc:date>2009-11-06T08:38:00</dc:date>
            </office:change-info>
          </text:insertion>
        </text:changed-region>
        <text:changed-region text:id="ct149311096">
          <text:insertion>
            <office:change-info>
              <dc:creator>Lissa Valletta</dc:creator>
              <dc:date>2009-11-06T08:38:00</dc:date>
            </office:change-info>
          </text:insertion>
        </text:changed-region>
        <text:changed-region text:id="ct145551144">
          <text:insertion>
            <office:change-info>
              <dc:creator>Lissa Valletta</dc:creator>
              <dc:date>2009-11-06T08:53:00</dc:date>
            </office:change-info>
          </text:insertion>
        </text:changed-region>
        <text:changed-region text:id="ct149312248">
          <text:insertion>
            <office:change-info>
              <dc:creator>Lissa Valletta</dc:creator>
              <dc:date>2009-11-06T08:54:00</dc:date>
            </office:change-info>
          </text:insertion>
        </text:changed-region>
        <text:changed-region text:id="ct88550168">
          <text:insertion>
            <office:change-info>
              <dc:creator>Lissa Valletta</dc:creator>
              <dc:date>2009-11-06T08:52:00</dc:date>
            </office:change-info>
          </text:insertion>
        </text:changed-region>
        <text:changed-region text:id="ct88550032">
          <text:insertion>
            <office:change-info>
              <dc:creator>Lissa Valletta</dc:creator>
              <dc:date>2009-11-06T08:52:00</dc:date>
            </office:change-info>
          </text:insertion>
        </text:changed-region>
        <text:changed-region text:id="ct88549896">
          <text:insertion>
            <office:change-info>
              <dc:creator>Lissa Valletta</dc:creator>
              <dc:date>2009-11-06T08:52:00</dc:date>
            </office:change-info>
          </text:insertion>
        </text:changed-region>
        <text:changed-region text:id="ct88549760">
          <text:deletion>
            <office:change-info>
              <dc:creator>Lissa Valletta</dc:creator>
              <dc:date>2009-11-06T08:52:00</dc:date>
            </office:change-info>
            <text:p text:style-name="P145"/>
            <text:p text:style-name="P145"/>
          </text:deletion>
        </text:changed-region>
        <text:changed-region text:id="ct145530408">
          <text:insertion>
            <office:change-info>
              <dc:creator>Lissa Valletta</dc:creator>
              <dc:date>2009-11-06T09:14:00</dc:date>
            </office:change-info>
          </text:insertion>
        </text:changed-region>
        <text:changed-region text:id="ct145530304">
          <text:insertion>
            <office:change-info>
              <dc:creator>Lissa Valletta</dc:creator>
              <dc:date>2009-11-06T09:15:00</dc:date>
            </office:change-info>
          </text:insertion>
        </text:changed-region>
        <text:changed-region text:id="ct135053424">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48319184"/><text:change-start text:change-id="ct134983120"/>xCAT<text:change-end text:change-id="ct134983120"/>2 Top Doc <text:s text:c="3"/></text:p>
      <text:p text:style-name="P151"><text:change text:change-id="ct148903088"/><text:change text:change-id="ct132075232"/><text:change text:change-id="ct145689920"/><text:change text:change-id="ct132130312"/><text:change text:change-id="ct132551776"/><text:date style:data-style-name="N5036" text:date-value="2010-05-04T12:42:39.02">05/04/2010</text:date>, <text:time style:data-style-name="N116" text:time-value="2010-05-04T12:42:39.02">PM 12:42:39</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2"><text:a xlink:type="simple" xlink:href="#1.Overview of xCAT |outline" text:style-name="Internet_20_link" text:visited-style-name="Internet_20_link">1.0 Overview of xCAT </text:a><text:tab/>2</text:p>
          <text:p text:style-name="P677"><text:a xlink:type="simple" xlink:href="#1.1.xCAT  Architecture|outline" text:style-name="Internet_20_link" text:visited-style-name="Internet_20_link">1.1 xCAT <text:s/>Architecture</text:a><text:tab/>2</text:p>
          <text:p text:style-name="P677"><text:a xlink:type="simple" xlink:href="#1.2.Stateless, Statelite and Stateful Choices|outline" text:style-name="Internet_20_link" text:visited-style-name="Internet_20_link">1.2 Stateless, Statelite and Stateful Choices</text:a><text:tab/>3</text:p>
          <text:p text:style-name="P677"><text:a xlink:type="simple" xlink:href="#1.3. Defining Hostnames in  xCAT |outline" text:style-name="Internet_20_link" text:visited-style-name="Internet_20_link">1.3 <text:s/>Defining Hostnames in <text:s/>xCAT </text:a><text:tab/>4</text:p>
          <text:p text:style-name="P677"><text:a xlink:type="simple" xlink:href="#1.4.xCAT  Features|outline" text:style-name="Internet_20_link" text:visited-style-name="Internet_20_link">1.4 xCAT <text:s/>Features</text:a><text:tab/>4</text:p>
          <text:p text:style-name="P677"><text:a xlink:type="simple" xlink:href="#1.5.xCAT  license|outline" text:style-name="Internet_20_link" text:visited-style-name="Internet_20_link">1.5 xCAT <text:s/>license</text:a><text:tab/>5</text:p>
          <text:p text:style-name="P677"><text:a xlink:type="simple" xlink:href="#1.6.xCAT  support|outline" text:style-name="Internet_20_link" text:visited-style-name="Internet_20_link">1.6 xCAT <text:s/>support</text:a><text:tab/>5</text:p>
          <text:p text:style-name="P677"><text:a xlink:type="simple" xlink:href="#1.7.Syslog and Auditing|outline" text:style-name="Internet_20_link" text:visited-style-name="Internet_20_link">1.7 Syslog and Auditing</text:a><text:tab/>5</text:p>
          <text:p text:style-name="P342"><text:a xlink:type="simple" xlink:href="#2.Installing an xCAT Management Node|outline" text:style-name="Internet_20_link" text:visited-style-name="Internet_20_link">2.0 Installing an xCAT Management Node</text:a><text:tab/>7</text:p>
          <text:p text:style-name="P677"><text:a xlink:type="simple" xlink:href="#2.1. Install an AIX Management Node |outline" text:style-name="Internet_20_link" text:visited-style-name="Internet_20_link">2.1 <text:s/>Install an AIX Management Node </text:a><text:tab/>7</text:p>
          <text:p text:style-name="P677"><text:a xlink:type="simple" xlink:href="#2.2. Install a Linux Management Node |outline" text:style-name="Internet_20_link" text:visited-style-name="Internet_20_link">2.2 <text:s/>Install a Linux Management Node </text:a><text:tab/>7</text:p>
          <text:p text:style-name="P677"><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677"><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677"><text:a xlink:type="simple" xlink:href="#2.5. Get the Requisite Packages From the Distro|outline" text:style-name="Internet_20_link" text:visited-style-name="Internet_20_link">2.5 <text:s/>Get the Requisite Packages From the Distro</text:a><text:tab/>12</text:p>
          <text:p text:style-name="P677"><text:a xlink:type="simple" xlink:href="#2.6. Install  xCAT and Dependencies on the MN ( yum/zypper)|outline" text:style-name="Internet_20_link" text:visited-style-name="Internet_20_link">2.6 <text:s/>Install <text:s/>xCAT and Dependencies on the MN ( yum/zypper)</text:a><text:tab/>14</text:p>
          <text:p text:style-name="P677"><text:a xlink:type="simple" xlink:href="#2.7. Install/Update  xCAT and Deps on the MN ( without yum/zypper)|outline" text:style-name="Internet_20_link" text:visited-style-name="Internet_20_link">2.7 <text:s/>Install/Update <text:s/>xCAT and Deps on the MN ( without yum/zypper)</text:a><text:tab/>15</text:p>
          <text:p text:style-name="P677"><text:a xlink:type="simple" xlink:href="#2.8. Install Yaboot on the MN for pLinux(pre2.3) |outline" text:style-name="Internet_20_link" text:visited-style-name="Internet_20_link">2.8 <text:s/>Install Yaboot on the MN for pLinux(pre2.3) </text:a><text:tab/>16</text:p>
          <text:p text:style-name="P677"><text:a xlink:type="simple" xlink:href="#2.9. Update xCAT Software after Installation|outline" text:style-name="Internet_20_link" text:visited-style-name="Internet_20_link">2.9 <text:s/>Update xCAT Software after Installation</text:a><text:tab/>16</text:p>
          <text:p text:style-name="P342"><text:a xlink:type="simple" xlink:href="#3.Deploying and Maintaining Cluster Nodes |outline" text:style-name="Internet_20_link" text:visited-style-name="Internet_20_link">3.0 Deploying and Maintaining Cluster Nodes </text:a><text:tab/>17</text:p>
          <text:p text:style-name="P677"><text:a xlink:type="simple" xlink:href="#3.1.Linux Nodes|outline" text:style-name="Internet_20_link" text:visited-style-name="Internet_20_link">3.1 Linux Nodes</text:a><text:tab/>17</text:p>
          <text:p text:style-name="P677"><text:a xlink:type="simple" xlink:href="#3.2.pLinux Cookbook|outline" text:style-name="Internet_20_link" text:visited-style-name="Internet_20_link">3.2 pLinux Cookbook</text:a><text:tab/>17</text:p>
          <text:p text:style-name="P677"><text:a xlink:type="simple" xlink:href="#3.3.Linux BladeCenter How-To|outline" text:style-name="Internet_20_link" text:visited-style-name="Internet_20_link">3.3 Linux BladeCenter How-To</text:a><text:tab/>17</text:p>
          <text:p text:style-name="P677"><text:a xlink:type="simple" xlink:href="#3.4.IdataPlex How-To|outline" text:style-name="Internet_20_link" text:visited-style-name="Internet_20_link">3.4 IdataPlex How-To</text:a><text:tab/>17</text:p>
          <text:p text:style-name="P677"><text:a xlink:type="simple" xlink:href="#3.5.SLES 10.1 notes|outline" text:style-name="Internet_20_link" text:visited-style-name="Internet_20_link">3.5 SLES 10.1 notes</text:a><text:tab/>17</text:p>
          <text:p text:style-name="P342"><text:a xlink:type="simple" xlink:href="#4.AIX Nodes|outline" text:style-name="Internet_20_link" text:visited-style-name="Internet_20_link">4.0 AIX Nodes</text:a><text:tab/>18</text:p>
          <text:p text:style-name="P677"><text:a xlink:type="simple" xlink:href="#4.1.Installing AIX standalone nodes (using standard NIM rte method)|outline" text:style-name="Internet_20_link" text:visited-style-name="Internet_20_link">4.1 Installing AIX standalone nodes (using standard NIM rte method)</text:a><text:tab/>18</text:p>
          <text:p text:style-name="P677"><text:a xlink:type="simple" xlink:href="#4.2.Booting AIX diskless nodes|outline" text:style-name="Internet_20_link" text:visited-style-name="Internet_20_link">4.2 Booting AIX diskless nodes</text:a><text:tab/>18</text:p>
          <text:p text:style-name="P677"><text:a xlink:type="simple" xlink:href="#4.3.Cloning AIX nodes (using an AIX mksysb image)|outline" text:style-name="Internet_20_link" text:visited-style-name="Internet_20_link">4.3 Cloning AIX nodes (using an AIX mksysb image)</text:a><text:tab/>18</text:p>
          <text:p text:style-name="P677"><text:a xlink:type="simple" xlink:href="#4.4.AIX on JS blade installation|outline" text:style-name="Internet_20_link" text:visited-style-name="Internet_20_link">4.4 AIX on JS blade installation</text:a><text:tab/>18</text:p>
          <text:p text:style-name="P342"><text:a xlink:type="simple" xlink:href="#5.Updating the  xCAT Cluster|outline" text:style-name="Internet_20_link" text:visited-style-name="Internet_20_link">5.0 Updating the <text:s/>xCAT Cluster</text:a><text:tab/>18</text:p>
          <text:p text:style-name="P677"><text:a xlink:type="simple" xlink:href="#5.1.Updating Linux |outline" text:style-name="Internet_20_link" text:visited-style-name="Internet_20_link">5.1 Updating Linux </text:a><text:tab/>18</text:p>
          <text:p text:style-name="P677"><text:a xlink:type="simple" xlink:href="#5.2.Updating AIX cluster nodes|outline" text:style-name="Internet_20_link" text:visited-style-name="Internet_20_link">5.2 Updating AIX cluster nodes</text:a><text:tab/>18</text:p>
          <text:p text:style-name="P342"><text:a xlink:type="simple" xlink:href="#6.Node Discovery|outline" text:style-name="Internet_20_link" text:visited-style-name="Internet_20_link">6.0 Node Discovery</text:a><text:tab/>18</text:p>
          <text:p text:style-name="P342"><text:a xlink:type="simple" xlink:href="#7.Using Hierarchy |outline" text:style-name="Internet_20_link" text:visited-style-name="Internet_20_link">7.0 Using Hierarchy </text:a><text:tab/>19</text:p>
          <text:p text:style-name="P677"><text:a xlink:type="simple" xlink:href="#7.1.Setting up a hierarchical cluster |outline" text:style-name="Internet_20_link" text:visited-style-name="Internet_20_link">7.1 Setting up a hierarchical cluster </text:a><text:tab/>19</text:p>
          <text:p text:style-name="P342"><text:a xlink:type="simple" xlink:href="#8.Setting up alternate databases|outline" text:style-name="Internet_20_link" text:visited-style-name="Internet_20_link">8.0 Setting up alternate databases</text:a><text:tab/>19</text:p>
          <text:p text:style-name="P677"><text:a xlink:type="simple" xlink:href="#8.1.SQLite|outline" text:style-name="Internet_20_link" text:visited-style-name="Internet_20_link">8.1 SQLite</text:a><text:tab/>19</text:p>
          <text:p text:style-name="P677"><text:a xlink:type="simple" xlink:href="#8.2.PostgreSQL|outline" text:style-name="Internet_20_link" text:visited-style-name="Internet_20_link">8.2 PostgreSQL</text:a><text:tab/>19</text:p>
          <text:p text:style-name="P677"><text:a xlink:type="simple" xlink:href="#8.3.MySQL|outline" text:style-name="Internet_20_link" text:visited-style-name="Internet_20_link">8.3 MySQL</text:a><text:tab/>20</text:p>
          <text:p text:style-name="P677"><text:a xlink:type="simple" xlink:href="#8.4.DB2 |outline" text:style-name="Internet_20_link" text:visited-style-name="Internet_20_link">8.4 DB2 </text:a><text:tab/>20</text:p>
          <text:p text:style-name="P342"><text:soft-page-break/><text:a xlink:type="simple" xlink:href="#9.Synchronizing files from the MN to the nodes.|outline" text:style-name="Internet_20_link" text:visited-style-name="Internet_20_link">9.0 Synchronizing files from the MN to the nodes.</text:a><text:tab/>20</text:p>
          <text:p text:style-name="P342"><text:a xlink:type="simple" xlink:href="#10.Monitoring |outline" text:style-name="Internet_20_link" text:visited-style-name="Internet_20_link">10.0 Monitoring </text:a><text:tab/>20</text:p>
          <text:p text:style-name="P342"><text:a xlink:type="simple" xlink:href="#11.xCAT imaging |outline" text:style-name="Internet_20_link" text:visited-style-name="Internet_20_link">11.0 xCAT imaging </text:a><text:tab/>20</text:p>
          <text:p text:style-name="P342"><text:a xlink:type="simple" xlink:href="#12.xCAT Statelite|outline" text:style-name="Internet_20_link" text:visited-style-name="Internet_20_link">12.0 xCAT Statelite</text:a><text:tab/>20</text:p>
          <text:p text:style-name="P342"><text:a xlink:type="simple" xlink:href="#13.xCAT IB Support|outline" text:style-name="Internet_20_link" text:visited-style-name="Internet_20_link">13.0 xCAT IB Support</text:a><text:tab/>20</text:p>
          <text:p text:style-name="P342"><text:a xlink:type="simple" xlink:href="#14.SystemP hardware discovery and HMC connection|outline" text:style-name="Internet_20_link" text:visited-style-name="Internet_20_link">14.0 SystemP hardware discovery and HMC connection</text:a><text:tab/>20</text:p>
          <text:p text:style-name="P342"><text:a xlink:type="simple" xlink:href="#15.Customize your installation methods|outline" text:style-name="Internet_20_link" text:visited-style-name="Internet_20_link">15.0 Customize your installation methods</text:a><text:tab/>21</text:p>
          <text:p text:style-name="P342"><text:a xlink:type="simple" xlink:href="#16.Uninstalling xCAT on Linux|outline" text:style-name="Internet_20_link" text:visited-style-name="Internet_20_link">16.0 Uninstalling xCAT on Linux</text:a><text:tab/>21</text:p>
          <text:p text:style-name="P342"><text:a xlink:type="simple" xlink:href="#17.Migrating from xCAT 1.3 to 2.x|outline" text:style-name="Internet_20_link" text:visited-style-name="Internet_20_link">17.0 Migrating from xCAT 1.3 to 2.x</text:a><text:tab/>21</text:p>
          <text:p text:style-name="P342"><text:a xlink:type="simple" xlink:href="#18.xCAT for CSM Admin|outline" text:style-name="Internet_20_link" text:visited-style-name="Internet_20_link">18.0 xCAT for CSM Admin</text:a><text:tab/>21</text:p>
          <text:p text:style-name="P342"><text:a xlink:type="simple" xlink:href="#19.xCAT How-To(s)|outline" text:style-name="Internet_20_link" text:visited-style-name="Internet_20_link">19.0 xCAT How-To(s)</text:a><text:tab/>21</text:p>
          <text:p text:style-name="P677"><text:a xlink:type="simple" xlink:href="#19.1. xCAT on Windows|outline" text:style-name="Internet_20_link" text:visited-style-name="Internet_20_link">19.1 <text:s/>xCAT on Windows</text:a><text:tab/>21</text:p>
          <text:p text:style-name="P677"><text:a xlink:type="simple" xlink:href="#19.2. xCAT and Xen|outline" text:style-name="Internet_20_link" text:visited-style-name="Internet_20_link">19.2 <text:s/>xCAT and Xen</text:a><text:tab/>21</text:p>
          <text:p text:style-name="P677"><text:a xlink:type="simple" xlink:href="#19.3. Stateless GPFS|outline" text:style-name="Internet_20_link" text:visited-style-name="Internet_20_link">19.3 <text:s/>Stateless GPFS</text:a><text:tab/>21</text:p>
          <text:p text:style-name="P677"><text:a xlink:type="simple" xlink:href="#19.4. Maui|outline" text:style-name="Internet_20_link" text:visited-style-name="Internet_20_link">19.4 <text:s/>Maui</text:a><text:tab/>21</text:p>
          <text:p text:style-name="P677"><text:a xlink:type="simple" xlink:href="#19.5. Moab|outline" text:style-name="Internet_20_link" text:visited-style-name="Internet_20_link">19.5 <text:s/>Moab</text:a><text:tab/>21</text:p>
          <text:p text:style-name="P677"><text:a xlink:type="simple" xlink:href="#19.6.Torque |outline" text:style-name="Internet_20_link" text:visited-style-name="Internet_20_link">19.6 Torque </text:a><text:tab/>21</text:p>
          <text:p text:style-name="P677"><text:a xlink:type="simple" xlink:href="#19.7.Ganglia|outline" text:style-name="Internet_20_link" text:visited-style-name="Internet_20_link">19.7 Ganglia</text:a><text:tab/>22</text:p>
          <text:p text:style-name="P677"><text:a xlink:type="simple" xlink:href="#19.8. LDAP|outline" text:style-name="Internet_20_link" text:visited-style-name="Internet_20_link">19.8 <text:s/>LDAP</text:a><text:tab/>22</text:p>
          <text:p text:style-name="P677"><text:a xlink:type="simple" xlink:href="#19.9. XCAT Developer Guide |outline" text:style-name="Internet_20_link" text:visited-style-name="Internet_20_link">19.9 <text:s/>XCAT Developer Guide </text:a><text:tab/>22</text:p>
          <text:p text:style-name="P342"><text:a xlink:type="simple" xlink:href="#20. Known Bugs|outline" text:style-name="Internet_20_link" text:visited-style-name="Internet_20_link">20.0 <text:s/>Known Bugs</text:a><text:tab/>22</text:p>
          <text:p text:style-name="P342"><text:a xlink:type="simple" xlink:href="#21. Feature requests|outline" text:style-name="Internet_20_link" text:visited-style-name="Internet_20_link">21.0 <text:s/>Feature requests</text:a><text:tab/>22</text:p>
          <text:p text:style-name="P342"><text:a xlink:type="simple" xlink:href="#22. References|outline" text:style-name="Internet_20_link" text:visited-style-name="Internet_20_link">22.0 <text:s/>References</text:a><text:tab/>22</text:p>
          <text:p text:style-name="P342"><text:a xlink:type="simple" xlink:href="#23.Appendix A:  xCAT Commands and Database Tables|outline" text:style-name="Internet_20_link" text:visited-style-name="Internet_20_link">23.0 Appendix A: <text:s/>xCAT Commands and Database Tables</text:a><text:tab/>22</text:p>
          <text:p text:style-name="P342"><text:a xlink:type="simple" xlink:href="#24.Appendix B:  xCAT node group support ( static and dynamic)|outline" text:style-name="Internet_20_link" text:visited-style-name="Internet_20_link">24.0 Appendix B: <text:s/>xCAT node group support ( static and dynamic)</text:a><text:tab/>25</text:p>
          <text:p text:style-name="P342"><text:a xlink:type="simple" xlink:href="#25.Appendix C:  xCAT Database Tables and Object Defs|outline" text:style-name="Internet_20_link" text:visited-style-name="Internet_20_link">25.0 Appendix C: <text:s/>xCAT Database Tables and Object Defs</text:a><text:tab/>28</text:p>
          <text:p text:style-name="P677"><text:a xlink:type="simple" xlink:href="#25.1.Object definitions|outline" text:style-name="Internet_20_link" text:visited-style-name="Internet_20_link">25.1 Object definitions</text:a><text:tab/>28</text:p>
          <text:p text:style-name="P342"><text:a xlink:type="simple" xlink:href="#26.Appendix D: Customizing Your Nodes by Creating Your Own Postscripts|outline" text:style-name="Internet_20_link" text:visited-style-name="Internet_20_link">26.0 Appendix D: Customizing Your Nodes by Creating Your Own Postscripts</text:a><text:tab/>29</text:p>
          <text:p text:style-name="P677"><text:a xlink:type="simple" xlink:href="#26.1. Suggestions for writing postscripts|outline" text:style-name="Internet_20_link" text:visited-style-name="Internet_20_link">26.1 <text:s/>Suggestions for writing postscripts</text:a><text:tab/>30</text:p>
        </text:index-body>
      </text:table-of-content>
      <text:p text:style-name="P226"/>
      <text:h text:style-name="P26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0" text:outline-level="2">xCAT <text:s/>Architecture</text:h>
      <text:p text:style-name="P208"/>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6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66">If a node experiences a hardware problem, the hardware can be pulled from the rack and replaced with new hardware and the node booted again and it will come up with the same state as before.</text:p>
        </text:list-item>
        <text:list-item>
          <text:p text:style-name="P466">In a provisioning environment, new nodes can be provisioned or moved without the worry of them losing state.</text:p>
        </text:list-item>
      </text:list>
      <text:p text:style-name="Standard"/>
      <text:p text:style-name="Standard"><text:change-start text:change-id="ct150433512"/>For Li<text:change-end text:change-id="ct150433512"/><text:change-start text:change-id="ct149346320"/>nux clusters, <text:change-end text:change-id="ct14934632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69">RAM-root<text:span text:style-name="T17"> – The entire OS image is contained in a RAM file system that is sent to the node when it boots. <text:s/>Typical size for a minimal compute node for Linux is 75-160 MB of memory.</text:span></text:p>
        </text:list-item>
        <text:list-item>
          <text:p text:style-name="P469">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69"><text:soft-page-break/>NFS Hybrid<text:span text:style-name="T17"> – This is more accurately called NFS-root with copy-on-write. <text:s/>A minimal boot kernel is sent to the node, which readonly NFS mounts the OS image from the server. <text:s/>Files </text:span><text:span text:style-name="T17">read are cached in memory. <text:s/>File writes are done to the cached copy. <text:s/>Typical size for a minimal compute node for Linux is 5 MB of memory.</text:span></text:p>
          <text:p text:style-name="P472"/>
        </text:list-item>
      </text:list>
      <text:p text:style-name="P234"><text:span text:style-name="T17">Statelite ( xCAT 2.4 and later) provides an efficient and flexible diskless solution ,because most of the OS </text:span>image is NFS mounted read-only, but a configurable list of directories and files can</text:p>
      <text:p text:style-name="P235">be read-write. The read-write files can either be persistent across reboots, or</text:p>
      <text:p text:style-name="P215"><text:span text:style-name="T138">volatile (restoring to pristine state after reboot)</text:span><text:span text:style-name="T139">. <text:s text:c="2"/>There are advantages and disadvantages over Stateless, <text:s/>which are outlined in the </text:span><text:a xlink:type="simple" xlink:href="http://xcat.svn.sourceforge.net/viewvc/xcat/xcat-core/trunk/xCAT-client/share/doc/xCAT-Statelite.pdf"><text:span text:style-name="T139">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329"/>
      <text:p text:style-name="P69"/>
      <text:p text:style-name="P69">For example an entry in the nodelist table would look like the following:</text:p>
      <text:p text:style-name="P69">"testnode.cluster.net","testnode,compute",,,,,</text:p>
      <text:p text:style-name="P69"/>
      <text:h text:style-name="P190"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31742448"/></text:p>
        </text:list-item>
        <text:list-item>
          <text:p text:style-name="P167">Node group<text:change-end text:change-id="ct131742448"/><text:change-start text:change-id="ct145301432"/> support.<text:change-end text:change-id="ct145301432"/></text:p>
        </text:list-item>
        <text:list-item>
          <text:p text:style-name="P167">Node discovery<text:change-start text:change-id="ct132662192"/>. <text:change-end text:change-id="ct132662192"/></text:p>
        </text:list-item>
        <text:list-item>
          <text:p text:style-name="P167">Operating system image management.</text:p>
        </text:list-item>
        <text:list-item>
          <text:p text:style-name="P167">Support for user-provided customization scripts.<text:change-start text:change-id="ct146884808"/> <text:span text:style-name="_20_Char">xCAT supports the automatic running of user-provided customization scripts on the nodes when they are deployed (installed or booted).</text:span><text:change-end text:change-id="ct146884808"/></text:p>
        </text:list-item>
        <text:list-item>
          <text:p text:style-name="P167">xCAT data store in plug-in relational <text:s/>database (SQLite, MySQL,Postgresl, TBD)</text:p>
        </text:list-item>
        <text:list-item>
          <text:p text:style-name="P602">Hardware control commands for discovering hardware, gathering MAC addresses, VPD, and environments, power control, initiating a network boot, and LPAR creation/deletion. <text:s/></text:p>
        </text:list-item>
        <text:list-item>
          <text:p text:style-name="P602">Hierarchical support to allow large system to distribute the management of the cluster to service nodes. </text:p>
        </text:list-item>
        <text:list-item>
          <text:p text:style-name="P167">Remote console support.</text:p>
        </text:list-item>
        <text:list-item>
          <text:p text:style-name="P656">Parallel remote shell and remote copy c<text:change text:change-id="ct131680032"/><text:change text:change-id="ct145242984"/><text:change-start text:change-id="ct148217968"/>ommands.</text:p>
        </text:list-item>
        <text:list-item>
          <text:p text:style-name="P656">rsync support.<text:change-end text:change-id="ct148217968"/></text:p>
        </text:list-item>
        <text:list-item>
          <text:p text:style-name="P167">Monitoring plug-in infrastructure (RMC, Ganglia)</text:p>
        </text:list-item>
        <text:list-item>
          <text:p text:style-name="P656">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48217832"/></text:p>
        </text:list-item>
        <text:list-item>
          <text:p text:style-name="P168"><text:soft-page-break/>InfiniteBand configuration<text:change-end text:change-id="ct148217832"/></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56">Documentation and “<text:span text:style-name="T12">man</text:span>” pages.</text:p>
          <text:p text:style-name="P660"/>
        </text:list-item>
      </text:list>
      <text:h text:style-name="P190" text:outline-level="2">xCAT <text:s/>license</text:h>
      <text:p text:style-name="Body_20_Text_20_First_20_Indent">xCAT 2 Open Source License: <text:a xlink:type="simple" xlink:href="http://www.opensource.org/licenses/eclipse-1.0.php">Eclipse Public License</text:a> </text:p>
      <text:h text:style-name="P190" text:outline-level="2">xCAT <text:s/>support</text:h>
      <text:p text:style-name="P208"/>
      <text:p text:style-name="P324"><text:change-start text:change-id="ct88333264"/><text:span text:style-name="T120">Support for xCAT may now be </text:span><text:a xlink:type="simple" xlink:href="http://www-01.ibm.com/software/lotus/passportadvantage/paselectedsupportprograms.html">purchased</text:a><text:span text:style-name="T12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0">. <text:s text:c="5"/></text:span><text:change-end text:change-id="ct88333264"/><text:span text:style-name="T7"><text:s text:c="7"/></text:span></text:p>
      <text:h text:style-name="P191" text:outline-level="2"><text:change text:change-id="ct88139456"/><text:change text:change-id="ct88139312"/><text:change text:change-id="ct88139168"/><text:change text:change-id="ct145316888"/><text:change text:change-id="ct145316744"/><text:change text:change-id="ct145316600"/><text:change text:change-id="ct145316456"/><text:change text:change-id="ct145316352"/><text:change text:change-id="ct148212952"/><text:change text:change-id="ct148212808"/><text:change text:change-id="ct148212664"/><text:change text:change-id="ct148212520"/><text:change text:change-id="ct152186544"/><text:change text:change-id="ct152186400"/><text:change text:change-id="ct88336048"/><text:change text:change-id="ct148700192"/><text:change text:change-id="ct131481648"/><text:change text:change-id="ct132357832"/><text:change text:change-id="ct131175848"/><text:change text:change-id="ct131175952"/><text:change text:change-id="ct131176056"/><text:change text:change-id="ct131309048"/><text:change text:change-id="ct131309152"/><text:change text:change-id="ct131309256"/>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344">The xcatd daemon, <text:s/>logs all commands run, and who runs them. <text:s/></text:p>
          <text:p text:style-name="P352">A typical entry is as follows:</text:p>
          <text:p text:style-name="P352">Feb 23 09:27:30 xcat20RRmn xCAT: xCAT: Allowing tabdump for root from localhost.localdomain</text:p>
          <text:p text:style-name="P356">You can grep for the following string in /var/log/messages on the MN, <text:s/>to obtain those entries:</text:p>
          <text:p text:style-name="P684">fgrep "xCAT: Allowing" /var/log/messages</text:p>
          <text:p text:style-name="P352"/>
          <text:p text:style-name="P352">You can also grep for all denials of requests:</text:p>
          <text:p text:style-name="P684"><text:soft-page-break/>fgrep "xCAT: Denying" /var/log/messages</text:p>
          <text:p text:style-name="P684"/>
        </text:list-item>
        <text:list-item>
          <text:p text:style-name="P345">The xcatd daemon, logs startup errors <text:s/>and database access errors. </text:p>
        </text:list-item>
        <text:list-item>
          <text:p text:style-name="P344"><text:span text:style-name="T68">Errors from postscript running on nodes, and service nodes are logged in the syslog on the MN.</text:span><text:span text:style-name="T75"> </text:span></text:p>
        </text:list-item>
      </text:list>
      <text:p text:style-name="P251">Additonal setup</text:p>
      <text:p text:style-name="P211"/>
      <text:p text:style-name="P211">You can change the syslog setup to suit your needs. <text:s text:c="3"/>See the man page for the syslog software you are using. </text:p>
      <text:p text:style-name="P211"/>
      <text:p text:style-name="P212">On AIX, <text:s/>xCAT uses syslog:</text:p>
      <text:p text:style-name="P211"><text:s text:c="8"/>xCAT sets up the log to create up to 5 files of 1meg each and then rotate. <text:s text:c="2"/>See /etc/syslog.conf.</text:p>
      <text:p text:style-name="P211"/>
      <text:p text:style-name="P211"><text:s text:c="8"/># xCAT settings</text:p>
      <text:p text:style-name="P211"><text:s text:c="8"/>*.debug <text:s text:c="2"/>/var/log/messages <text:s/>rotate 1024K files 5</text:p>
      <text:p text:style-name="P211"/>
      <text:p text:style-name="P211"/>
      <text:p text:style-name="P212">On SLES xCAT uses syslog_ng:</text:p>
      <text:p text:style-name="P211"/>
      <text:p text:style-name="P211"><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11"><text:s/></text:p>
      <text:p text:style-name="P211"/>
      <text:p text:style-name="P212">On RedHat xCAT user rsyslog:</text:p>
      <text:p text:style-name="P212"/>
      <text:p text:style-name="P213">xCAT uses basic defaults for rsyslog. <text:s text:c="2"/>See <text:a xlink:type="simple" xlink:href="http://linux.die.net/man/8/rsyslogd">http://linux.die.net/man/8/rsyslogd</text:a> <text:s/>for more information. <text:s text:c="3"/></text:p>
      <text:p text:style-name="P213"/>
      <text:p text:style-name="P206">When rsyslog is installed, <text:s/>it sets itself up to use logrotate to rotate the generated logs. <text:s text:c="4"/>See man logrotate for more details. </text:p>
      <text:p text:style-name="P212"/>
      <text:p text:style-name="P216">On a node or service node:</text:p>
      <text:p text:style-name="P211"/>
      <text:p text:style-name="P211"><text:s text:c="2"/>xCAT directs syslog <text:s/>to send all syslog messages to the Management Node.</text:p>
      <text:p text:style-name="P211"/>
      <text:p text:style-name="P211">For example on RedHat:</text:p>
      <text:p text:style-name="P211"><text:s text:c="7"/>This entry in /etc/rsyslog.conf, <text:s/>directs syslog to <text:s/>forward all <text:s/>messages to the ip address, which is the <text:s/>ip of the MN.</text:p>
      <text:p text:style-name="P211"><text:s text:c="8"/># xCAT settings</text:p>
      <text:p text:style-name="P211"><text:s text:c="8"/>*.* @7.113.44.250</text:p>
      <text:p text:style-name="P211"/>
      <text:p text:style-name="P211"/>
      <text:p text:style-name="Heading_20_3">auditlog </text:p>
      <text:p text:style-name="Standard"/>
      <text:p text:style-name="Standard"><text:soft-page-break/>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88277216"/></text:p>
      <text:h text:style-name="Heading_20_1" text:outline-level="1"><text:change-end text:change-id="ct88277216"/>Installing a<text:change-start text:change-id="ct88223712"/>n<text:change-end text:change-id="ct88223712"/> xCAT Management Node<text:change text:change-id="ct88224128"/><text:change text:change-id="ct88224024"/><text:change text:change-id="ct88223920"/><text:change text:change-id="ct88223816"/></text:h>
      <text:h text:style-name="Heading_20_2" text:outline-level="2"><text:s/><text:change-start text:change-id="ct150820656"/><text:span text:style-name="T38">Install an AIX Management No</text:span><text:change-end text:change-id="ct150820656"/><text:change text:change-id="ct150820552"/><text:change-start text:change-id="ct150820448"/><text:span text:style-name="T38">de </text:span><text:change-end text:change-id="ct150820448"/><text:change-start text:change-id="ct131316528"/></text:h>
      <text:p text:style-name="P231"><text:change-end text:change-id="ct131316528"/><text:change-start text:change-id="ct131316392"/></text:p>
      <text:p text:style-name="P231"/>
      <text:p text:style-name="Text_20_body">Refer to the <text:s/>document titled <text:change-end text:change-id="ct131316392"/><text:a xlink:type="simple" xlink:href="http://xcat.svn.sourceforge.net/viewvc/xcat/xcat-core/trunk/xCAT-client/share/doc/xCAT2onAIX.pdf">Creating an xCAT Management Node</text:a><text:change-start text:change-id="ct131316288"/> for details on how to install an xCAT on AIX management node.</text:p>
      <text:p text:style-name="Text_20_body"><text:a xlink:type="simple" xlink:href="http://xcat.svn.sourceforge.net/viewvc/xcat/xcat-core/trunk/xCAT-client/share/doc/xCAT2onAIX.pdf"/></text:p>
      <text:p text:style-name="P318"/>
      <text:h text:style-name="P77" text:outline-level="2"><text:change-end text:change-id="ct131316288"/><text:s/>Install a Linux Management Node <text:change text:change-id="ct88224232"/><text:change-start text:change-id="ct148945200"/></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3">[SLES11] – applicable for distro SLES11<text:change-end text:change-id="ct148945200"/></text:p>
      <text:p text:style-name="Heading_20_3">Install a Linux Management Node </text:p>
      <text:p text:style-name="P322">Install the OS of Management Node</text:p>
      <text:p text:style-name="P78"><text:change text:change-id="ct148945064"/><text:change-start text:change-id="ct148944928"/>xCAT 2 management nodes are supported on th<text:change-end text:change-id="ct148944928"/>is list of <text:s/><text:a xlink:type="simple" xlink:href="https://sourceforge.net/apps/mediawiki/xcat/index.php?title=XCAT_Features">Hardware and OS Distos.</text:a></text:p>
      <text:p text:style-name="P78"/>
      <text:p text:style-name="P236"/>
      <text:p text:style-name="P323">Setup Your Networks</text:p>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text:span><text:soft-page-break/><text:span text:style-name="T3">management node is on. </text:span>Additional network configuration can be added to the xCAT networks table manually later if needed. </text:p>
      <text:p text:style-name="P45"/>
      <text:p text:style-name="P250">Install the prerequisite <text:span text:style-name="T3">packages for </text:span>Management Node</text:p>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text:span><text:span text:style-name="T3">operating system repository for YUM/zypper is setup correctly, these xCAT prerequisite packages will be installed automatically when installing the xCAT.</text:span></text:p>
      <text:p text:style-name="P78"/>
      <text:p text:style-name="Standard"/>
      <text:p text:style-name="Heading_20_3"><text:span text:style-name="T3">[RH] Disable the</text:span> SELinux</text:p>
      <text:p text:style-name="P78"><text:change-start text:change-id="ct148944824"/>The <text:change-end text:change-id="ct148944824"/><text:change-start text:change-id="ct134138808"/>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80"><text:change-end text:change-id="ct134138808"/><text:change-start text:change-id="ct151156016"/>In the /etc/selinux/config file, set SELINUX=<text:span text:style-name="T3">disabled.</text:span></text:p>
        </text:list-item>
        <text:list-item>
          <text:p text:style-name="P481">Reboot the node.</text:p>
        </text:list-item>
      </text:list>
      <text:p text:style-name="P78"><text:change-end text:change-id="ct151156016"/><text:change text:change-id="ct151156120"/></text:p>
      <text:p text:style-name="Heading_20_3"><text:span text:style-name="T3">[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48817992"/><text:span text:style-name="T3">The cluster-facing NICs should be configured before installing xCAT 2 management node</text:span><text:change-end text:change-id="ct148817992"/><text:change text:change-id="ct148818096"/>.<text:change-start text:change-id="ct148818200"/> <text:span text:style-name="T3">There are a number of methods to configure the </text:span><text:change-end text:change-id="ct148818200"/><text:change text:change-id="ct148818448"/><text:change text:change-id="ct148818304"/><text:change-start text:change-id="ct151157536"/><text:span text:style-name="T3">NICs s</text:span><text:change-end text:change-id="ct151157536"/><text:change-start text:change-id="ct151157792"/><text:span text:style-name="T3">uch as updating Linux ifcfg-* files, using Linux ifconfig command or Linux Graphic User Interface</text:span><text:change-end text:change-id="ct151157792"/><text:change-start text:change-id="ct151158048"/><text:span text:style-name="T3">.</text:span><text:change-end text:change-id="ct151158048"/><text:change-start text:change-id="ct131510440"/><text:span text:style-name="T3"> </text:span><text:change-end text:change-id="ct131510440"/><text:change-start text:change-id="ct131510832"/><text:span text:style-name="T3">Here is an example of using ifcfg-* files to configure the NICs:</text:span><text:change-end text:change-id="ct131510832"/><text:change-start text:change-id="ct88171104"/><text:span text:style-name="T3"> </text:span><text:change-end text:change-id="ct88171104"/></text:p>
      <text:p text:style-name="P78"><text:change-start text:change-id="ct88171336"/></text:p>
      <text:p text:style-name="P78"><text:change-end text:change-id="ct88171336"/>The location of the ifcfg-* file<text:change-start text:change-id="ct88171440"/>s<text:change-end text:change-id="ct88171440"/>:</text:p>
      <text:p text:style-name="Standard"><text:span text:style-name="T14">[RH]:</text:span> <text:span text:style-name="T111">/etc/sysconfig/network-scripts/ifcfg-*</text:span></text:p>
      <text:p text:style-name="Standard"><text:span text:style-name="T14">[SLES]: </text:span>/<text:span text:style-name="T111">etc/sysconfig/network/ifcfg-*</text:span></text:p>
      <text:p text:style-name="P78"/>
      <text:p text:style-name="Standard">An example <text:span text:style-name="T3">of the content of </text:span>ifcfg-* <text:span text:style-name="T3">file</text:span>:</text:p>
      <text:p text:style-name="P280">DEVICE=eth1</text:p>
      <text:p text:style-name="P280">ONBOOT=yes</text:p>
      <text:p text:style-name="P280">BOOTPROTO=static</text:p>
      <text:p text:style-name="P280"><text:soft-page-break/>IPADDR=11.16.0.1</text:p>
      <text:p text:style-name="P280">NETMASK=255.255.0.0</text:p>
      <text:p text:style-name="Code"/>
      <text:p text:style-name="Heading_20_3">Prevent DHCP client from overwriting DNS configuration</text:p>
      <text:p text:style-name="Standard"><text:span text:style-name="T3">If the management node will </text:span><text:change-start text:change-id="ct149169952"/><text:span text:style-name="T3">be </text:span><text:change-end text:change-id="ct149169952"/><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10">/etc/sysconfig/network-scripts/ifcfg-*</text:span></text:p>
      <text:p text:style-name="Standard"><text:span text:style-name="T14">[SLES]:</text:span><text:span text:style-name="T112"> </text:span><text:span text:style-name="T111">/etc/sysconfig/network/ifcfg-*</text:span></text:p>
      <text:p text:style-name="Standard"><text:change text:change-id="ct149170280"/></text:p>
      <text:p text:style-name="Heading_20_3">Configure Hostname<text:change-start text:change-id="ct148749888"/></text:p>
      <text:p text:style-name="P78">The xCAT 2 management node hostsname must be configured before setting up the xCAT 2 mangement node. <text:change-end text:change-id="ct148749888"/><text:change-start text:change-id="ct148749992"/>If the management node hostname is already configured, this step can be skipped.<text:change-end text:change-id="ct148749992"/><text:change-start text:change-id="ct148750096"/> The Linux command “hostname” or the Linux GUI can be used to configure the hostname. <text:s/>Edit<text:change-end text:change-id="ct148750096"/><text:change-start text:change-id="ct148750200"/>ing the hostname configuration file /etc/sysconfig/network on RedHat systems or /etc/HOST<text:change-end text:change-id="ct148750200"/><text:change-start text:change-id="ct148750304"/>NAME on SuSE systems is another method.<text:change-end text:change-id="ct148750304"/></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p text:style-name="P286">Setup the TimeZone</text:p>
      <text:p text:style-name="P79"><text:change-start text:change-id="ct148966016"/>When using management node <text:change-end text:change-id="ct148966016"/><text:change-start text:change-id="ct148966120"/>to install service nodes or compute nodes, the timezone configuration <text:s/>on the management node will be <text:change-end text:change-id="ct148966120"/><text:change-start text:change-id="ct148966224"/>inherited by the service nodes or compute nodes. <text:change-end text:change-id="ct148966224"/><text:change-start text:change-id="ct148966328"/>So it is recommended to <text:change-end text:change-id="ct148966328"/><text:change text:change-id="ct145716048"/><text:change-start text:change-id="ct145716152"/>s<text:change-end text:change-id="ct145716152"/>etup the correct timezone on the management node.</text:p>
      <text:p text:style-name="P287"><text:change-start text:change-id="ct145716256"/><text:s/><text:change-end text:change-id="ct145716256"/>Configure DNS Resolution</text:p>
      <text:p text:style-name="Standard">/etc/resolv.conf should <text:span text:style-name="T3">contain the</text:span> <text:span text:style-name="T3">DNS for </text:span><text:change-start text:change-id="ct145716432"/><text:span text:style-name="T3">management node </text:span><text:change-end text:change-id="ct145716432"/><text:span text:style-name="T3">itself</text:span>.</text:p>
      <text:p text:style-name="Code">search cluster</text:p>
      <text:p text:style-name="Code">nameserver 11.16.0.1</text:p>
      <text:p text:style-name="P316"/>
      <text:p text:style-name="Heading_20_3"><text:s/><text:change-start text:change-id="ct88708544"/><text:reference-mark-start text:name="Setup basic hosts file"/><text:span text:style-name="T3">Set up basic hosts file</text:span><text:change-end text:change-id="ct88708544"/><text:reference-mark-end text:name="Setup basic hosts file"/></text:p>
      <text:p text:style-name="P173">Ensure <text:span text:style-name="T3">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688"><text:change-start text:change-id="ct149141088"/><text:s text:c="10"/><text:change-end text:change-id="ct149141088"/>xcat20mn.clusters.com xcat20mn</text:p>
                    </text:list-item>
                    <text:list-item>
                      <text:p text:style-name="P688"><text:change-start text:change-id="ct149598424"/><text:s text:c="11"/>.....<text:change-end text:change-id="ct149598424"/></text:p>
                    </text:list-item>
                  </text:list>
                </text:list-item>
              </text:list>
            </text:list-item>
          </text:list>
        </text:list-item>
      </text:list>
      <text:p text:style-name="P177">Note: <text:span text:style-name="T34">Name resolution is required by xCAT</text:span><text:change-start text:change-id="ct149598600"/><text:span text:style-name="T34"> 2</text:span><text:change-end text:change-id="ct149598600"/><text:span text:style-name="T34">. <text:s/>You can use a simple /etc/hosts mechanism or you can optionally set up a DNS name server. <text:s/>You can refer to section 4.3 </text:span><text:span text:style-name="T122">Configuring name resolution (optional) </text:span><text:span text:style-name="T34">in xCAT2onAIX for more details on how to setup DNS resolution and /etc/hosts.</text:span></text:p>
      <text:p text:style-name="Heading_20_3"><text:change-start text:change-id="ct152395248"/><text:s/><text:change-end text:change-id="ct152395248"/>Restart Management Node <text:span text:style-name="T3">(optional)</text:span></text:p>
      <text:p text:style-name="Standard">Though it is possible to restart the correct services for all settings except SELinux, the simplest step</text:p>
      <text:p text:style-name="P173"><text:soft-page-break/>would be to reboot the management server at this point.</text:p>
      <text:p text:style-name="P173"/>
      <text:p text:style-name="Heading_20_3"><text:s/>Configure Ethernet Switches <text:span text:style-name="T3">(optional)</text:span></text:p>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3">[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8">xCAT 2 Cookbook for Linux on IBM System P.</text:span></text:a></text:p>
      <text:p text:style-name="P175"/>
      <text:p text:style-name="P174"><text:span text:style-name="T3">xCAT</text:span>ships <text:s/>the package atftp* package with its dependencies. This package conflicts with the tftp-server that is by default installed with <text:s/>the OS. <text:s/></text:p>
      <text:p text:style-name="P179">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81"/>
      <text:p text:style-name="P182"><text:s/><text:span text:style-name="T3">[RH] </text:span>Remove the package <text:span text:style-name="T27">OpenIPMI-tools</text:span></text:p>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305"/>
      <text:h text:style-name="Heading_20_2" text:outline-level="2"><text:s/><text:reference-mark-start text:name="Download and Install xCAT 2 From an MN That Has Internet Access"/>Download and Install xCAT 2 From an MN That <text:span text:style-name="T135">Has</text:span> Internet Access<text:reference-mark-end text:name="Download and Install xCAT 2 From an MN That Has Internet Access"/></text:h>
      <text:p text:style-name="P78">XCAT can be downloaded and installed using YUM on RedHat systems or zypper on S<text:change text:change-id="ct135194224"/><text:change-start text:change-id="ct135194120"/>uSE<text:change-end text:change-id="ct135194120"/> systems.</text:p>
      <text:p text:style-name="Standard"><text:span text:style-name="T3">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9">Note: disable any firewalls that could prevent the download. <text:s text:c="2"/>See section<text:reference-ref text:reference-format="text" text:ref-name="Disable the Firewall">Disable the Firewall</text:reference-ref>.</text:p>
      <text:p text:style-name="P229"/>
      <text:p text:style-name="P222"/>
      <text:p text:style-name="Heading_20_4"><text:span text:style-name="T3">[RH] </text:span>Setup Yum</text:p>
      <text:p text:style-name="P201">Download Repository Files into the /etc/yum.repos.d.</text:p>
      <text:p text:style-name="P201">To get the current official release:</text:p>
      <text:p text:style-name="Code"><text:soft-page-break/>cd etc/yum.repos.d</text:p>
      <text:p text:style-name="P80">wget <text:span text:style-name="T128">http://xcat.sourceforge.net/yum/xcat-core/xCAT-core.repo</text:span></text:p>
      <text:p text:style-name="P80">wget <text:a xlink:type="simple" xlink:href="http://xcat.sourceforge.net/yum/xcat-dep/"><text:span text:style-name="T128">http://xcat.sourceforge.net/yum/xcat-dep/</text:span></text:a><text:span text:style-name="T128">&lt;release&gt;/&lt;arch&gt;/xCAT-dep.repo</text:span></text:p>
      <text:p text:style-name="P283"/>
      <text:p text:style-name="P284">for example:</text:p>
      <text:p text:style-name="P284">wget http://xcat.sourceforge.net/yum/xcat-dep/rh5/ppc64/xCAT-dep.repo</text:p>
      <text:p text:style-name="P228"/>
      <text:p text:style-name="Heading_20_4"><text:span text:style-name="T3">[SLES] </text:span>Setup Zypper</text:p>
      <text:p text:style-name="P200">[SLES11]:</text:p>
      <text:p text:style-name="Code"><text:span text:style-name="T3">zypper ar -t rpm-md </text:span><text:a xlink:type="simple" xlink:href="http://xcat.sf.net/yum/xcat-core"><text:span text:style-name="T3">http://xcat.sf.net/yum/xcat-core</text:span></text:a><text:span text:style-name="T3"> xCAT-core</text:span></text:p>
      <text:p text:style-name="P304"><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304"><text:span text:style-name="T3">zypper sa -t rpm-md </text:span><text:a xlink:type="simple" xlink:href="http://xcat.sf.net/yum/xcat-core"><text:span text:style-name="T3">http://xcat.sf.net/yum/xcat-core</text:span></text:a><text:span text:style-name="T3"> xCAT-core</text:span></text:p>
      <text:p text:style-name="P304"><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7"/>
      <text:h text:style-name="Heading_20_2" text:outline-level="2"><text:s/><text:reference-mark-start text:name="Download and Install xCAT 2 For an MN That Does Not Have Internet Access"/>Download and Install xCAT 2 For an MN That Does <text:span text:style-name="T135">Not Have</text:span> Internet Access<text:reference-mark-end text:name="Download and Install xCAT 2 For an MN That Does Not Have Internet Access"/></text:h>
      <text:p text:style-name="Standard"><text:span text:style-name="T18">Go to the </text:span><text:a xlink:type="simple" xlink:href="http://xcat.sourceforge.net/#download"><text:span text:style-name="T18">xCAT Download</text:span></text:a><text:span text:style-name="T18"> site.</text:span><text:span text:style-name="T95"> <text:s/></text:span><text:span text:style-name="T96">Download the level of xCAT tarball you desire</text:span><text:span text:style-name="T97">d</text:span><text:span text:style-name="T96">. Go to the </text:span><text:a xlink:type="simple" xlink:href="http://sourceforge.net/project/showfiles.php?group_id=208749&amp;package_id=258529&amp;release_id=608981"><text:span text:style-name="T96">xCAT Dependencies Download</text:span></text:a><text:span text:style-name="T96"> page and get the latest xCAT dependency tarball. </text:span></text:p>
      <text:p text:style-name="P197"/>
      <text:p text:style-name="P288"><text:span text:style-name="T3">Download the</text:span> tarballs</text:p>
      <text:p text:style-name="P202"><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48321208"/> <text:s/><text:change-end text:change-id="ct148321208"/></text:p>
      <text:p text:style-name="Code">tar jxvf xcat-dep-2*.tar.bz2<text:change-start text:change-id="ct149597592"/></text:p>
      <text:p text:style-name="Code"/>
      <text:p text:style-name="Code">if you download xcat-core<text:change-end text:change-id="ct149597592"/><text:change-start text:change-id="ct149597696"/>-2.x.tar.bz2 then </text:p>
      <text:p text:style-name="P306"/>
      <text:p text:style-name="Code">tar jxvf <text:change-end text:change-id="ct149597696"/><text:change-start text:change-id="ct145850064"/><text:s/>xcat-core-2.x.tar.bz2<text:change-end text:change-id="ct145850064"/></text:p>
      <text:p text:style-name="P330"><text:span text:style-name="T3">[RH] </text:span>Setup YUM repositor<text:span text:style-name="T3">ies</text:span> for xCAT and Dependencies</text:p>
      <text:p text:style-name="P201">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45850168"/><text:change-start text:change-id="ct145850272"/>xcat-core<text:change-end text:change-id="ct145850272"/></text:p>
      <text:p text:style-name="Code">./mklocalrepo.sh</text:p>
      <text:p text:style-name="P288"><text:span text:style-name="T3">[SLES] </text:span>Setup Zypper <text:span text:style-name="T51">repositor</text:span><text:span text:style-name="T54">ies</text:span> for xCAT and Dependencies</text:p>
      <text:p text:style-name="P201"><text:tab/></text:p>
      <text:p text:style-name="P200">[SLES 10.2+]:</text:p>
      <text:p text:style-name="P253"><text:span text:style-name="T113">zypper sa </text:span><text:a xlink:type="simple" xlink:href="/root/xcat2/xcat-dep/sles10/ppc64"><text:span text:style-name="T113">file:///root/xcat2/xcat-dep/sles10/&lt;arch&gt;</text:span></text:a><text:span text:style-name="T113"> xCAT-dep</text:span></text:p>
      <text:p text:style-name="P80"><text:span text:style-name="T31">zypper sa </text:span><text:a xlink:type="simple" xlink:href="/root/xcat2/core-snap"><text:span text:style-name="T31">file:///root/xcat2/</text:span></text:a><text:change text:change-id="ct145850408"/><text:change-start text:change-id="ct145850544"/><text:a xlink:type="simple" xlink:href="/root/xcat2/core-snap"><text:span text:style-name="T31">xcat-core</text:span></text:a><text:change-end text:change-id="ct145850544"/><text:span text:style-name="T31"> </text:span><text:change text:change-id="ct135194016"/><text:change-start text:change-id="ct152074536"/><text:span text:style-name="T31">xcat-core</text:span><text:change-end text:change-id="ct152074536"/></text:p>
      <text:p text:style-name="P230"/>
      <text:p text:style-name="P200">[SLES 11]:</text:p>
      <text:p text:style-name="P80"><text:span text:style-name="T118">zypper</text:span><text:span text:style-name="T113"> ar </text:span><text:a xlink:type="simple" xlink:href="/root/xcat2/xcat-dep/sles10/ppc64"><text:span text:style-name="T113">file:///root/xcat2/xcat-dep/sles11/&lt;arch&gt;</text:span></text:a><text:span text:style-name="T113"> xCAT-dep</text:span></text:p>
      <text:p text:style-name="P80"><text:span text:style-name="T119">zypper</text:span><text:span text:style-name="T32"> ar </text:span><text:change-start text:change-id="ct152076976"/><text:a xlink:type="simple" xlink:href="/root/xcat2/xcat-core"><text:span text:style-name="T32">file:///root/xcat2/</text:span></text:a><text:change-end text:change-id="ct152076976"/><text:change text:change-id="ct152077080"/><text:change-start text:change-id="ct152077184"/><text:a xlink:type="simple" xlink:href="/root/xcat2/xcat-core"><text:span text:style-name="T32">xcat-core</text:span></text:a><text:change-end text:change-id="ct152077184"/><text:change text:change-id="ct152077288"/><text:change-start text:change-id="ct152077472"/><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52077472"/></text:p>
      <text:p text:style-name="Standard"><text:soft-page-break/></text:p>
      <text:p text:style-name="Standard">You can check status of zypper <text:span text:style-name="T3">using command </text:span><text:change-start text:change-id="ct152080816"/><text:span text:style-name="T3">“</text:span><text:change-end text:change-id="ct152080816"/><text:span text:style-name="T33">zypper</text:span> sl<text:change-start text:change-id="ct152080920"/> -d” <text:change-end text:change-id="ct152080920"/><text:s/><text:span text:style-name="T3">and remove the zypper repository using com</text:span><text:change-start text:change-id="ct152081024"/><text:span text:style-name="T3">m</text:span><text:change-end text:change-id="ct152081024"/><text:span text:style-name="T3">and zypper sd on SLES 10.2+ or zypper rr on SLES 11.</text:span></text:p>
      <text:p text:style-name="P313"/>
      <text:p text:style-name="Standard"><text:change text:change-id="ct152081456"/></text:p>
      <text:h text:style-name="Heading_20_2" text:outline-level="2"><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p text:style-name="Heading_20_4"><text:s/><text:span text:style-name="T3">[</text:span>F<text:span text:style-name="T3">EDORA</text:span> 8/9<text:span text:style-name="T3">] Setup the respository</text:span></text:p>
      <text:p text:style-name="Standard">If your management node <text:span text:style-name="T135">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5">gpgkey=file:///etc/pki/rpm-gpg/RPM-GPG-KEY-fedora </text:span><text:a xlink:type="simple" xlink:href="/etc/pki/rpm-gpg/RPM-GPG-KEY"><text:span text:style-name="T77">file:///etc/pki/rpm-gpg/RPM-GPG-KEY</text:span></text:a></text:p>
      <text:p text:style-name="Standard"/>
      <text:p text:style-name="Standard">If you management node <text:span text:style-name="T135">does not have internet access</text:span>, then download the necessary fedora RPMs, copy them to the MN, and create a local YUM repository:</text:p>
      <text:p text:style-name="Standard"/>
      <text:p text:style-name="P216">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p text:style-name="Heading_20_4"><text:span text:style-name="T3">[RHEL] </text:span>Set<text:span text:style-name="T3">up</text:span> repository</text:p>
      <text:p text:style-name="Standard">To make the necessary RHEL RPM prereqs available to the xCAT install process, mount the RHEL <text:change-start text:change-id="ct151998168"/><text:span text:style-name="T3">CD/</text:span><text:change-end text:change-id="ct151998168"/>DVD or ISO and then create a repo file in /etc/yum.repos.d that points to it. <text:s/></text:p>
      <text:p text:style-name="Standard"/>
      <text:p text:style-name="Standard"><text:span text:style-name="T55">If you have the</text:span><text:change text:change-id="ct151997896"/><text:change text:change-id="ct151998032"/><text:span text:style-name="T55"> </text:span><text:change text:change-id="ct151997760"/><text:span text:style-name="T55">RHEL</text:span><text:change-start text:change-id="ct151997656"/><text:span text:style-name="T55"> CD(s</text:span><text:change-end text:change-id="ct151997656"/><text:change-start text:change-id="ct151997552"/><text:span text:style-name="T55">)</text:span><text:change-end text:change-id="ct151997552"/><text:change-start text:change-id="ct152081872"/><text:span text:style-name="T55"> or DVD(s</text:span><text:change-end text:change-id="ct152081872"/><text:change-start text:change-id="ct152081768"/><text:span text:style-name="T55">)</text:span><text:change-end text:change-id="ct152081768"/><text:span text:style-name="T55">:</text:span><text:change-start text:change-id="ct152081664"/></text:p>
      <text:p text:style-name="P255"><text:span text:style-name="T55">If the RHEL distro only has one CD or DVD</text:span><text:change-end text:change-id="ct152081664"/><text:change-start text:change-id="ct152081560"/><text:span text:style-name="T55">:</text:span><text:change-end text:change-id="ct152081560"/></text:p>
      <text:list text:style-name="L18">
        <text:list-item text:start-value="1">
          <text:p text:style-name="P651"><text:change-start text:change-id="ct148946272"/>Insert the RHEL CD or DVD into the CD or DVD drive.</text:p>
        </text:list-item>
        <text:list-item>
          <text:p text:style-name="P652"><text:change-end text:change-id="ct148946272"/><text:change-start text:change-id="ct148946376"/><text:span text:style-name="T3">Mount the </text:span><text:change-end text:change-id="ct148946376"/><text:change-start text:change-id="ct131141896"/><text:span text:style-name="T3"><text:s/>disk into some directory, for example, /media/cdrom/.</text:span></text:p>
        </text:list-item>
        <text:list-item>
          <text:p text:style-name="P652"><text:change-end text:change-id="ct131141896"/><text:change text:change-id="ct88523912"/><text:change-start text:change-id="ct88524016"/><text:span text:style-name="T3">C</text:span><text:change-end text:change-id="ct88524016"/>reate a <text:change text:change-id="ct148201704"/><text:change-start text:change-id="ct148201888"/><text:span text:style-name="T3">YUM repository file, for example, <text:s/></text:span><text:change-end text:change-id="ct148201888"/><text:change text:change-id="ct148202032"/><text:change-start text:change-id="ct148202256"/><text:span text:style-name="T3">rhel-dvd.repo, </text:span><text:change-end text:change-id="ct148202256"/><text:change-start text:change-id="ct131396992"/><text:span text:style-name="T3">under directory /etc/yum.repos.d</text:span><text:change-end text:change-id="ct131396992"/><text:change-start text:change-id="ct131397216"/><text:span text:style-name="T3">. </text:span><text:change-end text:change-id="ct131397216"/><text:change-start text:change-id="ct131397440"/><text:span text:style-name="T3">The YUM repository contents should </text:span><text:change-end text:change-id="ct131397440"/><text:change text:change-id="ct145757552"/><text:s/><text:change text:change-id="ct145757656"/><text:change-start text:change-id="ct145757880"/><text:span text:style-name="T3">look like</text:span><text:change-end text:change-id="ct145757880"/>:</text:p>
        </text:list-item>
      </text:list>
      <text:p text:style-name="P293"><text:change-start text:change-id="ct151580360"/>[rhel-5.3]</text:p>
      <text:p text:style-name="P294"><text:change-end text:change-id="ct151580360"/>name=RHEL 5.3 from DVD </text:p>
      <text:p text:style-name="P294">baseurl=file:///media/cdrom/Server </text:p>
      <text:p text:style-name="P294">enabled=1 </text:p>
      <text:p text:style-name="P294">gpgcheck=1<text:change-start text:change-id="ct151580576"/></text:p>
      <text:p text:style-name="P302"><text:span text:style-name="T3">Note: </text:span>To make the YUM repository work persistently after management node reboot, the CD/DVD drive mount needs to be added into the /etc/fstab, <text:span text:style-name="T3">or add the mount command into Linux startup scripts</text:span>.</text:p>
      <text:p text:style-name="P308"><text:change-end text:change-id="ct151580576"/><text:change-start text:change-id="ct150108760"/></text:p>
      <text:p text:style-name="P257">If the RHEL distro has more than one CDs or DVDs:<text:change-end text:change-id="ct150108760"/><text:change-start text:change-id="ct150109216"/></text:p>
      <text:p text:style-name="P258"><text:span text:style-name="T90">1.</text:span><text:span text:style-name="T107">I</text:span><text:span text:style-name="T102">nsert the R</text:span><text:span text:style-name="T99">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50109216"/>c<text:change-start text:change-id="ct151327496"/>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51327496"/><text:change-start text:change-id="ct151327632"/></text:p>
      <text:list text:style-name="L18" text:continue-numbering="true">
        <text:list-header>
          <text:p text:style-name="P86"><text:change-end text:change-id="ct151327632"/><text:change text:change-id="ct151327736"/><text:change-start text:change-id="ct148261656"/></text:p>
          <text:p text:style-name="P91"><text:change-end text:change-id="ct148261656"/><text:change text:change-id="ct148261760"/><text:change-start text:change-id="ct148735000"/></text:p>
        </text:list-header>
      </text:list>
      <text:p text:style-name="Code"><text:change-end text:change-id="ct148735000"/></text:p>
      <text:p text:style-name="P83">If you have the <text:change-start text:change-id="ct131139112"/>RHEL <text:change-end text:change-id="ct131139112"/>iso <text:change-start text:change-id="ct131139256"/>file<text:change-end text:change-id="ct131139256"/><text:change text:change-id="ct150628016"/><text:change-start text:change-id="ct150628160"/>s<text:change-end text:change-id="ct150628160"/>:<text:change-start text:change-id="ct148971304"/></text:p>
      <text:p text:style-name="P257">If the RHEL distro only has one iso file:</text:p>
      <text:list text:style-name="L19">
        <text:list-item text:start-value="1">
          <text:p text:style-name="P654">Cop<text:change-end text:change-id="ct148971304"/><text:change-start text:change-id="ct151336160"/>y the iso file to any directory, such as <text:span text:style-name="T3">/</text:span>iso</text:p>
        </text:list-item>
      </text:list>
      <text:p text:style-name="P92"><text:change-end text:change-id="ct151336160"/><text:change text:change-id="ct150520432"/><text:change text:change-id="ct149203944"/><text:change-start text:change-id="ct150520536"/><text:soft-page-break/>mkdir /iso</text:p>
      <text:p text:style-name="P93"><text:change-end text:change-id="ct150520536"/><text:change text:change-id="ct150520640"/><text:change-start text:change-id="ct150520800"/><text:span text:style-name="T3">c</text:span><text:change-end text:change-id="ct150520800"/>p<text:change text:change-id="ct150520904"/> RHEL5.2-Server-20080430.0-ppc-DVD.iso<text:change text:change-id="ct150518752"/><text:change-start text:change-id="ct150518856"/> <text:change-end text:change-id="ct150518856"/>/iso/<text:change-start text:change-id="ct150518960"/></text:p>
      <text:list text:style-name="L19" text:continue-numbering="true">
        <text:list-item>
          <text:p text:style-name="P654"><text:span text:style-name="T3">Mount the </text:span><text:change-end text:change-id="ct150518960"/><text:change-start text:change-id="ct151833568"/><text:span text:style-name="T3">iso file to a directory such as /iso/rhels5.2</text:span></text:p>
        </text:list-item>
      </text:list>
      <text:p text:style-name="P96"><text:change-end text:change-id="ct151833568"/></text:p>
      <text:p text:style-name="P93"><text:change text:change-id="ct151833672"/>cd /iso</text:p>
      <text:p text:style-name="P93">mount -o loop RHEL5.2-Server-20080430.0-ppc-DVD.iso <text:change text:change-id="ct151833776"/><text:change-start text:change-id="ct150519264"/><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50519264"/><text:change text:change-id="ct151831608"/></text:p>
        </text:list-item>
      </text:list>
      <text:p text:style-name="P93">[rhe-5-server]</text:p>
      <text:p text:style-name="P93">name=RHEL 5 SERVER packages</text:p>
      <text:p text:style-name="P93">baseurl=file:///iso/<text:change text:change-id="ct150950984"/><text:change-start text:change-id="ct145713024"/><text:span text:style-name="T3">rhels5.2</text:span><text:change-end text:change-id="ct145713024"/>/Server</text:p>
      <text:p text:style-name="P93">enabled=1</text:p>
      <text:p text:style-name="P93">gpgcheck=1<text:change-start text:change-id="ct145713424"/></text:p>
      <text:p text:style-name="P301"><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45713424"/></text:p>
      <text:p text:style-name="P257"><text:change-start text:change-id="ct145726912"/>If the RHEL distro has more than one iso files<text:change-end text:change-id="ct145726912"/><text:change-start text:change-id="ct145727016"/></text:p>
      <text:p text:style-name="P257"/>
      <text:p text:style-name="P259"><text:change-end text:change-id="ct145727016"/><text:change-start text:change-id="ct145727408"/>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45727408"/><text:change-start text:change-id="ct145727544"/></text:p>
      <text:list text:style-name="L19" text:continue-numbering="true">
        <text:list-header>
          <text:p text:style-name="P94"><text:change-end text:change-id="ct145727544"/><text:change text:change-id="ct148227896"/><text:change-start text:change-id="ct132741664"/></text:p>
        </text:list-header>
      </text:list>
      <text:list text:style-name="L27">
        <text:list-header>
          <text:p text:style-name="P687"><text:change-end text:change-id="ct132741664"/></text:p>
        </text:list-header>
      </text:list>
      <text:p text:style-name="P40">For either case above:</text:p>
      <text:p text:style-name="Code"><text:change text:change-id="ct151044656"/><text:change-start text:change-id="ct134090648"/><text:span text:style-name="T3">change directory</text:span><text:change-end text:change-id="ct134090648"/> to where the RHEL CD image<text:change-start text:change-id="ct145852400"/> <text:change-end text:change-id="ct145852400"/><text:change text:change-id="ct145852544"/>is and run</text:p>
      <text:p text:style-name="Code">rpm --import RPM-GPG-KEY-redhat-release </text:p>
      <text:p text:style-name="P280"/>
      <text:p text:style-name="Heading_20_4"><text:span text:style-name="T3">[SLES] Set</text:span>up repository </text:p>
      <text:p text:style-name="Standard">If <text:span text:style-name="T3">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8">op </text:span><text:span text:style-name="T110">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2" text:outline-level="2"><text:s/>Install <text:s/>xCAT and Dependencies on the MN ( yum/zypper)</text:h>
      <text:p text:style-name="Standard"><text:span text:style-name="T55">[</text:span><text:span text:style-name="T14">RH</text:span><text:span text:style-name="T55">]</text:span><text:span text:style-name="T14">:</text:span></text:p>
      <text:p text:style-name="Code">yum clean metadata</text:p>
      <text:p text:style-name="Code"><text:soft-page-break/>yum install xCAT</text:p>
      <text:p text:style-name="Text_20_body"/>
      <text:p text:style-name="P314"><text:span text:style-name="T3">[</text:span>SLES<text:span text:style-name="T3">]</text:span>:</text:p>
      <text:p text:style-name="Code">zypper install xCAT</text:p>
      <text:p text:style-name="Code"/>
      <text:h text:style-name="Heading_20_2" text:outline-level="2"><text:s/>Install/Update <text:s/>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text:soft-page-break/>xCAT-2.4-snap201005031505.x86_64</text:p>
      <text:p text:style-name="Standard">xCAT-nbroot-core-x86_64-2.2-snap200904010841.noarch</text:p>
      <text:p text:style-name="Standard">xCAT-server-2.4-snap201005031505.noarch</text:p>
      <text:p text:style-name="Heading_20_3"/>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p text:style-name="Heading_20_3"><text:s text:c="2"/>Test xCAT Installation</text:p>
      <text:p text:style-name="Standard">Add command to the path:</text:p>
      <text:p text:style-name="P280"><text:span text:style-name="T10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482"><text:span text:style-name="T5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82">If the management node has access to the internet, the yum<text:span text:style-name="T3">/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text:soft-page-break/></text:p>
      <text:p text:style-name="Code">yum update </text:p>
      <text:p text:style-name="Code"/>
      <text:p text:style-name="P314"><text:span text:style-name="T3">[</text:span>SLES<text:span text:style-name="T3">]</text:span>:</text:p>
      <text:p text:style-name="P320">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zypper refresh</text:p>
      <text:p text:style-name="Code">zypper update</text:p>
      <text:p text:style-name="Text_20_body"/>
      <text:p text:style-name="P223">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130" text:outline-level="2" text:is-list-header="true" text:restart-numbering="true" text:start-value="1"><text:change text:change-id="ct151364776"/><text:change text:change-id="ct151364672"/><text:change text:change-id="ct151364528"/><text:change text:change-id="ct151364384"/><text:change text:change-id="ct151364280"/><text:change text:change-id="ct151364176"/></text:h>
            </text:list-header>
          </text:list>
        </text:list-item>
      </text:list>
      <text:h text:style-name="P264" text:outline-level="1">Deploying and Maintaining Cluster Nodes <text:change-start text:change-id="ct149027968"/></text:h>
      <text:p text:style-name="P325">Note: <text:change-end text:change-id="ct149027968"/><text:change-start text:change-id="ct149028072"/><text:span text:style-name="T3">In </text:span><text:change-end text:change-id="ct149028072"/><text:change-start text:change-id="ct149028176"/>xCAT 2.3 <text:span text:style-name="T3">and be</text:span><text:span text:style-name="T3">yond</text:span>, the node deployment progress can be monitored and <text:change-end text:change-id="ct149028176"/><text:change-start text:change-id="ct149028280"/>reinitiated if necessary, see rnetboot and rpower manpages for more details.<text:change-end text:change-id="ct149028280"/></text:p>
      <text:h text:style-name="P98"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30">.</text:span></text:p>
      <text:h text:style-name="Heading_20_1" text:outline-level="1"><text:soft-page-break/>AIX Nodes<text:change-start text:change-id="ct149028384"/></text:h>
      <text:p text:style-name="Standard"/>
      <text:p text:style-name="Standard">XCAT supports the deployment of AIX<text:change-end text:change-id="ct149028384"/><text:change-start text:change-id="ct149028520"/> nodes<text:change-end text:change-id="ct149028520"/><text:change-start text:change-id="ct132574440"/>. <text:s/>This includes the standard “rte” type installation, the cloning of nodes using mksysb images and the booting of diskless nodes. <text:s/>XCAT uses the base AIX support called NIM (Network Installation Management). <text:change-end text:change-id="ct132574440"/><text:change text:change-id="ct132574648"/><text:change text:change-id="ct132574544"/></text:p>
      <text:h text:style-name="Heading_20_2" text:outline-level="2"><text:change-start text:change-id="ct148718520"/>Installing AIX standalone nodes (using standard NIM rte method)</text:h>
      <text:p text:style-name="P207"><text:change-end text:change-id="ct148718520"/><text:a xlink:type="simple" xlink:href="http://xcat.svn.sourceforge.net/viewvc/xcat/xcat-core/trunk/xCAT-client/share/doc/xCAT2onAIXinstall.pdf"><text:span text:style-name="T17">http://xcat.svn.sourceforge.net/viewvc/xcat/xcat-core/trunk/xCAT-client/share/doc/xCAT2onAIXinstall.pdf</text:span></text:a><text:change-start text:change-id="ct148830624"/></text:p>
      <text:h text:style-name="Heading_20_2" text:outline-level="2">Booting AIX diskless nodes</text:h>
      <text:p text:style-name="P317"><text:change-end text:change-id="ct148830624"/><text:a xlink:type="simple" xlink:href="http://xcat.svn.sourceforge.net/viewvc/xcat/xcat-core/trunk/xCAT-client/share/doc/xCAT2onAIXDiskless.pdf"><text:span text:style-name="T17">http://xcat.svn.sourceforge.net/viewvc/xcat/xcat-core/trunk/xCAT-client/share/doc/xCAT2onAIXDiskless.pdf</text:span></text:a><text:change-start text:change-id="ct149435056"/></text:p>
      <text:h text:style-name="Heading_20_2" text:outline-level="2">Cloning AIX nodes (using an AIX mksysb image)</text:h>
      <text:p text:style-name="P227"><text:change-end text:change-id="ct149435056"/><text:a xlink:type="simple" xlink:href="http://xcat.svn.sourceforge.net/viewvc/xcat/xcat-core/trunk/xCAT-client/share/doc/xCAT2onAIXmksysb.pdf">http://xcat.svn.sourceforge.net/viewvc/xcat/xcat-core/trunk/xCAT-client/share/doc/xCAT2onAIXmksysb.pdf</text:a><text:change-start text:change-id="ct148718416"/></text:p>
      <text:h text:style-name="Heading_20_2" text:outline-level="2"><text:change-end text:change-id="ct148718416"/>AIX on JS blade installation</text:h>
      <text:p text:style-name="P176"/>
      <text:p text:style-name="P315"><text:span text:style-name="T136">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6">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49435376"/></text:p>
      <text:p text:style-name="P152"/>
      <text:h text:style-name="Heading_20_2" text:outline-level="2">Updating AIX cluster nodes<text:change-end text:change-id="ct149435376"/></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48582984"/></text:p>
      <text:p text:style-name="Standard"/>
      <text:p text:style-name="P326"><text:change-end text:change-id="ct148582984"/></text:p>
      <text:h text:style-name="P26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text:soft-page-break/></text:p>
      <text:p text:style-name="Standard">The xCAT wiki section on <text:a xlink:type="simple" xlink:href="http://sourceforge.net/apps/mediawiki/xcat/index.php?title=Node_Discovery">Node Discovery</text:a> contains information on the setup required to use the Discovery function. <text:change-start text:change-id="ct148583296"/></text:p>
      <text:p text:style-name="Standard"/>
      <text:h text:style-name="P135" text:outline-level="1" text:is-list-header="true"><text:change-end text:change-id="ct148583296"/><text:change text:change-id="ct149435272"/></text:h>
      <text:h text:style-name="P26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32574784"/><text:change-start text:change-id="ct148438856"/>Setting up a hierarchical cluster <text:change-end text:change-id="ct148438856"/></text:h>
      <text:p text:style-name="Standard"><text:change text:change-id="ct150538928"/><text:change text:change-id="ct150539032"/><text:change text:change-id="ct150539200"/><text:change text:change-id="ct150539304"/><text:change-start text:change-id="ct148718312"/><text:a xlink:type="simple" xlink:href="http://xcat.svn.sourceforge.net/svnroot/xcat/xcat-core/trunk/xCAT-client/share/doc/xCAT2advanced.pdf"/></text:p>
      <text:p text:style-name="Body_20_Text_20_First_20_Indent">For information about adding hierarchy to your xCAT cluster, <text:s/>read <text:change-end text:change-id="ct148718312"/><text:a xlink:type="simple" xlink:href="http://xcat.svn.sourceforge.net/viewvc/xcat/xcat-core/trunk/xCAT-client/share/doc/xCAT2SetupHierarchy.pdf">xCAT2SetupHierarchy</text:a><text:change-start text:change-id="ct148718208"/>. <text:change-end text:change-id="ct148718208"/><text:change-start text:change-id="ct151206024"/></text:p>
      <text:h text:style-name="Heading_20_1" text:outline-level="1">Setting up alternate databases<text:change-end text:change-id="ct151206024"/><text:change-start text:change-id="ct151995616"/></text:h>
      <text:h text:style-name="P327" text:outline-level="2" text:is-list-header="true"><text:change-end text:change-id="ct151995616"/><text:change-start text:change-id="ct148705776"/></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8"><text:s/>Instructions for setting up a PostgreSQL database on Linux, are found in the </text:span><text:change-end text:change-id="ct148705776"/><text:a xlink:type="simple" xlink:href="http://xcat.svn.sourceforge.net/viewvc/xcat/xcat-core/trunk/xCAT-client/share/doc/xCAT2SetupPostgresql.pdf"><text:span text:style-name="T18">xCAT2 Setup Posgresql documentation. </text:span></text:a><text:change-start text:change-id="ct132571680"/></text:p>
      <text:h text:style-name="Heading_20_2" text:outline-level="2"><text:soft-page-break/>MySQL</text:h>
      <text:p text:style-name="P53">Instructions for setting up a MySQL data base for xCAT on AIX or Linux are found in the <text:s/><text:change-end text:change-id="ct132571680"/></text:p>
      <text:p text:style-name="Body_20_Text_20_First_20_Indent"><text:a xlink:type="simple" xlink:href="http://xcat.svn.sourceforge.net/viewvc/xcat/xcat-core/trunk/xCAT-client/share/doc/xCAT2.SetupMySQL.pdf"><text:span text:style-name="T18">xCAT2 MySQL setup </text:span></text:a><text:change-start text:change-id="ct151995512"/><text:s/>documentation. </text:p>
      <text:h text:style-name="Heading_20_2" text:outline-level="2">DB2 <text:change-end text:change-id="ct151995512"/></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32329336"/></text:p>
      <text:h text:style-name="P328" text:outline-level="1"><text:change-end text:change-id="ct132329336"/><text:change-start text:change-id="ct132329232"/><text:span text:style-name="T30">Synchronizing files from the M</text:span><text:change-end text:change-id="ct132329232"/><text:span text:style-name="T30">N</text:span><text:change-start text:change-id="ct148439168"/><text:span text:style-name="T30"> to </text:span><text:change-end text:change-id="ct148439168"/><text:change-start text:change-id="ct148389280"/><text:span text:style-name="T30">the nodes.</text:span></text:h>
      <text:p text:style-name="Text_20_body_20_indent"><text:span text:style-name="T30">In xCAT2.3 and later </text:span><text:change-end text:change-id="ct148389280"/><text:change-start text:change-id="ct148389144"/><text:span text:style-name="T30">support is provided to automatically sync file</text:span><text:change-end text:change-id="ct148389144"/><text:change-start text:change-id="ct148389008"/><text:span text:style-name="T30">Syncfiles How-To</text:span><text:change-end text:change-id="ct148389008"/><text:change-start text:change-id="ct151995408"/><text:span text:style-name="T30">s from the Management Node to the Service and compute nodes during and post installaion. <text:s text:c="2"/>The <text:s/></text:span><text:change-end text:change-id="ct151995408"/></text:p>
      <text:p text:style-name="Text_20_body_20_indent"><text:change text:change-id="ct151995304"/><text:change-start text:change-id="ct151995200"/><text:a xlink:type="simple" xlink:href="http://xcat.svn.sourceforge.net/viewvc/xcat/xcat-core/trunk/xCAT-client/share/doc/xCAT2SyncFilesHowTo.pdf"><text:span text:style-name="T30">Syncfiles How-To</text:span></text:a><text:change-end text:change-id="ct151995200"/><text:a xlink:type="simple" xlink:href="https://xcat.svn.sourceforge.net/svnroot/xcat/xcat-core/trunk/xCAT-client/share/doc/xCAT2SyncFilesHowTo.pdf"><text:span text:style-name="T30"> </text:span></text:a><text:change-start text:change-id="ct151995096"/><text:span text:style-name="T30">describes how to do this. <text:s text:c="2"/></text:span><text:change-end text:change-id="ct151995096"/></text:p>
      <text:h text:style-name="P265" text:outline-level="1">Monitoring </text:h>
      <text:p text:style-name="Body_20_Text_20_First_20_Indent"><text:span text:style-name="T84">There are two monitoring infrastructures <text:s/>in xCAT 2.0. The </text:span><text:span text:style-name="T131">xCAT Monitoring Plug-in Infrastructure </text:span><text:span text:style-name="T84">allows you to plug-in one or more third party </text:span>monitoring software such as Ganglia, RMC, SNMP etc. to monitor the xCAT cluster. The <text:span text:style-name="T131">xCAT Notification Infrastructure </text:span><text:span text:style-name="T84">allows you to watch for the changes in xCAT </text:span><text:span text:style-name="T132">database tables.</text:span></text:p>
      <text:p text:style-name="Body_20_Text_20_First_20_Indent"><text:span text:style-name="T132">How to enable and use the xCAT Monitoring infrastructure is documented in the </text:span><text:span text:style-name="T132"><text:s/></text:span><text:a xlink:type="simple" xlink:href="http://xcat.svn.sourceforge.net/viewvc/xcat/xcat-core/trunk/xCAT-client/share/doc/xCAT2-Monitoring.pdf"><text:span text:style-name="T132">xCAT 2.0 Monitoring How-to</text:span></text:a> .<text:change-start text:change-id="ct150545936"/></text:p>
      <text:p text:style-name="Body_20_Text_20_First_20_Indent"/>
      <text:h text:style-name="Heading_20_1" text:outline-level="1" text:is-list-header="true"><text:change-end text:change-id="ct150545936"/></text:h>
      <text:h text:style-name="P267" text:outline-level="1">xCAT imaging </text:h>
      <text:p text:style-name="P143"><text:span text:style-name="T133"><text:s/>Steps for <text:s/>imaging with xCAT are documented in </text:span><text:a xlink:type="simple" xlink:href="http://sourceforge.net/apps/mediawiki/xcat/index.php?title=Partimage"><text:span text:style-name="T133">xCAT imaging with Partimage</text:span></text:a><text:span text:style-name="T133">.</text:span></text:p>
      <text:h text:style-name="P267" text:outline-level="1">xCAT Statelite</text:h>
      <text:p text:style-name="Body_20_Text_20_First_20_Indent"><text:span text:style-name="T132">Information on setting up a Linux Cluster with </text:span><text:s/>NFS root diskless nodes is contained in the <text:a xlink:type="simple" xlink:href="http://xcat.svn.sourceforge.net/viewvc/xcat/xcat-core/trunk/xCAT-client/share/doc/xCAT-Statelite.pdf">xCAT Statelite Cookbook.</text:a></text:p>
      <text:h text:style-name="P267" text:outline-level="1">xCAT IB Support</text:h>
      <text:p text:style-name="Text_20_body_20_indent"><text:span text:style-name="T133">The </text:span><text:a xlink:type="simple" xlink:href="http://xcat.svn.sourceforge.net/viewvc/xcat/xcat-core/trunk/xCAT-client/share/doc/xCAT2IBsupport.pdf"><text:span text:style-name="T133">xCAT IB support document</text:span></text:a><text:span text:style-name="T133"> will explain how to configure xCAT for infiniband.</text:span><text:change-start text:change-id="ct148411224"/></text:p>
      <text:p text:style-name="P312"><text:change-end text:change-id="ct148411224"/><text:change-start text:change-id="ct148411120"/></text:p>
      <text:h text:style-name="P285" text:outline-level="1"><text:change-end text:change-id="ct148411120"/><text:change-start text:change-id="ct150564024"/>SystemP <text:span text:style-name="T3">hardware </text:span>discovery <text:span text:style-name="T3">a</text:span>nd <text:span text:style-name="T3">HMC connection</text:span></text:h>
      <text:p text:style-name="P277">How to perform system P hardware automation discovery and setup HMC connection are documented in <text:change-end text:change-id="ct150564024"/><text:a xlink:type="simple" xlink:href="http://xcat.svn.sourceforge.net/viewvc/xcat/xcat-core/trunk/xCAT-client/share/doc/xCAT2pHWManagement.pdf">System p Hardware Management</text:a><text:change-start text:change-id="ct131714144"/>.</text:p>
      <text:p text:style-name="P276"><text:change-end text:change-id="ct131714144"/></text:p>
      <text:h text:style-name="Heading_20_1" text:outline-level="1"><text:soft-page-break/>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3">Boot Targets and Customized Installation methods.</text:span></text:a></text:p>
      <text:h text:style-name="P265"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8"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50546184"/>xCAT How-To(s)<text:change-end text:change-id="ct150546184"/></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49889296"/><text:s/><text:change-end text:change-id="ct149889296"/>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35006024"/><text:s/><text:change-end text:change-id="ct135006024"/>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48410912"/><text:change text:change-id="ct148411016"/><text:change text:change-id="ct135034184"/><text:change text:change-id="ct150564344"/><text:change text:change-id="ct135006272"/></text:p>
      <text:h text:style-name="Heading_20_2" text:outline-level="2"><text:change text:change-id="ct148410808"/><text:change-start text:change-id="ct148410704"/><text:s/>Stateless GPFS<text:change-end text:change-id="ct148410704"/></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88294888"/><text:s/><text:change-end text:change-id="ct88294888"/>Maui</text:h>
      <text:p text:style-name="Body_20_Text_20_First_20_Indent">Installing and setting up <text:s/>MAUI <text:s/>for xCAT is documented in the <text:a xlink:type="simple" xlink:href="http://sourceforge.net/apps/mediawiki/xcat/index.php?title=Maui">xCAT How-to for MAUI.</text:a><text:change-start text:change-id="ct88294784"/></text:p>
      <text:h text:style-name="Heading_20_2" text:outline-level="2"><text:a xlink:type="simple" xlink:href="https://xcat.wiki.sourceforge.net/Maui"><text:s/>Moab</text:a></text:h>
      <text:p text:style-name="Body_20_Text_20_First_20_Indent"><text:change-end text:change-id="ct88294784"/><text:change-start text:change-id="ct88294680"/>Installing and setting up <text:s/>Moab <text:s/>for xCAT is documented in the <text:change-end text:change-id="ct88294680"/><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text:soft-page-break/>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88294576"/><text:s/><text:change-end text:change-id="ct88294576"/>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7">XCAT Developer Guide </text:span></text:h>
      <text:p text:style-name="P143"><text:change text:change-id="ct88294472"/><text:change-start text:change-id="ct135006440"/>If you would like to develop code for the xCAT project, <text:s/>read the <text:change-end text:change-id="ct135006440"/><text:a xlink:type="simple" xlink:href="http://xcat.svn.sourceforge.net/viewvc/xcat/xcat-core/trunk/xCAT-client/share/doc/xCAT2DevGuide.pdf">Developer's Guide</text:a><text:change-start text:change-id="ct148857184"/> for information on the process.<text:change-end text:change-id="ct148857184"/> </text:p>
      <text:h text:style-name="Heading_20_1" text:outline-level="1"><text:s/><text:span text:style-name="T127">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7">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4">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49202552"/></text:p>
        </text:list-item>
      </text:list>
      <text:p text:style-name="Text_20_body"><text:change-end text:change-id="ct149202552"/><text:change-start text:change-id="ct149202448"/></text:p>
      <text:h text:style-name="P269" text:outline-level="1">Appendix A: <text:s/>xCAT Commands<text:change-end text:change-id="ct149202448"/><text:change-start text:change-id="ct145272344"/> and Database Tables<text:change-end text:change-id="ct145272344"/></text:h>
      <text:list text:style-name="L21">
        <text:list-header>
          <text:p text:style-name="P144"><text:change text:change-id="ct145598344"/><text:change-start text:change-id="ct145598240"/></text:p>
        </text:list-header>
      </text:list>
      <text:p text:style-name="Body_20_Text_20_First_20_Indent">Note: some of these commands run on Linux and AIX, some are targeted only for AIX or Linux. </text:p>
      <text:p text:style-name="Heading_20_3"/>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soft-page-break/><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text:change-end text:change-id="ct145598240"/>d<text:change-start text:change-id="ct145598136"/>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change-end text:change-id="ct145598136"/><text:a xlink:type="simple" xlink:href="http://xcat.sourceforge.net/man1/tabgrep.1.html">tabgrep</text:a><text:change-start text:change-id="ct151994992"/> - list table names in which an entry for the given node appears. <text:change-end text:change-id="ct151994992"/></text:p>
        </text:list-item>
        <text:list-item>
          <text:p text:style-name="P16"><text:a xlink:type="simple" xlink:href="http://xcat.sourceforge.net/man8/tabprune.8.html">tabprune</text:a> – delete records from the eventlog and auditlog tables (2.4 or later). <text:change-start text:change-id="ct148685800"/></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p text:style-name="P14">Hardware Control </text:p>
      <text:list text:style-name="L29">
        <text:list-item>
          <text:p text:style-name="P505"><text:a xlink:type="simple" xlink:href="http://xcat.sourceforge.net/man1/getmacs.1.html">getmacs</text:a> - Collects node MAC address. </text:p>
        </text:list-item>
        <text:list-item>
          <text:p text:style-name="P505"><text:a xlink:type="simple" xlink:href="http://xcat.sourceforge.net/man1/lshwconn.1.html">lshwconn</text:a> – Display the connection status for FSP and BPA nodes (2.3)</text:p>
        </text:list-item>
        <text:list-item>
          <text:p text:style-name="P505"><text:a xlink:type="simple" xlink:href="http://xcat.sourceforge.net/man1/lsslp.1.html">lsslp</text:a> - Discovers selected networked services information within the same subnet. </text:p>
        </text:list-item>
        <text:list-item>
          <text:p text:style-name="P505"><text:a xlink:type="simple" xlink:href="http://xcat.sourceforge.net/man1/lsvm.1.html">lsvm </text:a>- Lists partition profile information for HMC- and IVM-managed nodes. </text:p>
        </text:list-item>
        <text:list-item>
          <text:p text:style-name="P505"><text:a xlink:type="simple" xlink:href="http://xcat.sourceforge.net/man1/mkhwconn.1.html">mkhwconn</text:a> - <text:s/>Sets up <text:s/>connections for FSP and BPA nodes to HMC nodes (2.3). <text:s text:c="2"/></text:p>
        </text:list-item>
        <text:list-item>
          <text:p text:style-name="P505"><text:a xlink:type="simple" xlink:href="http://xcat.sourceforge.net/man1/nodestat.1.html">nodestat </text:a>- display the running status of a noderange </text:p>
        </text:list-item>
      </text:list>
      <text:list text:style-name="L30">
        <text:list-item>
          <text:p text:style-name="P511"><text:a xlink:type="simple" xlink:href="http://xcat.sourceforge.net/man1/rbeacon.1.html">rbeacon </text:a>- Turns beacon on/off/blink or gives status of a node or noderange. </text:p>
        </text:list-item>
        <text:list-item>
          <text:p text:style-name="P511"><text:a xlink:type="simple" xlink:href="http://xcat.sourceforge.net/man1/rcons.1.html">rcons </text:a>- <text:s/>remotely accesses the serial console of a node.</text:p>
        </text:list-item>
        <text:list-item>
          <text:p text:style-name="P511"><text:span text:style-name="T129">renergy</text:span> – remote energy management tools (2.3)</text:p>
        </text:list-item>
        <text:list-item>
          <text:p text:style-name="P511"><text:a xlink:type="simple" xlink:href="http://xcat.sourceforge.net/man1/replaycons.1.html">replaycons</text:a> - replay the console output for a node </text:p>
        </text:list-item>
        <text:list-item>
          <text:p text:style-name="P511"><text:a xlink:type="simple" xlink:href="http://xcat.sourceforge.net/man1/reventlog.1.html">reventlog</text:a> - retrieve or clear remote hardware event logs </text:p>
        </text:list-item>
        <text:list-item>
          <text:p text:style-name="P511"><text:a xlink:type="simple" xlink:href="http://xcat.sourceforge.net/man1/rflash.1.html">rflash </text:a>- Performs Licensed Internal Code (LIC) update support for HMC-attached P5/P6</text:p>
        </text:list-item>
        <text:list-item>
          <text:p text:style-name="P511"><text:a xlink:type="simple" xlink:href="http://xcat.sourceforge.net/man1/rmhwconn.1.html">rmhwconn </text:a>– Remove the connections from the FSP and BPA nodes to the HMC nodes (2.3).</text:p>
        </text:list-item>
        <text:list-item>
          <text:p text:style-name="P511"><text:a xlink:type="simple" xlink:href="http://xcat.sourceforge.net/man1/rmigrate.1.html">rmigrate</text:a> - Execute migration of a guest VM between hosts/hypervisors .</text:p>
        </text:list-item>
        <text:list-item>
          <text:p text:style-name="P511"><text:a xlink:type="simple" xlink:href="http://xcat.sourceforge.net/man1/rmvm.1.html">rmvm</text:a> - Removes HMC- and IVM-managed partitions. </text:p>
        </text:list-item>
      </text:list>
      <text:list text:style-name="L31">
        <text:list-item>
          <text:p text:style-name="P520"><text:a xlink:type="simple" xlink:href="http://xcat.sourceforge.net/man1/rnetboot.1.html">rnetboot</text:a> - Cause the range of nodes to boot to network. </text:p>
        </text:list-item>
      </text:list>
      <text:list text:style-name="L32">
        <text:list-item>
          <text:p text:style-name="P521"><text:a xlink:type="simple" xlink:href="http://xcat.sourceforge.net/man1/rpower.1.html">rpower </text:a>- remote power control of nodes </text:p>
        </text:list-item>
        <text:list-item>
          <text:p text:style-name="P521"><text:a xlink:type="simple" xlink:href="http://xcat.sourceforge.net/man1/rscan.1.html">rscan</text:a> - Collects node information from one or more hardware control points. </text:p>
        </text:list-item>
        <text:list-item>
          <text:p text:style-name="P521"><text:a xlink:type="simple" xlink:href="http://xcat.sourceforge.net/man1/rsetboot.1.html">rsetboot</text:a> - Sets the boot device to be used for BMC-based servers for the next boot only. </text:p>
        </text:list-item>
        <text:list-item>
          <text:p text:style-name="P521"><text:a xlink:type="simple" xlink:href="http://xcat.sourceforge.net/man1/rspconfig.1.html">rspconfig</text:a> - configures various settings in the nodes' service processors. </text:p>
        </text:list-item>
        <text:list-item>
          <text:p text:style-name="P521"><text:a xlink:type="simple" xlink:href="http://xcat.sourceforge.net/man1/rspreset.1.html">rspreset</text:a> - resets the service processors associated with the specified nodes </text:p>
        </text:list-item>
        <text:list-item>
          <text:p text:style-name="P521"><text:a xlink:type="simple" xlink:href="http://xcat.sourceforge.net/man1/switchblade.1.html">switchblade</text:a> - reassign the BladeCenter media tray and/or KVM to the specified blade </text:p>
        </text:list-item>
        <text:list-item>
          <text:p text:style-name="P521"><text:a xlink:type="simple" xlink:href="http://xcat.sourceforge.net/man1/wcons.1.html">wcons</text:a> – windowed remote console</text:p>
        </text:list-item>
        <text:list-item>
          <text:p text:style-name="P521"><text:a xlink:type="simple" xlink:href="http://xcat.sourceforge.net/man1/wkill.1.html">wkill </text:a>– kill windowed remote consoles</text:p>
        </text:list-item>
      </text:list>
      <text:p text:style-name="P131">Monitoring </text:p>
      <text:list text:style-name="L33">
        <text:list-item>
          <text:p text:style-name="P529"><text:a xlink:type="simple" xlink:href="http://xcat.sourceforge.net/man1/monadd.1.html">monadd</text:a> - Registers a monitoring plug-in to the xCAT cluster. </text:p>
        </text:list-item>
        <text:list-item>
          <text:p text:style-name="P529"><text:a xlink:type="simple" xlink:href="http://xcat.sourceforge.net/man1/moncfg.1.html">moncfg</text:a> - Configures a 3rd party monitoring software to monitor the xCAT cluster. </text:p>
        </text:list-item>
        <text:list-item>
          <text:p text:style-name="P529"><text:a xlink:type="simple" xlink:href="http://xcat.sourceforge.net/man1/mondecfg.1.html">mondecfg</text:a> - Deconfigures a 3rd party monitoring software from monitoring the xCAT cluster. </text:p>
        </text:list-item>
        <text:list-item>
          <text:p text:style-name="P529"><text:a xlink:type="simple" xlink:href="http://xcat.sourceforge.net/man1/monls.1.html">monls </text:a>- Lists monitoring plug-in modules that can be used to monitor the xCAT cluster. </text:p>
        </text:list-item>
        <text:list-item>
          <text:p text:style-name="P529"><text:a xlink:type="simple" xlink:href="http://xcat.sourceforge.net/man1/monrm.1.html">monrm</text:a> - Unregisters a monitoring plug-in module from the xCAT cluster. </text:p>
        </text:list-item>
        <text:list-item>
          <text:p text:style-name="P529"><text:a xlink:type="simple" xlink:href="http://xcat.sourceforge.net/man1/monstart.1.html">monstart</text:a> - Starts a plug-in module to monitor the xCAT cluster. </text:p>
        </text:list-item>
        <text:list-item>
          <text:p text:style-name="P529"><text:a xlink:type="simple" xlink:href="http://xcat.sourceforge.net/man1/monstop.1.html">monstop</text:a> - Stops a monitoring plug-in module to monitor the xCAT cluster. </text:p>
        </text:list-item>
      </text:list>
      <text:list text:style-name="L34">
        <text:list-item>
          <text:p text:style-name="P536"><text:soft-page-break/><text:a xlink:type="simple" xlink:href="http://xcat.sourceforge.net/man1/regnotif.1.html">regnotif </text:a>- Registers a Perl module or a command that will get called when changes occur in the desired xCAT database tables. </text:p>
        </text:list-item>
        <text:list-item>
          <text:p text:style-name="P536"><text:a xlink:type="simple" xlink:href="http://xcat.sourceforge.net/man1/unregnotif.1.html">unregnotif </text:a>- unregister a Perl module or a command that was watching for the changes of the desired xCAT database tables. </text:p>
        </text:list-item>
      </text:list>
      <text:p text:style-name="P14">Inventory</text:p>
      <text:list text:style-name="L35">
        <text:list-item>
          <text:p text:style-name="P538"><text:a xlink:type="simple" xlink:href="http://xcat.sourceforge.net/man1/rinv.1.html">rinv </text:a>- remote hardware inventory.</text:p>
        </text:list-item>
        <text:list-item>
          <text:p text:style-name="P538"><text:a xlink:type="simple" xlink:href="http://xcat.sourceforge.net/man1/rvitals.1.html">rvitals</text:a> – retrieves remote hardware vitals information.</text:p>
        </text:list-item>
        <text:list-item>
          <text:p text:style-name="P538"><text:a xlink:type="simple" xlink:href="http://xcat.sourceforge.net/man1/sinv.1.html">sinv </text:a>- Checks the software configuration of the nodes in the cluster. </text:p>
        </text:list-item>
      </text:list>
      <text:p text:style-name="P14">Parallel Commands</text:p>
      <text:list text:style-name="L36">
        <text:list-item>
          <text:p text:style-name="P541"><text:a xlink:type="simple" xlink:href="http://xcat.sourceforge.net/man1/pcons.1.html">pcons</text:a> <text:s/>- runs a command on the noderange using the out-of-band console.</text:p>
        </text:list-item>
        <text:list-item>
          <text:p text:style-name="P541"><text:a xlink:type="simple" xlink:href="http://xcat.sourceforge.net/man1/pping.1.html">pping</text:a> <text:s/>- parallel ping.</text:p>
        </text:list-item>
        <text:list-item>
          <text:p text:style-name="P541"><text:a xlink:type="simple" xlink:href="http://xcat.sourceforge.net/man1/ppping.1.html">ppping</text:a> – parallel ping between nodes in a cluster. </text:p>
        </text:list-item>
        <text:list-item>
          <text:p text:style-name="P541"><text:a xlink:type="simple" xlink:href="http://xcat.sourceforge.net/man1/prsync.1.html">prsync</text:a> – parallel rsync</text:p>
        </text:list-item>
        <text:list-item>
          <text:p text:style-name="P541"><text:a xlink:type="simple" xlink:href="http://xcat.sourceforge.net/man1/pscp.1.html">pscp</text:a> – parallel remote copy ( supports scp and not hierarchy)</text:p>
        </text:list-item>
        <text:list-item>
          <text:p text:style-name="P541"><text:a xlink:type="simple" xlink:href="http://xcat.sourceforge.net/man1/psh.1.html">psh</text:a> – parallel remote shell ( supports <text:s/>ssh and not hierarchy)</text:p>
        </text:list-item>
        <text:list-item>
          <text:p text:style-name="P541"><text:a xlink:type="simple" xlink:href="http://xcat.sourceforge.net/man1/xdcp.1.html">xdcp</text:a> – concurrently copies files too and from multiple nodes. ( scp/rcp and hierarchy)</text:p>
        </text:list-item>
        <text:list-item>
          <text:p text:style-name="P541"><text:a xlink:type="simple" xlink:href="http://xcat.sourceforge.net/man1/xdsh.1.html">xdsh </text:a>– concurrently runs commands on multiple nodes. ( supports ssh/rsh and hierarchy)</text:p>
        </text:list-item>
        <text:list-item>
          <text:p text:style-name="P541"><text:a xlink:type="simple" xlink:href="http://xcat.sourceforge.net/man1/xdshbak.1.html">xdshbak</text:a>- formats the output of the xdsh command. </text:p>
        </text:list-item>
      </text:list>
      <text:list text:style-name="L37">
        <text:list-item>
          <text:p text:style-name="P550"><text:a xlink:type="simple" xlink:href="http://xcat.sourceforge.net/man1/xcoll.1.html">xcoll</text:a> – Formats command output of the psh, xdsh, rinv command</text:p>
        </text:list-item>
      </text:list>
      <text:p text:style-name="Standard"/>
      <text:p text:style-name="P14">Deployment</text:p>
      <text:list text:style-name="L38">
        <text:list-item>
          <text:p text:style-name="P551"><text:a xlink:type="simple" xlink:href="http://xcat.sourceforge.net/man8/copycds-cdrom.8.html">copycds-cdrom</text:a> - client side wrapper for copycds supporting physical drives. </text:p>
        </text:list-item>
        <text:list-item>
          <text:p text:style-name="P551"><text:a xlink:type="simple" xlink:href="http://xcat.sourceforge.net/man8/copycds.8.html">copycds </text:a>- Copies Linux distributions and service levels from CDs to install directory. </text:p>
        </text:list-item>
      </text:list>
      <text:list text:style-name="L39">
        <text:list-item>
          <text:p text:style-name="P553"><text:a xlink:type="simple" xlink:href="http://xcat.sourceforge.net/man1/genimage.1.html">genimage</text:a> - Generates a stateless image to be used for a diskless install. </text:p>
        </text:list-item>
        <text:list-item>
          <text:p text:style-name="P553"><text:change-end text:change-id="ct148685800"/><text:a xlink:type="simple" xlink:href="http://xcat.sourceforge.net/man1/geninitrd.1.html">geninitrd</text:a><text:change-start text:change-id="ct131162360"/> - Regenerates the initrd for a stateless image to be used for a diskless install. <text:change-end text:change-id="ct131162360"/></text:p>
        </text:list-item>
        <text:list-item>
          <text:p text:style-name="P553"><text:a xlink:type="simple" xlink:href="http://xcat.sourceforge.net/man1/liteimg.1.html">liteimg</text:a> - <text:s text:c="2"/>Modify statelite image</text:p>
        </text:list-item>
        <text:list-item>
          <text:p text:style-name="P553"><text:change-start text:change-id="ct151123288"/><text:a xlink:type="simple" xlink:href="http://xcat.sourceforge.net/man1/mkdsklsnode.1.html">mkdsklsnode</text:a> - <text:s/>xCAT command to define and initialize AIX/NIM diskless machines. </text:p>
        </text:list-item>
        <text:list-item>
          <text:p text:style-name="P553"><text:a xlink:type="simple" xlink:href="http://xcat.sourceforge.net/man1/mknimimage.1.html">mknimimage</text:a> - xCAT command to create AIX image definitions. </text:p>
        </text:list-item>
        <text:list-item>
          <text:p text:style-name="P553"><text:a xlink:type="simple" xlink:href="http://xcat.sourceforge.net/man8/mknb.8.html">mknb</text:a> - creates a network boot root image for node discovery and flashing </text:p>
        </text:list-item>
        <text:list-item>
          <text:p text:style-name="P553"><text:a xlink:type="simple" xlink:href="http://xcat.sourceforge.net/man1/nimnodecust.1.html">nimnodecust </text:a>- xCAT command to customize AIX/NIM standalone machines. </text:p>
        </text:list-item>
        <text:list-item>
          <text:p text:style-name="P553"><text:a xlink:type="simple" xlink:href="http://xcat.sourceforge.net/man1/nimnodeset.1.html">nimnodeset </text:a>- xCAT command to initialize AIX/NIM standalone machines. </text:p>
        </text:list-item>
        <text:list-item>
          <text:p text:style-name="P553"><text:a xlink:type="simple" xlink:href="http://xcat.sourceforge.net/man8/nodeset.8.html">nodeset </text:a>- set the boot state for a noderange </text:p>
        </text:list-item>
      </text:list>
      <text:list text:style-name="L40">
        <text:list-item>
          <text:p text:style-name="P562"><text:a xlink:type="simple" xlink:href="http://xcat.sourceforge.net/man1/packimage.1.html">packimage</text:a> - Packs the stateless image from the chroot file system. </text:p>
        </text:list-item>
        <text:list-item>
          <text:p text:style-name="P562"><text:a xlink:type="simple" xlink:href="http://xcat.sourceforge.net/man1/rbootseq.1.html">rbootseq</text:a> - Persistently sets the order of boot devices for BladeCenter blades. </text:p>
        </text:list-item>
        <text:list-item>
          <text:p text:style-name="P562"><text:a xlink:type="simple" xlink:href="http://xcat.sourceforge.net/man8/rinstall.8.html">rinstall</text:a> - Begin installation on a noderange </text:p>
        </text:list-item>
        <text:list-item>
          <text:p text:style-name="P562"><text:a xlink:type="simple" xlink:href="http://xcat.sourceforge.net/man1/rmdsklsnode.1.html">rmdsklsnode</text:a> - Use this xCAT command to remove AIX/NIM diskless machine definitions.</text:p>
        </text:list-item>
        <text:list-item>
          <text:p text:style-name="P562"><text:a xlink:type="simple" xlink:href="http://xcat.sourceforge.net/man1/rmnimimage.1.html">rmnimimage</text:a> - xCAT command to remove an xCAT osimage definition and the associated NIM resources. </text:p>
        </text:list-item>
        <text:list-item>
          <text:p text:style-name="P562"><text:a xlink:type="simple" xlink:href="http://xcat.sourceforge.net/man8/setupiscsidev.8.html">setupiscsidev</text:a> - creates a LUN for a node to boot up with, using iSCSI. </text:p>
        </text:list-item>
        <text:list-item>
          <text:p text:style-name="P562"><text:a xlink:type="simple" xlink:href="http://xcat.sourceforge.net/man1/updateSNimage.1.html">updateSNimage</text:a> – (No longer used) Adds the needed Service Node configuration files to the install image. </text:p>
        </text:list-item>
        <text:list-item>
          <text:p text:style-name="P562"><text:a xlink:type="simple" xlink:href="http://xcat.sourceforge.net/man1/updatenode.1.html">updatenode</text:a> - Reruns postsctipts or runs additional scripts on the nodes.</text:p>
        </text:list-item>
        <text:list-item>
          <text:p text:style-name="P562"><text:a xlink:type="simple" xlink:href="http://xcat.sourceforge.net/man8/winstall.8.html">winstall</text:a> - <text:s/>Begin installation on a noderange and display in wcons </text:p>
        </text:list-item>
        <text:list-item>
          <text:p text:style-name="P562"><text:soft-page-break/><text:a xlink:type="simple" xlink:href="http://xcat.sourceforge.net/man1/xcat2nim.1.html">xcat2nim</text:a> - Use this command to create and manage AIX NIM definitions based on xCAT object definitions. </text:p>
        </text:list-item>
      </text:list>
      <text:p text:style-name="P14">csm to xCAT migration tools</text:p>
      <text:p text:style-name="P45"/>
      <text:p text:style-name="P45"/>
      <text:list text:style-name="L41">
        <text:list-item>
          <text:p text:style-name="P572"><text:a xlink:type="simple" xlink:href="http://xcat.sourceforge.net/man1/csm2xcat.1.html">csm2xcat</text:a><text:span text:style-name="T7"> </text:span><text:span text:style-name="T8">-</text:span><text:span text:style-name="T7"> </text:span>Migrates a CSM database to a xCAT database. </text:p>
        </text:list-item>
        <text:list-item>
          <text:p text:style-name="P572"><text:a xlink:type="simple" xlink:href="http://xcat.sourceforge.net/man1/cfm2xcat.1.html">cfm2xcat</text:a> – (2.3+)Migrates a CSM cfmupdatenode set to the xdcp -F sync files setup in xCAT.</text:p>
        </text:list-item>
        <text:list-item>
          <text:p text:style-name="P572"><text:a xlink:type="simple" xlink:href="http://xcat.sourceforge.net/man1/groupfiles4dsh.1.html">groupfiles4dsh</text:a><text:span text:style-name="T7"> </text:span><text:span text:style-name="T8">- <text:s/>Creates a directory of nodegroup files to be used with AIX dsh. </text:span></text:p>
        </text:list-item>
      </text:list>
      <text:p text:style-name="P209"/>
      <text:p text:style-name="P252"><text:s/>Others</text:p>
      <text:p text:style-name="P209"/>
      <text:list text:style-name="L42">
        <text:list-item>
          <text:p text:style-name="P575"><text:a xlink:type="simple" xlink:href="http://xcat.sourceforge.net/man8/makedhcp.8.html">makedhcp</text:a> - Creates new dhcp configuration files and updates live dhcp configuration using omapi. <text:change-end text:change-id="ct151123288"/><text:s text:c="4"/><text:change-start text:change-id="ct151385432"/></text:p>
        </text:list-item>
        <text:list-item>
          <text:p text:style-name="P575"><text:a xlink:type="simple" xlink:href="http://xcat.sourceforge.net/man8/makedns.8.html">makedns</text:a> - sets up domain name services (DNS) from the entries in /etc/hosts. </text:p>
        </text:list-item>
        <text:list-item>
          <text:p text:style-name="P575"><text:a xlink:type="simple" xlink:href="http://xcat.sourceforge.net/man8/makehosts.8.html">makehosts</text:a> - sets up /etc/hosts from the xCAT hosts table.</text:p>
        </text:list-item>
        <text:list-item>
          <text:p text:style-name="P57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75"><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75"><text:a xlink:type="simple" xlink:href="http://xcat.sourceforge.net/man8/makenetworks.8.html">makenetworks</text:a> - populates the xCAT networks table, using network information from the local system </text:p>
        </text:list-item>
        <text:list-item>
          <text:p text:style-name="P575"><text:a xlink:type="simple" xlink:href="http://xcat.sourceforge.net/man8/mysqlsetup.8.html">mysqlsetup</text:a> <text:change-end text:change-id="ct151385432"/><text:change-start text:change-id="ct151385536"/>–<text:change-end text:change-id="ct151385536"/><text:change-start text:change-id="ct88180160"/> automatically setup of the MySQL database and xCAT to use MySql. </text:p>
        </text:list-item>
      </text:list>
      <text:list text:style-name="L43">
        <text:list-item>
          <text:p text:style-name="P582"><text:a xlink:type="simple" xlink:href="http://xcat.sourceforge.net/man3/noderange.3.html">noderange</text:a> – Supported syntax for compactly expressing a list of node names.</text:p>
        </text:list-item>
        <text:list-item>
          <text:p text:style-name="P582"><text:a xlink:type="simple" xlink:href="http://xcat.sourceforge.net/man1/pbstop.1.html">pbstop</text:a> - Monitors your cluster in a terminal window. </text:p>
        </text:list-item>
        <text:list-item>
          <text:p text:style-name="P582"><text:a xlink:type="simple" xlink:href="http://xcat.sourceforge.net/man8/xcatconfig.8.html">xcatconfig</text:a> – setups up MN during install. <text:s/>Can be used to reinitialize keys, credentials, site table after install. <text:change-end text:change-id="ct88180160"/></text:p>
        </text:list-item>
      </text:list>
      <text:list text:style-name="L44">
        <text:list-item text:start-value="1">
          <text:p text:style-name="P585"><text:a xlink:type="simple" xlink:href="http://xcat.sourceforge.net/man1/xcatstart.1.html">xcatstart</text:a> - Starts the xCAT daemon (xcatd) on AIX. </text:p>
        </text:list-item>
        <text:list-item>
          <text:p text:style-name="P585"><text:a xlink:type="simple" xlink:href="http://xcat.sourceforge.net/man1/xcatstop.1.html">xcatstop</text:a> - Stops the xCAT daemon (xcatd) on AIX. <text:change-start text:change-id="ct149260800"/></text:p>
        </text:list-item>
      </text:list>
      <text:list text:style-name="L42">
        <text:list-item text:start-value="1">
          <text:p text:style-name="P575"><text:change-end text:change-id="ct149260800"/><text:change text:change-id="ct149260904"/><text:a xlink:type="simple" xlink:href="http://xcat.sourceforge.net/man1/xcatstart.1.html"><text:span text:style-name="T3">restartxcatd</text:span></text:a><text:change-start text:change-id="ct149261296"/> - <text:change-end text:change-id="ct149261296"/><text:span text:style-name="T3">restart</text:span><text:change-start text:change-id="ct148374488"/> the xCAT daemon (xcatd) on AIX. <text:change-end text:change-id="ct148374488"/><text:span text:style-name="T3">(xCAT2.4)</text:span></text:p>
        </text:list-item>
        <text:list-item>
          <text:p text:style-name="P575"><text:a xlink:type="simple" xlink:href="http://xcat.sourceforge.net/man1/xcatchroot.1.html"><text:span text:style-name="T3">xcatchroot</text:span></text:a><text:span text:style-name="T3"> – AIX command (2.4+) to modify an xCAT diskless operating system image.</text:span><text:change-start text:change-id="ct148279352"/></text:p>
        </text:list-item>
      </text:list>
      <text:list text:style-name="L45">
        <text:list-item>
          <text:p text:style-name="P589"><text:a xlink:type="simple" xlink:href="http://xcat.sourceforge.net/man1/xCATWorld.1.html">xCATWorld</text:a> – Sample client program for xCAT. </text:p>
        </text:list-item>
      </text:list>
      <text:list text:style-name="L37">
        <text:list-item text:start-value="1">
          <text:p text:style-name="P550"><text:a xlink:type="simple" xlink:href="http://xcat.sourceforge.net/man1/xpbsnodes.1.html">xpbsnodes</text:a> - PBS pbsnodes front-end for a noderange. </text:p>
        </text:list-item>
      </text:list>
      <text:list text:style-name="L46">
        <text:list-item>
          <text:p text:style-name="P591"><text:change-end text:change-id="ct148279352"/><text:a xlink:type="simple" xlink:href="http://xcat.sourceforge.net/man1/xcat.1.html"><text:span text:style-name="T88">Summary of <text:s/>xCAT Commands</text:span></text:a><text:change-start text:change-id="ct149311096"/><text:span text:style-name="T127"> </text:span><text:change-end text:change-id="ct149311096"/><text:change-start text:change-id="ct145551144"/></text:p>
        </text:list-item>
      </text:list>
      <text:p text:style-name="P232"/>
      <text:p text:style-name="P232"/>
      <text:h text:style-name="Heading_20_1" text:outline-level="1"><text:span text:style-name="T134">Appendix B: <text:s/>xCAT node group support</text:span><text:change-end text:change-id="ct145551144"/><text:change-start text:change-id="ct149312248"/><text:span text:style-name="T134"> ( static and dynamic)</text:span><text:change-end text:change-id="ct149312248"/><text:change-start text:change-id="ct88550168"/></text:h>
      <text:p text:style-name="P232"/>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text:span><text:soft-page-break/><text:span text:style-name="T27">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722">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soft-page-break/><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text:change-end text:change-id="ct88550168"/>-d <text:change-start text:change-id="ct88550032"/>-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text:change-end text:change-id="ct88550032"/>-d <text:change-start text:change-id="ct88549896"/>-w mgt!=blade -w 'arch!~ppc'</text:p>
      <text:p text:style-name="P145"><text:change-end text:change-id="ct88549896"/><text:change text:change-id="ct88549760"/></text:p>
      <text:p text:style-name="Standard"/>
      <text:h text:style-name="Heading_20_2" text:outline-level="2" text:is-list-header="true"><text:change-start text:change-id="ct145530408"/><text:soft-page-break/></text:h>
      <text:h text:style-name="Heading_20_1" text:outline-level="1"><text:change-end text:change-id="ct145530408"/><text:change-start text:change-id="ct145530304"/><text:span text:style-name="T134">Appendix C: <text:s/>xCAT Database Tables</text:span><text:change-end text:change-id="ct145530304"/><text:change-start text:change-id="ct135053424"/><text:span text:style-name="T134">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9"><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oft-page-break/><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661"><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70" text:outline-level="1"><text:bookmark-start text:name="_Ref191868728"/><text:change-end text:change-id="ct135053424"/><text:span text:style-name="T134">A</text:span><text:bookmark-end text:name="_Ref191868728"/><text:span text:style-name="T134">ppendix D: Customizing Your Nodes by Creating Your Own Postscripts</text:span></text:h>
      <text:p text:style-name="P210"/>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7">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68">MASTER – the management node or service node that this node is booting from</text:p>
        </text:list-item>
        <text:list-item>
          <text:p text:style-name="P668">NODE – the hostname of this node</text:p>
        </text:list-item>
        <text:list-item>
          <text:p text:style-name="P668">OSVER, ARCH, PROFILE – this node's attributes from the nodetype table</text:p>
        </text:list-item>
        <text:list-item>
          <text:p text:style-name="P668">NODESETSTATE – the argument given to nodeset for this node</text:p>
        </text:list-item>
        <text:list-item>
          <text:p text:style-name="P668">NTYPE - “service” or “compute”</text:p>
        </text:list-item>
        <text:list-item>
          <text:p text:style-name="P668">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4" text:outline-level="2"><text:s/>Suggestions for writing postscripts</text:h>
      <text:list text:style-name="L48">
        <text:list-item>
          <text:p text:style-name="P674"><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675">If a postscript is specific for an os, <text:s/>name your postscript <text:s text:c="3"/>mypostscript.osname, e.g <text:s/>setupssh.aix.</text:p>
        </text:list-item>
        <text:list-item>
          <text:p text:style-name="P675">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04T12:42:37</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0" meta:paragraph-count="1129" meta:word-count="14590" meta:character-count="88981"/>
  </office:meta>
</office:document-meta>
</file>